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A0000001B590B9872.jpg" manifest:media-type="image/jpeg"/>
  <manifest:file-entry manifest:full-path="Pictures/10000000000000280000001BE0984C75.jpg" manifest:media-type="image/jpeg"/>
  <manifest:file-entry manifest:full-path="Pictures/10000000000000280000001CC2E310D3.jpg" manifest:media-type="image/jpeg"/>
  <manifest:file-entry manifest:full-path="Pictures/10000000000000270000001ACE1C6A4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andara" svg:font-family="Candara"/>
    <style:font-face style:name="Consolas" svg:font-family="Consola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29in" style:type="right"/>
        </style:tab-stops>
      </style:paragraph-properties>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35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66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35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02in" style:type="right"/>
        </style:tab-stops>
      </style:paragraph-properties>
    </style:style>
    <style:style style:name="P14"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3839in"/>
          <style:tab-stop style:position="1.078in" style:type="right"/>
          <style:tab-stop style:position="1.1772in"/>
        </style:tab-stops>
      </style:paragraph-properties>
    </style:style>
    <style:style style:name="P16"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7772in"/>
        </style:tab-stops>
      </style:paragraph-properties>
    </style:style>
    <style:style style:name="P18"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71in"/>
        </style:tab-stops>
      </style:paragraph-properties>
    </style:style>
    <style:style style:name="P2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page"/>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23"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24"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5"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26"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7"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139in" style:auto-text-indent="false" style:page-number="auto">
        <style:tab-stops>
          <style:tab-stop style:position="0.3839in"/>
          <style:tab-stop style:position="1.078in" style:type="right"/>
          <style:tab-stop style:position="1.1807in"/>
          <style:tab-stop style:position="1.9728in" style:type="right"/>
        </style:tab-stops>
      </style:paragraph-properties>
    </style:style>
    <style:style style:name="P3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tab-stops>
          <style:tab-stop style:position="0.3839in"/>
          <style:tab-stop style:position="1.078in" style:type="right"/>
          <style:tab-stop style:position="1.1744in"/>
          <style:tab-stop style:position="1.7929in" style:type="right"/>
        </style:tab-stops>
      </style:paragraph-properties>
    </style:style>
    <style:style style:name="P3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32"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34"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fo:break-after="page"/>
    </style:style>
    <style:style style:name="P35"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36"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37"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38"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39"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style:style>
    <style:style style:name="P40"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41"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tab-stops>
          <style:tab-stop style:position="0.3437in"/>
        </style:tab-stops>
      </style:paragraph-properties>
    </style:style>
    <style:style style:name="P42"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43"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44"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tab-stops>
          <style:tab-stop style:position="1.1902in"/>
        </style:tab-stops>
      </style:paragraph-properties>
    </style:style>
    <style:style style:name="P45"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46" style:family="paragraph" style:parent-style-name="Body_20_text_20__28_2_29_" style:master-page-name="">
      <style:paragraph-properties fo:margin-left="0.1945in" fo:margin-right="0in" fo:margin-top="0in" fo:margin-bottom="0in" loext:contextual-spacing="false" fo:text-align="justify" style:justify-single-word="false" fo:text-indent="0.0972in" style:auto-text-indent="false" style:page-number="auto"/>
    </style:style>
    <style:style style:name="P47" style:family="paragraph" style:parent-style-name="Body_20_text_20__28_2_29_" style:master-page-name="">
      <style:paragraph-properties fo:margin-left="0in" fo:margin-right="0.1945in" fo:margin-top="0in" fo:margin-bottom="0in" loext:contextual-spacing="false" fo:line-height="0.1299in" fo:text-align="justify" style:justify-single-word="false" fo:text-indent="0in" style:auto-text-indent="false" style:page-number="auto"/>
    </style:style>
    <style:style style:name="P48" style:family="paragraph" style:parent-style-name="Body_20_text_20__28_2_29_" style:master-page-name="">
      <style:paragraph-properties fo:margin-left="0in" fo:margin-right="0.1945in" fo:margin-top="0in" fo:margin-bottom="0in" loext:contextual-spacing="false" fo:line-height="0.1299in" fo:text-align="justify" style:justify-single-word="false" fo:text-indent="0in" style:auto-text-indent="false" style:page-number="auto">
        <style:tab-stops>
          <style:tab-stop style:position="0.3839in"/>
          <style:tab-stop style:position="1.078in" style:type="right"/>
          <style:tab-stop style:position="1.1807in"/>
          <style:tab-stop style:position="1.7929in" style:type="right"/>
        </style:tab-stops>
      </style:paragraph-properties>
    </style:style>
    <style:style style:name="P49"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50" style:family="paragraph" style:parent-style-name="Body_20_text_20__28_4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51" style:family="paragraph" style:parent-style-name="Body_20_text_20__28_4_29_" style:master-page-name="">
      <style:paragraph-properties fo:margin-left="0.3055in" fo:margin-right="0in" fo:margin-top="0in" fo:margin-bottom="0in" loext:contextual-spacing="false" fo:line-height="0.1098in" fo:text-align="start" style:justify-single-word="false" fo:text-indent="-0.111in" style:auto-text-indent="false" style:page-number="auto"/>
    </style:style>
    <style:style style:name="P52"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53" style:family="paragraph" style:parent-style-name="Body_20_text_20__28_2_29_" style:master-page-name="">
      <style:paragraph-properties fo:margin-left="0in" fo:margin-right="0.2083in" fo:margin-top="0in" fo:margin-bottom="0in" loext:contextual-spacing="false" fo:text-align="justify" style:justify-single-word="false" fo:text-indent="0in" style:auto-text-indent="false" style:page-number="auto"/>
    </style:style>
    <style:style style:name="P54"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55" style:family="paragraph" style:parent-style-name="Body_20_text_20__28_2_29_" style:master-page-name="">
      <style:paragraph-properties fo:margin-left="0in" fo:margin-right="0in" fo:margin-top="0in" fo:margin-bottom="0in" loext:contextual-spacing="false" fo:text-align="justify" style:justify-single-word="false" fo:text-indent="0.2362in" style:auto-text-indent="false" style:page-number="auto"/>
    </style:style>
    <style:style style:name="P56" style:family="paragraph" style:parent-style-name="Body_20_text_20__28_2_29_" style:master-page-name="">
      <style:paragraph-properties fo:margin-left="0.1807in" fo:margin-right="0in" fo:margin-top="0in" fo:margin-bottom="0in" loext:contextual-spacing="false" fo:text-align="start" style:justify-single-word="false" fo:text-indent="0.111in" style:auto-text-indent="false" style:page-number="auto"/>
    </style:style>
    <style:style style:name="P57" style:family="paragraph" style:parent-style-name="Heading_20__23_2" style:master-page-name="">
      <style:paragraph-properties fo:margin-left="0in" fo:margin-right="0in" fo:margin-top="0in" fo:margin-bottom="0in" loext:contextual-spacing="false" fo:text-align="start" style:justify-single-word="false" fo:keep-together="always" fo:text-indent="0in" style:auto-text-indent="false" style:page-number="auto" fo:keep-with-next="always"/>
    </style:style>
    <style:style style:name="P58" style:family="paragraph" style:parent-style-name="Body_20_text_20__28_5_29_" style:list-style-name="L32" style:master-page-name="">
      <style:paragraph-properties fo:margin-left="0.1945in" fo:margin-right="0in" fo:margin-top="0in" fo:margin-bottom="0in" loext:contextual-spacing="false" fo:text-indent="-0.1945in" style:auto-text-indent="false" style:page-number="auto">
        <style:tab-stops>
          <style:tab-stop style:position="0.0898in"/>
        </style:tab-stops>
      </style:paragraph-properties>
    </style:style>
    <style:style style:name="P59" style:family="paragraph" style:parent-style-name="Heading_20__23_1" style:master-page-name="PageStyle0">
      <style:paragraph-properties fo:margin-left="0in" fo:margin-right="0.0835in" fo:margin-top="0in" fo:margin-bottom="0in" loext:contextual-spacing="false" fo:line-height="0.1807in" fo:keep-together="always" fo:text-indent="0in" style:auto-text-indent="false" style:page-number="1" fo:keep-with-next="always"/>
    </style:style>
    <style:style style:name="P60"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3134in"/>
        </style:tab-stops>
      </style:paragraph-properties>
    </style:style>
    <style:style style:name="P61" style:family="paragraph" style:parent-style-name="Body_20_text_20__28_2_29_" style:list-style-name="L15"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835in"/>
        </style:tab-stops>
      </style:paragraph-properties>
    </style:style>
    <style:style style:name="P62" style:family="paragraph" style:parent-style-name="Body_20_text_20__28_2_29_" style:list-style-name="L3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63" style:family="paragraph" style:parent-style-name="Body_20_text_20__28_2_29_" style:list-style-name="L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08in"/>
        </style:tab-stops>
      </style:paragraph-properties>
    </style:style>
    <style:style style:name="P64"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56in"/>
        </style:tab-stops>
      </style:paragraph-properties>
    </style:style>
    <style:style style:name="P65" style:family="paragraph" style:parent-style-name="Body_20_text_20__28_2_29_" style:master-page-name="PageStyle1">
      <style:paragraph-properties fo:margin-left="0.1807in" fo:margin-right="0in" fo:margin-top="0in" fo:margin-bottom="0in" loext:contextual-spacing="false" fo:text-align="justify" style:justify-single-word="false" fo:text-indent="0in" style:auto-text-indent="false" style:page-number="111"/>
    </style:style>
    <style:style style:name="P66" style:family="paragraph" style:parent-style-name="Body_20_text_20__28_2_29_" style:master-page-name="PageStyle13">
      <style:paragraph-properties fo:margin-left="0.1807in" fo:margin-right="0in" fo:margin-top="0in" fo:margin-bottom="0in" loext:contextual-spacing="false" fo:text-align="justify" style:justify-single-word="false" fo:text-indent="0in" style:auto-text-indent="false" style:page-number="130"/>
    </style:style>
    <style:style style:name="P67" style:family="paragraph" style:parent-style-name="Body_20_text_20__28_2_29_" style:master-page-name="PageStyle18">
      <style:paragraph-properties fo:margin-left="0.1807in" fo:margin-right="0in" fo:margin-top="0in" fo:margin-bottom="0in" loext:contextual-spacing="false" fo:text-align="justify" style:justify-single-word="false" fo:text-indent="0in" style:auto-text-indent="false" style:page-number="143"/>
    </style:style>
    <style:style style:name="P68"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69"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70"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71"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72" style:family="paragraph" style:parent-style-name="Body_20_text_20__28_2_29_" style:list-style-name="L2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73" style:family="paragraph" style:parent-style-name="Body_20_text_20__28_2_29_" style:list-style-name="L4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74" style:family="paragraph" style:parent-style-name="Body_20_text_20__28_2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75"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681in"/>
        </style:tab-stops>
      </style:paragraph-properties>
    </style:style>
    <style:style style:name="P76"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77"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78" style:family="paragraph" style:parent-style-name="Body_20_text_20__28_2_29_" style:list-style-name="L2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79" style:family="paragraph" style:parent-style-name="Body_20_text_20__28_2_29_" style:list-style-name="L4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80"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81"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82"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83"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84"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85" style:family="paragraph" style:parent-style-name="Body_20_text_20__28_2_29_" style:list-style-name="L2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86" style:family="paragraph" style:parent-style-name="Body_20_text_20__28_2_29_" style:list-style-name="L3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87" style:family="paragraph" style:parent-style-name="Body_20_text_20__28_2_29_" style:list-style-name="L4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88" style:family="paragraph" style:parent-style-name="Body_20_text_20__28_2_29_" style:list-style-name="L4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89"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362in"/>
        </style:tab-stops>
      </style:paragraph-properties>
    </style:style>
    <style:style style:name="P90"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91" style:family="paragraph" style:parent-style-name="Body_20_text_20__28_2_29_" style:list-style-name="L3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92" style:family="paragraph" style:parent-style-name="Body_20_text_20__28_2_29_" style:list-style-name="L4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93"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94" style:family="paragraph" style:parent-style-name="Body_20_text_20__28_2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95"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6" style:family="paragraph" style:parent-style-name="Body_20_text_20__28_2_29_" style:list-style-name="L3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7" style:family="paragraph" style:parent-style-name="Body_20_text_20__28_2_29_" style:list-style-name="L4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8" style:family="paragraph" style:parent-style-name="Body_20_text_20__28_2_29_" style:list-style-name="L4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9"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57in"/>
        </style:tab-stops>
      </style:paragraph-properties>
    </style:style>
    <style:style style:name="P100"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01"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29in"/>
        </style:tab-stops>
      </style:paragraph-properties>
    </style:style>
    <style:style style:name="P102"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3" style:family="paragraph" style:parent-style-name="Body_20_text_20__28_2_29_" style:list-style-name="L4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4" style:family="paragraph" style:parent-style-name="Body_20_text_20__28_2_29_" style:list-style-name="L4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5"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57in"/>
        </style:tab-stops>
      </style:paragraph-properties>
    </style:style>
    <style:style style:name="P106" style:family="paragraph" style:parent-style-name="Body_20_text_20__28_2_29_" style:list-style-name="L2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92in"/>
        </style:tab-stops>
      </style:paragraph-properties>
    </style:style>
    <style:style style:name="P107" style:family="paragraph" style:parent-style-name="Body_20_text_20__28_2_29_" style:list-style-name="L2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92in"/>
        </style:tab-stops>
      </style:paragraph-properties>
    </style:style>
    <style:style style:name="P108" style:family="paragraph" style:parent-style-name="Body_20_text_20__28_2_29_" style:list-style-name="L2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83in"/>
        </style:tab-stops>
      </style:paragraph-properties>
    </style:style>
    <style:style style:name="P109" style:family="paragraph" style:parent-style-name="Body_20_text_20__28_2_29_" style:list-style-name="L3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10" style:family="paragraph" style:parent-style-name="Body_20_text_20__28_2_29_" style:list-style-name="L3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111" style:family="paragraph" style:parent-style-name="Body_20_text_20__28_2_29_" style:list-style-name="L4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12" style:family="paragraph" style:parent-style-name="Body_20_text_20__28_2_29_" style:list-style-name="L4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13" style:family="paragraph" style:parent-style-name="Body_20_text_20__28_2_29_" style:list-style-name="L4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028in"/>
        </style:tab-stops>
      </style:paragraph-properties>
    </style:style>
    <style:style style:name="P114" style:family="paragraph" style:parent-style-name="Body_20_text_20__28_2_29_" style:list-style-name="L4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028in"/>
        </style:tab-stops>
      </style:paragraph-properties>
    </style:style>
    <style:style style:name="P115" style:family="paragraph" style:parent-style-name="Body_20_text_20__28_2_29_" style:list-style-name="L4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2563in"/>
        </style:tab-stops>
      </style:paragraph-properties>
    </style:style>
    <style:style style:name="P116" style:family="paragraph" style:parent-style-name="Body_20_text_20__28_2_29_" style:list-style-name="L4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17" style:family="paragraph" style:parent-style-name="Body_20_text_20__28_2_29_" style:list-style-name="L45"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01in"/>
        </style:tab-stops>
      </style:paragraph-properties>
    </style:style>
    <style:style style:name="P118" style:family="paragraph" style:parent-style-name="Body_20_text_20__28_2_29_" style:list-style-name="L4" style:master-page-name="PageStyle2">
      <style:paragraph-properties fo:margin-left="0.1807in" fo:margin-right="0in" fo:margin-top="0in" fo:margin-bottom="0in" loext:contextual-spacing="false" fo:text-align="justify" style:justify-single-word="false" fo:text-indent="-0.1807in" style:auto-text-indent="false" style:page-number="112">
        <style:tab-stops>
          <style:tab-stop style:position="0.0201in"/>
        </style:tab-stops>
      </style:paragraph-properties>
    </style:style>
    <style:style style:name="P119"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0"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1"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2"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3"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4"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5"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26"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27"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28"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29"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0"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1"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2"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3"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4"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5"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6" style:family="paragraph" style:parent-style-name="Body_20_text_20__28_2_29_" style:list-style-name="L5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7"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38"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39"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40"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1"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2"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3"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4"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5"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6"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7"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48"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49"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0"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1"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2"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3"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4"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5"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56"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57"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58"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59"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60"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54in"/>
        </style:tab-stops>
      </style:paragraph-properties>
    </style:style>
    <style:style style:name="P161"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62"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63"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64"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65"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66"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67"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74in"/>
        </style:tab-stops>
      </style:paragraph-properties>
    </style:style>
    <style:style style:name="P168"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69"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0"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1"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2"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3"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4" style:family="paragraph" style:parent-style-name="Body_20_text_20__28_2_29_" style:list-style-name="L5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5"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76" style:family="paragraph" style:parent-style-name="Body_20_text_20__28_2_29_" style:list-style-name="L5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77"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66in"/>
        </style:tab-stops>
      </style:paragraph-properties>
    </style:style>
    <style:style style:name="P178"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79"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80"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81"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82"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83"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84"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85"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86"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87"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88"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8in"/>
        </style:tab-stops>
      </style:paragraph-properties>
    </style:style>
    <style:style style:name="P189"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839in"/>
        </style:tab-stops>
      </style:paragraph-properties>
    </style:style>
    <style:style style:name="P190"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839in"/>
        </style:tab-stops>
      </style:paragraph-properties>
    </style:style>
    <style:style style:name="P191"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57in"/>
        </style:tab-stops>
      </style:paragraph-properties>
    </style:style>
    <style:style style:name="P192"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425in"/>
        </style:tab-stops>
      </style:paragraph-properties>
    </style:style>
    <style:style style:name="P193" style:family="paragraph" style:parent-style-name="Body_20_text_20__28_2_29_" style:list-style-name="L5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94" style:family="paragraph" style:parent-style-name="Body_20_text_20__28_2_29_" style:list-style-name="L1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925in"/>
        </style:tab-stops>
      </style:paragraph-properties>
    </style:style>
    <style:style style:name="P195" style:family="paragraph" style:parent-style-name="Body_20_text_20__28_2_29_" style:list-style-name="L39"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925in"/>
        </style:tab-stops>
      </style:paragraph-properties>
    </style:style>
    <style:style style:name="P196" style:family="paragraph" style:parent-style-name="Body_20_text_20__28_2_29_" style:list-style-name="L39"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98in"/>
        </style:tab-stops>
      </style:paragraph-properties>
    </style:style>
    <style:style style:name="P197" style:family="paragraph" style:parent-style-name="Body_20_text_20__28_2_29_" style:list-style-name="L39"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198" style:family="paragraph" style:parent-style-name="Body_20_text_20__28_2_29_" style:list-style-name="L39"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199" style:family="paragraph" style:parent-style-name="Body_20_text_20__28_2_29_" style:list-style-name="L18" style:master-page-name="">
      <style:paragraph-properties fo:margin-left="0.1945in" fo:margin-right="0in" fo:margin-top="0in" fo:margin-bottom="0in" loext:contextual-spacing="false" fo:line-height="0.1299in" fo:text-align="justify" style:justify-single-word="false" fo:text-indent="-0.1945in" style:auto-text-indent="false" style:page-number="auto" fo:break-after="column">
        <style:tab-stops>
          <style:tab-stop style:position="-0.0366in"/>
        </style:tab-stops>
      </style:paragraph-properties>
    </style:style>
    <style:style style:name="P200"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39in"/>
        </style:tab-stops>
      </style:paragraph-properties>
    </style:style>
    <style:style style:name="P201"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063in"/>
        </style:tab-stops>
      </style:paragraph-properties>
    </style:style>
    <style:style style:name="P202" style:family="paragraph" style:parent-style-name="Body_20_text_20__28_2_29_" style:list-style-name="L22" style:master-page-name="PageStyle11">
      <style:paragraph-properties fo:margin-left="0.1945in" fo:margin-right="0in" fo:margin-top="0in" fo:margin-bottom="0in" loext:contextual-spacing="false" fo:text-align="justify" style:justify-single-word="false" fo:text-indent="-0.1945in" style:auto-text-indent="false" style:page-number="127">
        <style:tab-stops>
          <style:tab-stop style:position="0.0126in"/>
        </style:tab-stops>
      </style:paragraph-properties>
    </style:style>
    <style:style style:name="P203" style:family="paragraph" style:parent-style-name="Body_20_text_20__28_2_29_" style:list-style-name="L31" style:master-page-name="PageStyle14">
      <style:paragraph-properties fo:margin-left="0.1945in" fo:margin-right="0in" fo:margin-top="0in" fo:margin-bottom="0in" loext:contextual-spacing="false" fo:text-align="justify" style:justify-single-word="false" fo:text-indent="-0.1945in" style:auto-text-indent="false" style:page-number="134">
        <style:tab-stops>
          <style:tab-stop style:position="0.0898in"/>
        </style:tab-stops>
      </style:paragraph-properties>
    </style:style>
    <style:style style:name="P204" style:family="paragraph" style:parent-style-name="Body_20_text_20__28_2_29_" style:master-page-name="PageStyle3">
      <style:paragraph-properties fo:margin-left="0.1945in" fo:margin-right="0in" fo:margin-top="0in" fo:margin-bottom="0in" loext:contextual-spacing="false" fo:text-align="justify" style:justify-single-word="false" fo:text-indent="0in" style:auto-text-indent="false" style:page-number="115"/>
    </style:style>
    <style:style style:name="P205" style:family="paragraph" style:parent-style-name="Body_20_text_20__28_2_29_" style:master-page-name="PageStyle4">
      <style:paragraph-properties fo:margin-left="0.1945in" fo:margin-right="0in" fo:margin-top="0in" fo:margin-bottom="0in" loext:contextual-spacing="false" fo:text-align="justify" style:justify-single-word="false" fo:text-indent="0in" style:auto-text-indent="false" style:page-number="118"/>
    </style:style>
    <style:style style:name="P206" style:family="paragraph" style:parent-style-name="Body_20_text_20__28_2_29_" style:master-page-name="PageStyle5">
      <style:paragraph-properties fo:margin-left="0.1945in" fo:margin-right="0in" fo:margin-top="0in" fo:margin-bottom="0in" loext:contextual-spacing="false" fo:text-align="justify" style:justify-single-word="false" fo:text-indent="0in" style:auto-text-indent="false" style:page-number="119"/>
    </style:style>
    <style:style style:name="P207" style:family="paragraph" style:parent-style-name="Body_20_text_20__28_2_29_" style:master-page-name="PageStyle6">
      <style:paragraph-properties fo:margin-left="0.1945in" fo:margin-right="0in" fo:margin-top="0in" fo:margin-bottom="0in" loext:contextual-spacing="false" fo:text-align="justify" style:justify-single-word="false" fo:text-indent="0in" style:auto-text-indent="false" style:page-number="120"/>
    </style:style>
    <style:style style:name="P208" style:family="paragraph" style:parent-style-name="Body_20_text_20__28_2_29_" style:master-page-name="PageStyle10">
      <style:paragraph-properties fo:margin-left="0.1945in" fo:margin-right="0in" fo:margin-top="0in" fo:margin-bottom="0in" loext:contextual-spacing="false" fo:text-align="justify" style:justify-single-word="false" fo:text-indent="0in" style:auto-text-indent="false" style:page-number="126"/>
    </style:style>
    <style:style style:name="P209" style:family="paragraph" style:parent-style-name="Body_20_text_20__28_2_29_" style:master-page-name="PageStyle12">
      <style:paragraph-properties fo:margin-left="0.1945in" fo:margin-right="0in" fo:margin-top="0in" fo:margin-bottom="0in" loext:contextual-spacing="false" fo:text-align="justify" style:justify-single-word="false" fo:text-indent="0in" style:auto-text-indent="false" style:page-number="129"/>
    </style:style>
    <style:style style:name="P210" style:family="paragraph" style:parent-style-name="Body_20_text_20__28_2_29_" style:master-page-name="PageStyle15">
      <style:paragraph-properties fo:margin-left="0.1945in" fo:margin-right="0in" fo:margin-top="0in" fo:margin-bottom="0in" loext:contextual-spacing="false" fo:text-align="justify" style:justify-single-word="false" fo:text-indent="0in" style:auto-text-indent="false" style:page-number="138"/>
    </style:style>
    <style:style style:name="P211" style:family="paragraph" style:parent-style-name="Body_20_text_20__28_2_29_" style:master-page-name="PageStyle16">
      <style:paragraph-properties fo:margin-left="0.1945in" fo:margin-right="0in" fo:margin-top="0in" fo:margin-bottom="0in" loext:contextual-spacing="false" fo:line-height="0.1299in" fo:text-align="justify" style:justify-single-word="false" fo:text-indent="0in" style:auto-text-indent="false" style:page-number="139"/>
    </style:style>
    <style:style style:name="P212" style:family="paragraph" style:parent-style-name="Body_20_text_20__28_2_29_" style:master-page-name="PageStyle7">
      <style:paragraph-properties fo:margin-left="0in" fo:margin-right="0in" fo:margin-top="0in" fo:margin-bottom="0in" loext:contextual-spacing="false" fo:text-align="start" style:justify-single-word="false" fo:text-indent="0.1945in" style:auto-text-indent="false" style:page-number="121"/>
    </style:style>
    <style:style style:name="P213" style:family="paragraph" style:parent-style-name="Body_20_text_20__28_2_29_" style:list-style-name="L20" style:master-page-name="PageStyle8">
      <style:paragraph-properties fo:margin-left="0.2083in" fo:margin-right="0in" fo:margin-top="0in" fo:margin-bottom="0in" loext:contextual-spacing="false" fo:text-align="justify" style:justify-single-word="false" fo:text-indent="-0.2083in" style:auto-text-indent="false" style:page-number="124">
        <style:tab-stops>
          <style:tab-stop style:position="-0.0075in"/>
        </style:tab-stops>
      </style:paragraph-properties>
    </style:style>
    <style:style style:name="P214" style:family="paragraph" style:parent-style-name="Body_20_text_20__28_2_29_" style:list-style-name="L2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15"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16" style:family="paragraph" style:parent-style-name="Body_20_text_20__28_2_29_" style:list-style-name="L4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17" style:family="paragraph" style:parent-style-name="Body_20_text_20__28_2_29_" style:list-style-name="L2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18"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19" style:family="paragraph" style:parent-style-name="Body_20_text_20__28_2_29_" style:list-style-name="L4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20"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21" style:family="paragraph" style:parent-style-name="Body_20_text_20__28_2_29_" style:list-style-name="L4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22"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23" style:family="paragraph" style:parent-style-name="Body_20_text_20__28_2_29_" style:list-style-name="L4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24" style:family="paragraph" style:parent-style-name="Body_20_text_20__28_2_29_" style:list-style-name="L4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25"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26" style:family="paragraph" style:parent-style-name="Body_20_text_20__28_2_29_" style:list-style-name="L4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72in"/>
        </style:tab-stops>
      </style:paragraph-properties>
    </style:style>
    <style:style style:name="P227" style:family="paragraph" style:parent-style-name="Body_20_text_20__28_2_29_" style:list-style-name="L4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228" style:family="paragraph" style:parent-style-name="Body_20_text_20__28_2_29_" style:list-style-name="L4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35in"/>
        </style:tab-stops>
      </style:paragraph-properties>
    </style:style>
    <style:style style:name="P229" style:family="paragraph" style:parent-style-name="Body_20_text_20__28_2_29_" style:list-style-name="L4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953in"/>
        </style:tab-stops>
      </style:paragraph-properties>
    </style:style>
    <style:style style:name="P230" style:family="paragraph" style:parent-style-name="Body_20_text_20__28_2_29_" style:list-style-name="L48" style:master-page-name="PageStyle19">
      <style:paragraph-properties fo:margin-left="0.2083in" fo:margin-right="0in" fo:margin-top="0in" fo:margin-bottom="0in" loext:contextual-spacing="false" fo:text-align="justify" style:justify-single-word="false" fo:text-indent="-0.2083in" style:auto-text-indent="false" style:page-number="144">
        <style:tab-stops>
          <style:tab-stop style:position="-0.0075in"/>
        </style:tab-stops>
      </style:paragraph-properties>
    </style:style>
    <style:style style:name="P231" style:family="paragraph" style:parent-style-name="Body_20_text_20__28_2_29_" style:master-page-name="PageStyle9">
      <style:paragraph-properties fo:margin-left="0.2083in" fo:margin-right="0in" fo:margin-top="0in" fo:margin-bottom="0in" loext:contextual-spacing="false" fo:text-align="start" style:justify-single-word="false" fo:text-indent="0in" style:auto-text-indent="false" style:page-number="125"/>
    </style:style>
    <style:style style:name="P232" style:family="paragraph" style:parent-style-name="Body_20_text_20__28_2_29_" style:master-page-name="PageStyle17">
      <style:paragraph-properties fo:margin-left="0.2083in" fo:margin-right="0in" fo:margin-top="0in" fo:margin-bottom="0in" loext:contextual-spacing="false" fo:text-align="justify" style:justify-single-word="false" fo:text-indent="0in" style:auto-text-indent="false" style:page-number="142"/>
    </style:style>
    <style:style style:name="P233" style:family="paragraph" style:parent-style-name="Body_20_text_20__28_2_29_" style:master-page-name="PageStyle20">
      <style:paragraph-properties fo:margin-left="0.2083in" fo:margin-right="0in" fo:margin-top="0in" fo:margin-bottom="0in" loext:contextual-spacing="false" fo:text-align="justify" style:justify-single-word="false" fo:text-indent="0in" style:auto-text-indent="false" style:page-number="145"/>
    </style:style>
    <style:style style:name="P234" style:family="paragraph" style:parent-style-name="Body_20_text_20__28_2_29_" style:list-style-name="L1" style:master-page-name="">
      <style:paragraph-properties fo:margin-left="0.2083in" fo:margin-right="0in" fo:margin-top="0in" fo:margin-bottom="0in" loext:contextual-spacing="false" fo:text-align="justify" style:justify-single-word="false" fo:text-indent="-0.111in" style:auto-text-indent="false" style:page-number="auto">
        <style:tab-stops>
          <style:tab-stop style:position="0.0429in"/>
        </style:tab-stops>
      </style:paragraph-properties>
    </style:style>
    <style:style style:name="P235" style:family="paragraph" style:parent-style-name="Body_20_text_20__28_2_29_" style:list-style-name="L50" style:master-page-name="">
      <style:paragraph-properties fo:margin-left="0.2083in" fo:margin-right="0in" fo:margin-top="0in" fo:margin-bottom="0in" loext:contextual-spacing="false" fo:text-align="justify" style:justify-single-word="false" fo:text-indent="-0.111in" style:auto-text-indent="false" style:page-number="auto">
        <style:tab-stops>
          <style:tab-stop style:position="0.0398in"/>
        </style:tab-stops>
      </style:paragraph-properties>
    </style:style>
    <style:style style:name="P236" style:family="paragraph" style:parent-style-name="Body_20_text_20__28_2_29_" style:list-style-name="L50" style:master-page-name="">
      <style:paragraph-properties fo:margin-left="0.2083in" fo:margin-right="0in" fo:margin-top="0in" fo:margin-bottom="0in" loext:contextual-spacing="false" fo:text-align="justify" style:justify-single-word="false" fo:text-indent="-0.111in" style:auto-text-indent="false" style:page-number="auto">
        <style:tab-stops>
          <style:tab-stop style:position="0.0457in"/>
        </style:tab-stops>
      </style:paragraph-properties>
    </style:style>
    <style:style style:name="P237" style:family="paragraph" style:parent-style-name="Body_20_text_20__28_2_29_" style:list-style-name="L50" style:master-page-name="">
      <style:paragraph-properties fo:margin-left="0.2083in" fo:margin-right="0in" fo:margin-top="0in" fo:margin-bottom="0in" loext:contextual-spacing="false" fo:text-align="justify" style:justify-single-word="false" fo:text-indent="-0.111in" style:auto-text-indent="false" style:page-number="auto">
        <style:tab-stops>
          <style:tab-stop style:position="0.0953in"/>
        </style:tab-stops>
      </style:paragraph-properties>
    </style:style>
    <style:style style:name="P238" style:family="paragraph" style:parent-style-name="Body_20_text_20__28_2_29_" style:list-style-name="L25" style:master-page-name="">
      <style:paragraph-properties fo:margin-left="0.5in" fo:margin-right="0in" fo:margin-top="0in" fo:margin-bottom="0in" loext:contextual-spacing="false" fo:text-align="start" style:justify-single-word="false" fo:text-indent="-0.3055in" style:auto-text-indent="false" style:page-number="auto">
        <style:tab-stops>
          <style:tab-stop style:position="-0.1311in"/>
        </style:tab-stops>
      </style:paragraph-properties>
    </style:style>
    <style:style style:name="P239" style:family="paragraph" style:parent-style-name="Body_20_text_20__28_2_29_" style:list-style-name="L26" style:master-page-name="">
      <style:paragraph-properties fo:margin-left="0.25in" fo:margin-right="0in" fo:margin-top="0in" fo:margin-bottom="0in" loext:contextual-spacing="false" fo:text-align="justify" style:justify-single-word="false" fo:text-indent="-0.25in" style:auto-text-indent="false" style:page-number="auto">
        <style:tab-stops>
          <style:tab-stop style:position="-0.1028in"/>
        </style:tab-stops>
      </style:paragraph-properties>
    </style:style>
    <style:style style:name="P240" style:family="paragraph" style:parent-style-name="Body_20_text_20__28_2_29_" style:list-style-name="L47" style:master-page-name="">
      <style:paragraph-properties fo:margin-left="0in" fo:margin-right="0.1945in" fo:margin-top="0in" fo:margin-bottom="0in" loext:contextual-spacing="false" fo:text-align="justify" style:justify-single-word="false" fo:text-indent="0in" style:auto-text-indent="false" style:page-number="auto">
        <style:tab-stops>
          <style:tab-stop style:position="0.1571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2563in" style:wrap="parallel"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366in" fo:margin-bottom="0.033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1591in" fo:margin-right="2.2252in" style:editable="false">
        <style:columns fo:column-count="1" fo:column-gap="0in"/>
      </style:section-properties>
    </style:style>
    <style:style style:name="Sect2" style:family="section">
      <style:section-properties fo:margin-left="1.9417in" fo:margin-right="2.4154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2"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7"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1"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2"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3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1"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1"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1"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1"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1"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1" style:num-format="1" text:start-value="4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1" style:num-format="1" text:start-value="3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7"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1"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1"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27"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1"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2"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12"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1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11"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11"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11"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11"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11" style:num-format="1" text:start-value="5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11"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11"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11" style:num-format="1" text:start-value="4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11"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11"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11"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59" text:outline-level="1"><text:bookmark-start text:name="bookmark0"/><text:span text:style-name="CharStyle4">LEVITICUS</text:span><text:bookmark-end text:name="bookmark0"/></text:h>
      </text:section>
      <text:section text:style-name="Sect2" text:name="Section1">
        <text:p text:style-name="P1"><draw:frame draw:style-name="fr2" draw:name="37" text:anchor-type="paragraph" svg:x="4.1417in" svg:y="0.002in" svg:width="2.1736in" draw:z-index="3"><draw:text-box fo:min-height="6.2827in"><text:p text:style-name="P37"><text:span text:style-name="CharStyle6">with the head and suet, on the wood upon the top of the fire on the altar. (The entrails and 13 the legs the man must wash in water.) The priests shall offer the whole of it, burning it on the altar, as a burnt-offering, an offering made by fire, with a soothing odour for the Eternal.</text:span></text:p><text:p text:style-name="P56"><text:span text:style-name="CharStyle6">If his offering to the Eternal 14 be an offering of birds, what he offers must be a turtle-dove or a young pigeon. The priest shall 15 take it to the altar, and first nip off its head, which he must burn on the altar; then the blood of the bird shall be squeezed out on the side of the altar, and the 16 priest must remove the crop and feathers, flinging them to the east of the altar upon the ash- heap; after tearing it by the 17 wings, though without dividing it in two, the priest shall burn it on the wood upon the fire on the altar, as a burnt-offering, an offering made by fire, with a soothing odour for the Eternal.</text:span></text:p><text:p text:style-name="P56"><text:span text:style-name="CharStyle6">When the man’s offering is o a recompense-offering, if his ^ offering be from the herd, then what he offers, male or female, must be unblemished before the Eternal. He must lay his hand 2 upon the head of the victim and kill it at the entrance to the Trysting tent; but Aaron’s sons, the priests, shall splash the blood all round the sides of the altar.</text:span></text:p><text:p text:style-name="P54"><text:span text:style-name="CharStyle6">He must offer part of the recom- 3 pense-offering as an offering by fire to the Eternal, namely, the fat covering the entrails, all the fat on the intestines, the two 4 kidneys and the fat upon them at the loins, also the lobe of the liver, which is to be cut off at the kidneys. Aaron’s sons shall 5 </text:span><text:span text:style-name="CharStyle7">110</text:span></text:p></draw:text-box></draw:frame></text:p>
        <text:p text:style-name="Body_20_text_20__28_3_29__20__2b__20_DropCap5">I<text:span text:style-name="CharStyle9">Then the Eternal called Moses, and from the Trysting tent gave him these orders for the Israelites.</text:span></text:p>
        <text:list xml:id="list623275693559332508" text:style-name="L1">
          <text:list-item>
            <text:p text:style-name="P60"><text:span text:style-name="CharStyle11"><text:tab/>“When any man of you brings an offering to the Eternal, you must make your offering from your live-stock, from your herds </text:span><text:span text:style-name="CharStyle12">3</text:span><text:span text:style-name="CharStyle11"> and flocks. If the man’s offer­ing from his herd be a burnt- offering, it must be an unblem­ished male, and he must offer it of his own freewill at the en­trance to the Trysting tent be- </text:span><text:span text:style-name="CharStyle12">4</text:span><text:span text:style-name="CharStyle11"> fore the Eternal. He must lay his hand upon the head of the victim, and it shall be accepted </text:span><text:span text:style-name="CharStyle12">5</text:span><text:span text:style-name="CharStyle11"> as expiation for him. He must then kill the bullock before the Eternal; but Aaron’s sons, the priests, shall present the blood, splashing it all round the sides of the altar at the entrance to </text:span><text:span text:style-name="CharStyle12">6</text:span><text:span text:style-name="CharStyle11"> the Trysting tent. He must skin the victim and cut it up; </text:span><text:span text:style-name="CharStyle12">7</text:span><text:span text:style-name="CharStyle11"> then the sons of Aaron, the priests, shall put fire on the altar, arranging wood on the </text:span><text:span text:style-name="CharStyle12">8</text:span><text:span text:style-name="CharStyle11"> fire, and arranging the pieces of the victim, with its head and suet, on the wood upon the top </text:span><text:span text:style-name="CharStyle12">9</text:span><text:span text:style-name="CharStyle11"> of the fire on the altar. (The entrails and the legs the man must wash in water.) The priests shall burn the whole of it on the altar as a burnt-offering, an offering made by fire, with a soothing odour for the Eternal, io If his offering be from the flock, a sheep or a goat, what he offers must be an unblemished </text:span><text:span text:style-name="CharStyle13">ii</text:span><text:span text:style-name="CharStyle11"> male. He must kill it on the north side of the altar before the Eternal; but Aaron’s sons, the priests, shall splash its blood all 12 round the sides of the altar. He must cut it up, and then the priest shall arrange the pieces,</text:span></text:p>
          </text:list-item>
        </text:list>
      </text:section>
      <text:section text:style-name="Sect2" text:name="Section2">
        <text:p text:style-name="P65"><text:span text:style-name="CharStyle11">burn this above the burnt- offering on the wood upon the fire on the altar, as an offering made by fire, with a soothing odour for the Eternal.</text:span></text:p>
        <text:list xml:id="list877174526944466694" text:style-name="L2">
          <text:list-item>
            <text:p text:style-name="P68"><text:span text:style-name="CharStyle11"><text:tab/>If what he offers as a recom­pense-offering be from the flock, then, male or female, it must be</text:span></text:p>
          </text:list-item>
          <text:list-item>
            <text:p text:style-name="P68"><text:span text:style-name="CharStyle11"><text:tab/>unblemished. If he is offering a lamb, then he shall offer it be-</text:span></text:p>
          </text:list-item>
          <text:list-item>
            <text:p text:style-name="P68"><text:span text:style-name="CharStyle11"><text:tab/>fore the Eternal, laying his hand upon the head of the victim and then killing it in front of the Trysting tent; but Aaron’s sons are to splash the blood all round</text:span></text:p>
          </text:list-item>
          <text:list-item>
            <text:p text:style-name="P68"><text:span text:style-name="CharStyle11"><text:tab/>the sides of the altar. He must offer part of the recompense­offering as an offering by fire to the Eternal, namely, the fat, the entire fat tail, which is to be cut off close to the backbone, the fat covering the entrails, all the fat</text:span></text:p>
          </text:list-item>
        </text:list>
        <text:p text:style-name="P24"><text:span text:style-name="CharStyle11">io<text:tab/>on the intestines, the two kid­neys and the fat upon them at the loins, also the lobe of the liver, which is to be cut off at</text:span></text:p>
        <text:p text:style-name="P23"><text:span text:style-name="CharStyle11">n the kidneys. The priest shall burn this on the altar, as the food of the offering made by fire to the Eternal.</text:span></text:p>
        <text:list xml:id="list4874171229891092281" text:style-name="L3">
          <text:list-item>
            <text:p text:style-name="P75"><text:span text:style-name="CharStyle11"><text:tab/>If what he offers is a goat, then he shall offer it before the</text:span></text:p>
          </text:list-item>
          <text:list-item>
            <text:p text:style-name="P76"><text:span text:style-name="CharStyle11"><text:tab/>Eternal, laying his hand upon the head of the victim and then killing it in front of the Trysting tent; but Aaron’s sons shall splash the blood all round the</text:span></text:p>
          </text:list-item>
          <text:list-item>
            <text:p text:style-name="P80"><text:span text:style-name="CharStyle11"><text:tab/>sides of the altar. He must offer part of the recompense­offering as an offering by fire to the Eternal, namely, the fat covering the entrails, all the fat</text:span></text:p>
          </text:list-item>
          <text:list-item>
            <text:p text:style-name="P80"><text:span text:style-name="CharStyle11"><text:tab/>upon the intestines, the two kid­neys and the fat upon them at the loins, and the lobe of the liver, which is to be cut off at</text:span></text:p>
          </text:list-item>
          <text:list-item>
            <text:p text:style-name="P80"><text:span text:style-name="CharStyle11"><text:tab/>the kidneys. The priest shall burn this on the altar, as the food of the offering made by fire, to be a soothing odour; the fat all belongs to the Eternal.</text:span></text:p>
          </text:list-item>
        </text:list>
        <text:p text:style-name="P19"><text:span text:style-name="CharStyle11">This regulation is to last for all 17 time and all over the country: ‘Never eat fat or blood.’</text:span></text:p>
        <text:p text:style-name="P28"><text:span text:style-name="CharStyle11">When a man’s offering is an </text:span><text:span text:style-name="CharStyle17">e\ </text:span><text:span text:style-name="CharStyle11">offering of cereals to the Eter- “ nal, what he offers must be fine flour; he must pour oil upon it, adding incense, and take it to 2 Aaron’s sons, the priests, who shall remove a handful of the flour, oil, and incense, burning it as a reminder to the Eternal on the altar, as an offering by fire, with a soothing odour for the Eternal; what is left over of the 3 cereal-offering belongs to Aaron and his sons as being a most sacred part of the fire-offerings to the Eternal. When you offer 4 a cereal-offering baked in the oven, it must be unleavened cakes of fine flour mixed with oil, or unleavened pancakes smeared with oil. If your offer- 5 ing is a cereal-offering of griddle- cakes, they must be made of un­leavened fine flour mixed with oil; break them in pieces and 6 pour oil over them, as a cereal­offering. And if your offering 7 is a cereal-offering from the fry­ing-pan, it must be made of fine flour mixed with oil. All these 8 cereal-offerings you must bring to the Eternal, presenting them to the priest, who shall take them to the altar; the priest 9 shall remove from the cereal- offering the reminder - to - the- Eternal part, burning it on the altar, as an offering made by fire, with a soothing odour for the Eternal. What is left over 10 of the cereal-offering belongs to Aaron and his sons, as being a most sacred part of the fire- offerings to the Eternal. No 11 cereal-offering to the Eternal is to be made with dough; you must never burn dough or honey in any fire-offering to the Eter-</text:span></text:p>
        <text:list xml:id="list7354822447291686384" text:style-name="L4">
          <text:list-item>
            <text:p text:style-name="P118"><text:span text:style-name="CharStyle11"><text:tab/>nal. You may offer these to the Eternal as first-fruits, but they must never appear on the altar</text:span></text:p>
          </text:list-item>
          <text:list-item>
            <text:p text:style-name="P81"><text:span text:style-name="CharStyle11"><text:tab/>as a soothing odour. Also, you must season every cereal-offer­ing with salt; never leave the salt of the Compact of your God out of your cereal-offering; offer salt with every offering.</text:span></text:p>
          </text:list-item>
          <text:list-item>
            <text:p text:style-name="P89"><text:span text:style-name="CharStyle11"><text:tab/>If you offer a cereal-offering of firstfruits to the Eternal, you must offer roasted ears of corn, bruised grain from fresh corn.</text:span></text:p>
          </text:list-item>
          <text:list-item>
            <text:p text:style-name="P63"><text:span text:style-name="CharStyle11"><text:tab/>Add oil to it and sprinkle incense</text:span></text:p>
          </text:list-item>
          <text:list-item>
            <text:p text:style-name="P90"><text:span text:style-name="CharStyle11"><text:tab/>on it, as a cereal-offering. The priest shall burn the reminder- to - the - Eternal part of the bruised grain, the oil, and the incenses, as an offering made by fire to the Eternal.”</text:span></text:p>
          </text:list-item>
        </text:list>
        <text:p text:style-name="Body_20_text_20__28_3_29__20__2b__20_DropCap3">4<text:span text:style-name="CharStyle9"><text:tab/>Then the Eternal gave Moses these orders for the Israelites in the case of anyone sinning unawares, doing some­thing which the Eternal has for­bidden to be done.</text:span></text:p>
        <text:list xml:id="list190636077005671" text:style-name="L1">
          <text:list-item>
            <text:p text:style-name="P64"><text:span text:style-name="CharStyle12"><text:tab/></text:span><text:span text:style-name="CharStyle11">“If an anointed priest by sinning makes the people incur guilt, then he must offer to the Eternal for the sin he has com­mitted a young unblemished 4 bullock as a sin-offering. He must bring the bullock to the entrance of the Trysting tent before the Eternal, lay his hand upon the head of the bullock, and then kill the bullock before </text:span><text:span text:style-name="CharStyle12">5</text:span><text:span text:style-name="CharStyle11"> the Eternal. The anointed priest must then take some of the bullock’s blood into the 6 Trysting tent, dip his finger in the blood, and sprinkle some of the blood seven times before the Eternal, before the curtain of </text:span><text:span text:style-name="CharStyle12">7</text:span><text:span text:style-name="CharStyle11"> the inner sanctuary. The priest must also smear some of the blood on the knobs of the altar for fragrant incense before the Eternal which stands inside the Trysting tent; all the rest of the bullock’s blood he must pour out</text:span></text:p>
          </text:list-item>
        </text:list>
        <text:p text:style-name="P49"><text:span text:style-name="CharStyle11">at the base of the altar of burnt- offering which stands at the en­trance to the Trysting tent.</text:span></text:p>
        <text:p text:style-name="P19"><text:span text:style-name="CharStyle11">He must remove all the fat from 8 the bullock of the sin-offering, the fat covering the entrails, all the fat on the intestines, the two </text:span><text:span text:style-name="CharStyle12">9 </text:span><text:span text:style-name="CharStyle11">kidneys with the fat upon them at the loins, also the lobe of the liver, which is to be cut off at the kidneys, just as in the case 10 of the bullock sacrificed in the recompense-offering; this is all to be burned by the priest on the altar of burnt-offering. The 11 skin of the bullock, all its flesh, its head, legs, entrails, and dung—all the rest of the bul- 12 lock must be carried away by the priest to some clean spot where ashes are poured out, and burned up there on a wood- fire; it must be burned where the ashes are poured out.</text:span></text:p>
        <text:p text:style-name="P33"><text:span text:style-name="CharStyle11">If the whole community of 13 Israel does some wrong which escapes the notice of the people, if they have done something which the Eternal has forbidden to be done, and so incur guilt, then, as soon as their sin is dis- 14 covered, the people must offer a bullock as a sin-offering, bring­ing it in front of the Trysting tent; the sheikhs of the com- 15 munity must lay their hands upon the head of the bullock be­fore the Eternal, and then the bullock shall be killed before the Eternal. The anointed priest 16 shall take some of the bullock’s blood into the Trysting tent, dip 17 his finger in the blood, and sprinkle some of it seven times before the Eternal, before the curtain; he shall smear some of 18 the blood on the knobs of the altar which stands before the Eternal inside the Trysting tent, and pour all the rest of the blood out at the base of the altar of</text:span></text:p>
        <text:p text:style-name="P18"><text:span text:style-name="CharStyle11">burnt-offering at the entrance to</text:span></text:p>
        <text:list xml:id="list5287756089468775854" text:style-name="L5">
          <text:list-item>
            <text:p text:style-name="P119"><text:span text:style-name="CharStyle11"><text:tab/>the Trysting tent. He must re­move all the fat of the victim</text:span></text:p>
          </text:list-item>
          <text:list-item>
            <text:p text:style-name="P125"><text:span text:style-name="CharStyle11"><text:tab/>and burn it on the altar. This is what he must do to the bullock, treating it as he treated the bul-</text:span></text:p>
          </text:list-item>
          <text:list-item>
            <text:p text:style-name="P125"><text:span text:style-name="CharStyle11"><text:tab/>lock of the sin-offering; he must also carry the bullock outside the camp and burn it as he burned the first bullock. Such is the sin-offering for the people.</text:span></text:p>
          </text:list-item>
        </text:list>
        <text:p text:style-name="P25"><text:span text:style-name="CharStyle11">20 The priest shall thus make ex­</text:span><text:soft-page-break/><text:span text:style-name="CharStyle11">piation for them, and they shall be forgiven.</text:span></text:p>
        <text:list xml:id="list190802875798344" text:continue-numbering="true" text:style-name="L5">
          <text:list-item>
            <text:p text:style-name="P137"><text:span text:style-name="CharStyle11"><text:tab/>When a chief sins unawares, doing something which the Eternal his God has forbidden him to do, and so incurring guilt,</text:span></text:p>
          </text:list-item>
          <text:list-item>
            <text:p text:style-name="P125"><text:span text:style-name="CharStyle11"><text:tab/>if he becomes conscious of the sin he has committed, he must bring an unblemished hairy goat</text:span></text:p>
          </text:list-item>
          <text:list-item>
            <text:p text:style-name="P140"><text:span text:style-name="CharStyle11"><text:tab/>as his offering, lay his hand upon the head of the goat, and then kill it where the victims of the burnt-offering are killed before the Eternal: it is a sin-offering.</text:span></text:p>
          </text:list-item>
          <text:list-item>
            <text:p text:style-name="P140"><text:span text:style-name="CharStyle11"><text:tab/>The priest shall then take some of the blood of the victim with his finger and smear it on the knobs of the altar of burnt- offering, pouring the rest of the blood out at the base of the altar</text:span></text:p>
          </text:list-item>
          <text:list-item>
            <text:p text:style-name="P140"><text:span text:style-name="CharStyle11"><text:tab/>of burnt-offering. All the fat he must burn on the altar, like the fat of the victims sacrificed in recompense - offerings; so shall the priest make expiation for him in the matter of his sin, and he shall be forgiven.</text:span></text:p>
          </text:list-item>
          <text:list-item>
            <text:p text:style-name="P137"><text:span text:style-name="CharStyle11"><text:tab/>When any ordinary person sins unawares, doing something which the Eternal has forbidden to be done, and so incurring</text:span></text:p>
          </text:list-item>
          <text:list-item>
            <text:p text:style-name="P125"><text:span text:style-name="CharStyle11"><text:tab/>guilt, if he becomes conscious of the sin he has committed, then he must bring an unblemished female goat as his offering for</text:span></text:p>
          </text:list-item>
          <text:list-item>
            <text:p text:style-name="P147"><text:span text:style-name="CharStyle11"><text:tab/>the sin he has committed; he must lay his hand upon the head of this sin-offering and kill the victim at the spot for burnt-</text:span></text:p>
          </text:list-item>
        </text:list>
        <text:p text:style-name="P16"><text:span text:style-name="CharStyle11">offerings. The priest must then </text:span><text:span text:style-name="CharStyle12">3</text:span><text:span text:style-name="CharStyle11">° take some of the blood with his finger and smear the knobs of the altar of burnt-offering, pour­ing all the rest of the blood out at the base of the altar. All its 31 fat he must remove, as he re­moves the fat from the victims sacrificed in the recompense- offerings; he must burn it on the altar as a soothing odour for the Eternal. So shall the priest make expiation for the man, and he shall be forgiven. If he brings 32 a sheep as his offering for sin, he must bring an unblemished ewe, laying his hand upon the head of </text:span><text:span text:style-name="CharStyle12">33 </text:span><text:span text:style-name="CharStyle11">this sin-offering and killing it where the victims of the burnt- offering are killed. The priest </text:span><text:span text:style-name="CharStyle12">34 </text:span><text:span text:style-name="CharStyle11">shall then take some of the blood with his finger and smear the knobs of the altar of burnt-offer­ing, pouring out all the rest of the blood at the base of the altar; all the fat he must remove, </text:span><text:span text:style-name="CharStyle12">35 </text:span><text:span text:style-name="CharStyle11">as he removes the fat from the lamb sacrificed in the recom­pense-offering, burning it on the altar like the fire-offerings to the Eternal. So shall the priest make expiation for the man in connexion with the sin he has committed, and he shall be for­given.</text:span></text:p>
        <text:p text:style-name="P28"><text:span text:style-name="CharStyle11">(If anyone sins by remain- ing silent when he is adjured </text:span><text:span text:style-name="CharStyle17">&amp; </text:span><text:span text:style-name="CharStyle11">to give evidence as a witness of something he has seen or known, and so incurs punishment; or if 2 anyone touches something un­clean, the carcase of an unclean wild animal or of an unclean farm-beast or of an unclean rep­tile, without being aware of it at the time, and so incurs guilt for becoming himself unclean; or if 3 he touches any sort of human uncleanness, without knowing it at the moment, and so incurs guilt; or if anyone utters a rash 4</text:span></text:p>
        <text:p text:style-name="P37"><text:span text:style-name="CharStyle11">vow to do something either evil or good, taking any sort of rash oath as men will do, unthink­ingly, and then becomes con­scious of what he has done,</text:span></text:p>
        <text:list xml:id="list3696002919250314957" text:style-name="L6">
          <text:list-item>
            <text:p text:style-name="P93"><text:span text:style-name="CharStyle11"><text:tab/>incurring guilt; then, after incur­ring guilt in any of these ways, he must confess the sin he has</text:span></text:p>
          </text:list-item>
          <text:list-item>
            <text:p text:style-name="P95"><text:span text:style-name="CharStyle11"><text:tab/>committed, and bring to the Eternal, as amends for the sin he has committed, a female animal from his flock, either sheep or goat, as a sin-offering; the priest shall then make expiation for him in the matter of his sin.)</text:span></text:p>
          </text:list-item>
          <text:list-item>
            <text:p text:style-name="P99"><text:span text:style-name="CharStyle11"><text:tab/>If he cannot afford a lamb, then he must bring to the Eternal as his offering for sin two turtle-doves or two young pigeons, one as a sin-offering and the other as a burnt-offering;</text:span></text:p>
          </text:list-item>
          <text:list-item>
            <text:p text:style-name="P69"><text:soft-page-break/><text:span text:style-name="CharStyle11"><text:tab/>he must take them to the priest, who shall offer the sin-offering first, nipping the bird’s head from its neck, without tearing</text:span></text:p>
          </text:list-item>
          <text:list-item>
            <text:p text:style-name="P95"><text:span text:style-name="CharStyle11"><text:tab/>the bird in two, sprinkling some of the blood on the side of the altar, and draining off the rest of the blood at the base of the</text:span></text:p>
          </text:list-item>
        </text:list>
        <text:p text:style-name="P24"><text:span text:style-name="CharStyle11">io<text:tab/>altar, as a sin-offering. The second bird he shall sacrifice as a burnt-offering in the regular way. So shall the priest make expiation for him in the matter of the sin he has committed, and</text:span></text:p>
        <text:p text:style-name="P23"><text:span text:style-name="CharStyle11">ri he shall be forgiven. If he cannot afford even two turtle­doves or two young pigeons, he must bring as his sacrifice for his sin a tenth of a bushel of fine flour as a sin-offering; he must not add any oil or incense, for it</text:span></text:p>
        <text:list xml:id="list6820071056190671438" text:style-name="L7">
          <text:list-item>
            <text:p text:style-name="P82"><text:span text:style-name="CharStyle11"><text:tab/>is a sin-offering. He must take it to the priest, who shall remove the handful that serves as a re­minder to the Eternal, burning it on the altar, like the offerings made by fire to the Eternal; it is</text:span></text:p>
          </text:list-item>
          <text:list-item>
            <text:p text:style-name="P82"><text:span text:style-name="CharStyle11"><text:tab/>a sin-offering. So shall the priest make expiation for him in connexion with any of these sins</text:span></text:p>
          </text:list-item>
        </text:list>
        <text:p text:style-name="P49"><text:span text:style-name="CharStyle11">of his, and he shall be forgiven. (The rest belongs to the priest, as in the case of the cereal­offering.)”</text:span></text:p>
        <text:p text:style-name="P27"><text:span text:style-name="CharStyle11">The Eternal said to Moses, 14 “If anyone commits fraud, in- 15 curring guilt unawares by appro­priating something sacred to the Eternal, then he must bring as amends for it to the Eternal an unblemished ram from his flock, valued in silver coin at least two half-crowns (by the half-crown of the sanctuary); he must also 16 restore the sacred thing he has appropriated, adding a fifth to it, and handing it over to the priest, who shall make expiation for him by sacrificing the ram as amends for his sin; so shall he be forgiven. [[If anyone sins 17 by doing something which the Eternal has forbidden to be done, though he is unaware of it, and incurs guilt and punishment for it, then he must bring to the 18 priest an unblemished ram of some value from his flock, as amends for his sin; the priest shall make expiation for him over the wrong he did all un­awares, and he shall be forgiven. This is an offering for guilt, for 19 the man is certainly guilty in the sight of the Eternal.]]”</text:span></text:p>
        <text:p text:style-name="P52"><text:span text:style-name="CharStyle11">The Eternal said to Moses, /"</text:span></text:p>
        <text:p text:style-name="P16"><text:span text:style-name="CharStyle11">“If anyone sins by commit- O 2 ting fraud against the Eternal, by cheating a neighbour over some deposit or pledge, or by theft, or by taking advantage of his neighbour, or by denying it 3 when he has found some lost property, talcing a false oath to that effect; then, in the case of 4 any of these sins, if he be guilty of any of them, he must restore what he robbed or what he ex­torted or what was deposited with him for safe keeping, or the lost property he found, or any- 5</text:span></text:p>
      </text:section>
      <text:section text:style-name="Sect2" text:name="Section3">
        <text:p text:style-name="P204"><text:span text:style-name="CharStyle11">thing about which he swore a false oath; he must restore it in full, adding a fifth to it, and handing it back to the owner on the day when he offers his</text:span></text:p>
        <text:list xml:id="list7915387107752164466" text:style-name="L8">
          <text:list-item>
            <text:p text:style-name="P155"><text:span text:style-name="CharStyle11"><text:tab/>guilt-offering. The guilt-offer­ing he must bring to the Eternal is an unblemished ram of some value from the flock, which he</text:span></text:p>
          </text:list-item>
          <text:list-item>
            <text:p text:style-name="P155"><text:span text:style-name="CharStyle11"><text:tab/>must hand to the priest, who shall make expiation for him be­fore the Eternal, and then he shall be forgiven for any mis­deed of which he has been guilty.”</text:span></text:p>
          </text:list-item>
          <text:list-item>
            <text:p text:style-name="P160"><text:span text:style-name="CharStyle11"><text:tab/>Thie Eternal said to Moses,</text:span></text:p>
          </text:list-item>
          <text:list-item>
            <text:p text:style-name="P161"><text:span text:style-name="CharStyle11"><text:tab/>“Enjoin upon Aaron and his sons this law for the burnt- offering. The burnt - offering must, remain on its firewood on the altar all night till the morn­ing, and the fire must be kept burning with firewood on the</text:span></text:p>
          </text:list-item>
        </text:list>
        <text:p text:style-name="P26"><text:span text:style-name="CharStyle11">io<text:tab/>altar. Then the priest must put on his linen vestment, with linen drawers on his middle; he must remove the ashes to which the fire has reduced the burnt-offer­ing on the altar and lay them</text:span></text:p>
        <text:p text:style-name="P25"><text:span text:style-name="CharStyle11">n beside the altar; then, stripping off his vestments and putting on other vestments, he must carry the ashes outside the camp to a</text:span></text:p>
        <text:list xml:id="list3505880198772585514" text:style-name="L9">
          <text:list-item>
            <text:p text:style-name="P120"><text:span text:style-name="CharStyle11"><text:tab/>clean spot. The fire must be kept burning on the altar, never allowed to go out; the priest must put firewood on it every morning. He shall arrange the burnt-offering on it, and burn on it the fat slices of the recom-</text:span></text:p>
          </text:list-item>
          <text:list-item>
            <text:p text:style-name="P120"><text:span text:style-name="CharStyle11"><text:tab/>pense-offerings. Fire must be kept burning always on the altar; it must never be allowed</text:span></text:p>
          </text:list-item>
          <text:list-item>
            <text:p text:style-name="P126"><text:span text:style-name="CharStyle11"><text:tab/>to go out. Here is the law for the cereal-offering. The sons of Aaron shall offer it before the Eternal, in front of the altar.</text:span></text:p>
          </text:list-item>
          <text:list-item>
            <text:p text:style-name="P126"><text:span text:style-name="CharStyle11"><text:tab/>The priest shall take out his handful of the fine flour and oil and all the incense of the cereal­offering, burning it as a soothing</text:span></text:p>
          </text:list-item>
        </text:list>
        <text:p text:style-name="P16"><text:span text:style-name="CharStyle11">odour for the Eternal, as a reminder to the Eternal. The 16 rest of it shall be eaten by Aaron and his sons as unleavened cakes in a sacred spot; they shall eat it in the courtyard of the Tryst- ing tent. It must not be baked 17 with dough; I have assigned it to them as their share of the fire- offerings made to me; it is most sacred, like the sin-offering and the guilt-offering. Any male 18 descendant of Aaron may eat it; it is your due for all time, from generation to generation, out of the fire-offerings made to the Eternal. Anyone who touches these most sacred offerings shall be taboo.”</text:span></text:p>
        <text:p text:style-name="P27"><text:span text:style-name="CharStyle11">The Eternal said to Moses, 19 “This is the offering to be made 20 by Aaron and his sons to the Eternal: one-tenth of a bushel of fine flour they must offer daily as a cereal-offering, one- half of it in the morning and the other half in the evening. It 21 must be cooked with oil on a griddle; bring it soaked with oil, and after breaking the cake in pieces offer this cereal-offering as a soothing odour to the Eter­nal. The anointed priest of the 22 Aaronic succession shall offer it by a lasting rule, burning it all to the Eternal. Every cereal- 23 offering of a priest shall be burned up; it must not be eaten.”</text:span></text:p>
        <text:p text:style-name="P28"><text:span text:style-name="CharStyle11">The Eternal said to Moses, 24 “Tell Aaron and his sons that 25 this is the law of the sin-offering: the victim of the sin-offering is to be killed before the Eternal where the victim of the burnt- offering is killed: it is most sacred. The priest who offers it 26 for sin must eat it, and it must be eaten in a sacred spot, in the courtyard of the Trysting tent. Whoever touches the meat of 27</text:span></text:p>
        <text:p text:style-name="P43"><text:span text:style-name="CharStyle11">this offering shall be taboo; and if any of its blood is sprinkled on any garment, you must wash that garment in a sacred spot.</text:span></text:p>
        <text:list xml:id="list2870521060954352502" text:style-name="L10">
          <text:list-item>
            <text:p text:style-name="P148"><text:span text:style-name="CharStyle11"><text:tab/>Any earthen pot in which it has been cooked must be destroyed; but if it has been cooked in a bronze pot, that pot need only be scoured and rinsed in water.</text:span></text:p>
          </text:list-item>
          <text:list-item>
            <text:p text:style-name="P127"><text:span text:style-name="CharStyle11"><text:tab/>Any male among the priests may </text:span><text:soft-page-break/><text:span text:style-name="CharStyle11">eat it: it is most sacred.</text:span></text:p>
          </text:list-item>
          <text:list-item>
            <text:p text:style-name="P127"><text:span text:style-name="CharStyle11"><text:tab/>[[But no sin-offering whose blood is ever brought inside the Trysting tent for expiation within the sacred interior, is to be eaten; it shall be burned with fire.]]</text:span></text:p>
          </text:list-item>
        </text:list>
        <text:p text:style-name="P43"><text:span text:style-name="CharStyle11">rr This is the law of the guilt-</text:span></text:p>
        <text:list xml:id="list6873420479949285214" text:style-name="L11">
          <text:list-item>
            <text:p text:style-name="P162"><text:span text:style-name="CharStyle11"><text:tab/></text:span><text:span text:style-name="CharStyle17">i</text:span><text:span text:style-name="CharStyle11"> offering: it is most sacred. The victim in the guilt-offering must be killed where the burnt- offering is killed, and its blood is to be sprinkled all round the</text:span></text:p>
          </text:list-item>
          <text:list-item>
            <text:p text:style-name="P162"><text:span text:style-name="CharStyle11"><text:tab/>sides of the altar. The priest must then offer all its fat, the fat</text:span></text:p>
          </text:list-item>
          <text:list-item>
            <text:p text:style-name="P165"><text:span text:style-name="CharStyle11"><text:tab/>tail, the fat covering the en­trails, the two kidneys and the fat on them by the loins, and the lobe of the liver, which is to be</text:span></text:p>
          </text:list-item>
          <text:list-item>
            <text:p text:style-name="P165"><text:span text:style-name="CharStyle11"><text:tab/>cut off at the kidneys; this the priest shall burn on the altar as a fire-offering to the Eternal: it</text:span></text:p>
          </text:list-item>
          <text:list-item>
            <text:p text:style-name="P165"><text:span text:style-name="CharStyle11"><text:tab/>is a guilt-offering. Any male among the priests may eat the rest of the flesh, but it must be eaten in a sacred spot: it is most</text:span></text:p>
          </text:list-item>
          <text:list-item>
            <text:p text:style-name="P165"><text:span text:style-name="CharStyle11"><text:tab/>sacred. The guilt-offering is like the sin-offering; the same law holds for both: the meat belongs to the priest who makes the expi-</text:span></text:p>
          </text:list-item>
          <text:list-item>
            <text:p text:style-name="P165"><text:span text:style-name="CharStyle11"><text:tab/>ation. Any priest who offers a man’s burnt-offering for him, that priest is entitled to the skin</text:span></text:p>
          </text:list-item>
          <text:list-item>
            <text:p text:style-name="P165"><text:span text:style-name="CharStyle11"><text:tab/>of the victim, and any cereal­offering baked in an oven, any­thing cooked in the frying-pan or on the griddle, belongs to the</text:span></text:p>
          </text:list-item>
          <text:list-item>
            <text:p text:style-name="P149"><text:span text:style-name="CharStyle11"><text:tab/>sacrificing priest; but every other cereal-offering, either mixed with oil or dry, belongs to all the</text:span></text:p>
          </text:list-item>
        </text:list>
        <text:p text:style-name="P19"><text:span text:style-name="CharStyle11">sons of Aaron as their common property.</text:span></text:p>
        <text:p text:style-name="P39"><text:span text:style-name="CharStyle11">This is the law of sacrifice for it recompense-offerings which may be offered to the Eternal. If i» a man offers it as a thank-offer­ing, he must offer, along with this thank-offering, unleavened cakes mixed with oil, and un­leavened pancakes smeared with oil, and fine flour mixed with oil.</text:span></text:p>
        <text:p text:style-name="P16"><text:span text:style-name="CharStyle11">In addition to the sacrifice of his 13 thank-offering, he must bring leavened cakes as part of his offering. From this he must 14 offer one cake of each sort as a select portion set aside for the Eternal; it belongs to the priest who splashes the blood of the recompense-offering. The flesh 13 of the victim of the recompense- offering which is offered as a thank-offering must be eaten on the day it is sacrificed; nothing must be left over till next morn­ing. But if he is offering a 16 votive offering or a freewill offering, while the flesh must be eaten on the day it is sacrificed, anything left over may be eaten next day; whatever remains on 17 the third day must be burned up. If any meat from the 18 recompense-offerings is eaten on the third day, the offering shall not win you favour, it shall not count for the man who has offered it; it shall be reckoned mere refuse, and anyone who eats it must pay the pen­alty. Also, no flour that has 19 touched anything unclean is to be eaten; it must be burned up.</text:span></text:p>
        <text:p text:style-name="P16"><text:span text:style-name="CharStyle11">As for sacrificial flesh, anyone who is clean may eat it; but if 20 anyone in a state of uncleanness eats the flesh of any recompense­offering belonging to the Eternal, that soul shall be outlawed from his kinsfolk. And if anyone 21 eats the flesh of any recompense-</text:span></text:p>
        <text:p text:style-name="P43"><text:span text:style-name="CharStyle11">offering belonging to the Eter­nal, after he has touched some­thing unclean, human or animal or reptile, that soul shall be out­lawed from his kinsfolk.”</text:span></text:p>
        <text:list xml:id="list6684340859577201619" text:style-name="L12">
          <text:list-item>
            <text:p text:style-name="P167"><text:span text:style-name="CharStyle11"><text:tab/>[[The Eternal gave Moses these orders for the Israelites:</text:span></text:p>
          </text:list-item>
          <text:list-item>
            <text:p text:style-name="P150"><text:span text:style-name="CharStyle11"><text:tab/>“You must never eat the fat of</text:span></text:p>
          </text:list-item>
          <text:list-item>
            <text:p text:style-name="P128"><text:span text:style-name="CharStyle11"><text:tab/>ox or sheep or goat. The fat of animals that have died a natural death or that have been torn to pieces, you may use for any other purpose, but on no ac-</text:span></text:p>
          </text:list-item>
          <text:list-item>
            <text:p text:style-name="P128"><text:span text:style-name="CharStyle11"><text:tab/>count must you eat it; for who­ever eats the fat of any animal used in sacrifice and burned for the Eternal, that soul shall be</text:span></text:p>
          </text:list-item>
          <text:list-item>
            <text:p text:style-name="P128"><text:span text:style-name="CharStyle11"><text:tab/>outlawed from his kinsfolk. And you must never partake of blood in any of your houses, blood</text:span></text:p>
          </text:list-item>
          <text:list-item>
            <text:p text:style-name="P128"><text:soft-page-break/><text:span text:style-name="CharStyle11"><text:tab/>either of birds or of beasts; who­ever partakes of blood, that soul shall be outlawed from his kinsfolk.”]]</text:span></text:p>
          </text:list-item>
          <text:list-item>
            <text:p text:style-name="P167"><text:span text:style-name="CharStyle11"><text:tab/>The Eternal gave Moses these orders for the Israelites that</text:span></text:p>
          </text:list-item>
          <text:list-item>
            <text:p text:style-name="P150"><text:span text:style-name="CharStyle11"><text:tab/>“anyone offering a recompense- offering in sacrifice to the Eter­nal must bring in his own hands to the Eternal the part of his recompense-offering which is to</text:span></text:p>
          </text:list-item>
          <text:list-item>
            <text:p text:style-name="P128"><text:span text:style-name="CharStyle11"><text:tab/>be burned; what he brings shall be the fat along with the breast of the victim, the breast to be waved to and fro, in presence of the Eternal, as a waved</text:span></text:p>
          </text:list-item>
          <text:list-item>
            <text:p text:style-name="P128"><text:span text:style-name="CharStyle11"><text:tab/>offering. The priest shall burn the fat on the altar, but the breast belongs to Aaron and his</text:span></text:p>
          </text:list-item>
          <text:list-item>
            <text:p text:style-name="P128"><text:span text:style-name="CharStyle11"><text:tab/>sons. The right thigh is also to be presented to the priest as his share of what you are sacrificing by way of recompense-offering;</text:span></text:p>
          </text:list-item>
          <text:list-item>
            <text:p text:style-name="P128"><text:span text:style-name="CharStyle11"><text:tab/>the particular priest who offers the blood and the fat of the recompense-offerings is to have the right thigh as his share.</text:span></text:p>
          </text:list-item>
          <text:list-item>
            <text:p text:style-name="P168"><text:span text:style-name="CharStyle11"><text:tab/>For I have set aside the breast that is waved and the right thigh from the sacrifices of the Israelites in these recompense-</text:span></text:p>
          </text:list-item>
        </text:list>
        <text:p text:style-name="P19"><text:span text:style-name="CharStyle11">offerings, and assigned these to Aaron the priest and to his sons as their perpetual due from the Israelites.” Such is the share </text:span><text:span text:style-name="CharStyle12">35 </text:span><text:span text:style-name="CharStyle11">that fell to Aaron and his sons from the fire-offerings made to the Eternal, when Moses pre­sented them for the ministry of the Eternal as priests, the share 36 that the Eternal ordered the Israelites to give them as their lasting due, generation after generation.</text:span></text:p>
        <text:p text:style-name="P28"><text:span text:style-name="CharStyle11">Such is the law of the burnt- </text:span><text:span text:style-name="CharStyle12">37 </text:span><text:span text:style-name="CharStyle11">offering, the cereal-offering, the sin-offering, the guilt-offering, and the recompense-offering in sacrifice, which the Eternal laid 38 down for Moses on mount Sinai, when Moses was commanding the Israelites to present their offerings to the Eternal in the desert of Sinai.</text:span></text:p>
        <text:p text:style-name="P28"><text:span text:style-name="CharStyle11">The Eternal then said to o Moses, “Take Aaron and his O 2 sons, take the vestments and the anointing oil, the bullock for the sin-offering and the two rams, also the basket of unleavened cakes, and convene all the com- </text:span><text:span text:style-name="CharStyle12">3 </text:span><text:span text:style-name="CharStyle11">munity at the entrance to the Trysting tent.” Moses did as 4 the Eternal ordered him. And when the community had gath­ered at the entrance to the Trysting tent, Moses said to the </text:span><text:span text:style-name="CharStyle12">5 </text:span><text:span text:style-name="CharStyle11">community, “This is what the Eternal has ordered to be done.” Whereupon he brought forward 6 Aaron and his sons and washed them with water. He then put </text:span><text:span text:style-name="CharStyle12">7 </text:span><text:span text:style-name="CharStyle11">the tunic on Aaron, girdled him with the sash, invested him with the robe, put on him the sacred apron, tying its artistic ribbon round his waist and so fastening on the apron, and then hung </text:span><text:span text:style-name="CharStyle12">8 </text:span><text:span text:style-name="CharStyle11">over his shoulders the sacred pouch, inside which he placed the sacred lots. He placed the 9 turban on his head, and on his</text:span></text:p>
      </text:section>
      <text:section text:style-name="Sect2" text:name="Section4">
        <text:p text:style-name="P205"><text:span text:style-name="CharStyle11">forehead the golden diadem or sacred crown. All this as the Eternal had commanded Moses.</text:span></text:p>
        <text:p text:style-name="P25"><text:span text:style-name="CharStyle11">io Then Moses took some of the</text:span></text:p>
        <text:list xml:id="list4786957040366839664" text:style-name="L13">
          <text:list-item>
            <text:p text:style-name="P151"><text:span text:style-name="CharStyle11"><text:tab/>anointing oil and poured it over the head of Aaron, anointing</text:span></text:p>
          </text:list-item>
          <text:list-item>
            <text:p text:style-name="P151"><text:span text:style-name="CharStyle11"><text:tab/>him to consecrate him. Moses next brought Aaron’s sons, put tunics on them, girdled them with sashes, and tied caps on their heads, as the Eternal had</text:span></text:p>
          </text:list-item>
          <text:list-item>
            <text:p text:style-name="P151"><text:span text:style-name="CharStyle11"><text:tab/>commanded him. He brought forward the bullock of the sin- offering, and after Aaron and his sons had laid their hands on</text:span></text:p>
          </text:list-item>
          <text:list-item>
            <text:p text:style-name="P151"><text:span text:style-name="CharStyle11"><text:tab/>the head of the bullock, Moses slaughtered it. Taking some of the blood, he smeared it with his finger all round the knobs of the altar, pouring the rest of the blood out at the base of the altar and thereby consecrating it,</text:span></text:p>
          </text:list-item>
          <text:list-item>
            <text:p text:style-name="P151"><text:span text:style-name="CharStyle11"><text:tab/>purging it of guilt. Taking all the fat upon the entrails, the lobe of the liver, the two kid­neys and their fat, Moses burned it on the altar; but the skin,</text:span></text:p>
          </text:list-item>
          <text:list-item>
            <text:p text:style-name="P151"><text:span text:style-name="CharStyle11"><text:tab/>flesh, and dung of the bullock he burned up outside the camp, as the Eternal had commanded him.</text:span></text:p>
          </text:list-item>
          <text:list-item>
            <text:p text:style-name="P138"><text:span text:style-name="CharStyle11"><text:tab/>He then brought the ram of the burnt-offering, and, after Aaron and his sons had laid their hands upon the head of</text:span></text:p>
          </text:list-item>
          <text:list-item>
            <text:p text:style-name="P129"><text:span text:style-name="CharStyle11"><text:tab/>the ram, Moses slaughtered it, splashing the blood all round</text:span></text:p>
          </text:list-item>
          <text:list-item>
            <text:p text:style-name="P129"><text:span text:style-name="CharStyle11"><text:tab/>the sides of the altar. He cut up the ram, burning the pieces,</text:span></text:p>
          </text:list-item>
          <text:list-item>
            <text:p text:style-name="P129"><text:span text:style-name="CharStyle11"><text:tab/>with the head and the suet, and washing the entrails and legs with water; the whole of this he burned on the altar as a burnt- offering with a soothing odour, a fire-offering of the Eternal, as the Eternal had commanded him.</text:span></text:p>
          </text:list-item>
          <text:list-item>
            <text:p text:style-name="P138"><text:span text:style-name="CharStyle11"><text:tab/>He then brought the other ram, the ram for the rite of installation; after Aaron and his sons had laid their hands</text:span></text:p>
          </text:list-item>
        </text:list>
        <text:p text:style-name="P16"><text:span text:style-name="CharStyle11">upon the head of the ram, Moses 23 slaughtered it. Taking some of the blood, he smeared it on the tip of Aaron’s right ear, on the thumb of his right hand, and on the great toe of his right foot; then Moses brought Aaron’s 24 sons and smeared some of the blood on the tips of their right ears, on the thumbs of their right hands, and on the great toes of their right feet; the rest of the blood Moses splashed all round the sides of the altar. Taking 25 the fat of the ram, the fat tail, all the fat on the entrails, the lobe of the liver, the two kidneys and their fat, with the right thigh; taking also one unleav- 26 ened cake, one cake of bread baked with oil, and one pancake, from the basket of unleavened cakes before the Eternal, and placing these on the top of the fat and the right thigh, he put 27 the whole mass into the hands of Aaron and his sons, and had them waved to and fro as an offering before the Eternal. Then Moses took it all out of 28 their hands and burned it on the top of the burnt-offering upon the altar, as an installation­offering with a soothing odour, a fire-offering to the Eternal. The breast of the ram Moses 29 waved to and fro as an offering before the Eternal; he had that as his own share of the ram in the rite of installation, as the Eternal had commanded him.</text:span></text:p>
        <text:p text:style-name="P27"><text:span text:style-name="CharStyle11">Then Moses took some of the 30 anointing oil and the blood on the altar, sprinkling it over Aaron and his vestments as well as over his sons and their vest­ments, to consecrate Aaron and his vestments, and his sons and their vestments.</text:span></text:p>
        <text:p text:style-name="P28"><text:span text:style-name="CharStyle11">Moses further said to Aaron 31 and his sons, “Boil the meat at</text:span></text:p>
        <text:p text:style-name="P206"><text:span text:style-name="CharStyle11">the entrance to the Trysting tent and eat it there, with the cakes in the basket of the in­stallation-rite—for so I have been commanded to bid Aaron</text:span></text:p>
        <text:list xml:id="list9099067981076774475" text:style-name="L14">
          <text:list-item>
            <text:p text:style-name="P141"><text:span text:style-name="CharStyle11"><text:tab/>and his sons eat. The rest of the meat and cakes you must</text:span></text:p>
          </text:list-item>
          <text:list-item>
            <text:p text:style-name="P141"><text:span text:style-name="CharStyle11"><text:tab/>burn up. For seven days you must never leave the entrance to the Trysting tent, till the days of your installation are over; the installation is to last for seven</text:span></text:p>
          </text:list-item>
          <text:list-item>
            <text:p text:style-name="P141"><text:span text:style-name="CharStyle11"><text:tab/>days. What has been now done, has been done by order of the Eternal, as expiation on your</text:span></text:p>
          </text:list-item>
          <text:list-item>
            <text:p text:style-name="P141"><text:span text:style-name="CharStyle11"><text:tab/>account. Remain at the en­trance of the Trysting tent for seven days, day and night, and do your duty to the Eternal, lest you die—so I am commanded.”</text:span></text:p>
          </text:list-item>
          <text:list-item>
            <text:p text:style-name="P139"><text:span text:style-name="CharStyle11"><text:tab/>Aaron and his sons did every­thing that the Eternal ordered</text:span></text:p>
          </text:list-item>
        </text:list>
        <text:p text:style-name="Body_20_text_20__28_2_29__20__2b__20_DropCap2">9<text:span text:style-name="CharStyle11"> them by Moses. And on the eighth day Moses called Aaron and his sons and the sheikhs of Israel,sayingto Aaron, 2 “Take a bull calf for a sin-offer­ing and a ram for a burnt-offer­ing, both unblemished, and offer </text:span><text:span text:style-name="CharStyle12">3</text:span><text:span text:style-name="CharStyle11"> them before the Eternal. Also, tell the Israelites to take a he- goat for a sin-offering, as well as a yearling calf and a yearling lamb, both unblemished, for a 4 burnt-offering, and an ox and a ram for recompense-offerings, to sacrifice before the Eternal; furthermore, they are to bring a cereal-offering mixed with oil. For the Eternal will appear to you this day.”</text:span></text:p>
        <text:list xml:id="list2775192565767957731" text:style-name="L15">
          <text:list-item>
            <text:p text:style-name="P61"><text:span text:style-name="CharStyle11"><text:tab/>They brought all these, as Moses ordered, before the Trysting tent; and as all the community came forward to 6 stand before the Eternal, Moses told them what they must do, in obedience to the Eternal, that the splendour of the Eter­nal might appear to them. </text:span><text:span text:style-name="CharStyle12">7</text:span><text:span text:style-name="CharStyle11"> “Come up to the altar,” he said</text:span></text:p>
          </text:list-item>
        </text:list>
        <text:p text:style-name="P53"><text:span text:style-name="CharStyle11">to Aaron, “offer your sin-offer­ing and burnt-offering, as ex­piation for yourself and for your household; then offer sacrifice for the people and make expi­ation for them, as the Eternal has ordered.”</text:span></text:p>
        <text:p text:style-name="P28"><text:span text:style-name="CharStyle11">So Aaron went up to the altar </text:span><text:span text:style-name="CharStyle12">8 </text:span><text:span text:style-name="CharStyle11">and slaughtered the calf of the sin-offering made for himself; his sons brought the blood to </text:span><text:span text:style-name="CharStyle12">9 </text:span><text:span text:style-name="CharStyle11">him, and dipping his fingers in it he smeared it on the knobs of the altar, pouring the rest of the blood out at the base of the altar; the fat, the kidneys, and 10 the lobe of the liver of the vic­tim, he burned on the altar, as the Eternal had commanded Moses. The flesh and the skin 11 he burned outside the camp. He 12 then slaughtered the victim of the burnt-offering; his sons handed him the blood, and he splashed it all round the sides of the altar. They handed him 13 the various pieces of the burnt- offering, including the head, and he burned them on the altar. The entrails and legs he washed 14 with water, and then burned them on the top of the burnt- offering on the altar. He then </text:span><text:span text:style-name="CharStyle20">15 </text:span><text:span text:style-name="CharStyle11">brought the people’s offering, taking the goat of the sin- offering for the people and slaughtering it as an offering for sin in the same way. The 16 burnt-offering he presented in the regular way. The cereal- 17 offering he presented, taking out the usual handful, and burn­ing it on the altar in addition to the burnt-offering of the morn­ing sacrifice. He also slaugh- 18 tered the ox and the ram, the recompense - offering sacrificed for the people; his sons handed him the blood, which he splashed on the altar all round, while the fat parts of the ox, the 19</text:span></text:p>
      </text:section>
      <text:section text:style-name="Sect2" text:name="Section5">
        <text:p text:style-name="P207"><draw:frame draw:style-name="fr3" draw:name="38" text:anchor-type="paragraph" svg:x="2.1571in" svg:y="3.4in" svg:width="0.2598in" svg:height="0.0161in" draw:z-index="4"><draw:image xlink:href="Pictures/10000000000000270000001ACE1C6A43.jpg" xlink:type="simple" xlink:show="embed" xlink:actuate="onLoad"/><draw:contour-polygon svg:width="0.2598in" svg:height="0.1693in" svg:viewBox="0 0 660 430" draw:points="0,0 660,0 660,430 0,430" draw:recreate-on-edit="true"/></draw:frame><text:span text:style-name="CharStyle11">fat tail of the ram, the fat cover­ing the entrails, the kidneys, and</text:span></text:p>
        <text:list xml:id="list3994299654790800118" text:style-name="L16">
          <text:list-item>
            <text:p text:style-name="P130"><text:span text:style-name="CharStyle11"><text:tab/>the lobe of the liver, were placed upon the breasts of the animals; the fat he burned on the altar,</text:span></text:p>
          </text:list-item>
        </text:list>
        <text:p text:style-name="P25"><text:span text:style-name="CharStyle11">2t but the breast Aaron waved to and fro as an offering before the Eternal, as Moses had com-</text:span></text:p>
        <text:list xml:id="list7773432696407978423" text:style-name="L17">
          <text:list-item>
            <text:p text:style-name="P131"><text:span text:style-name="CharStyle11"><text:tab/>manded. Raising his hands to­wards the people, Aaron blessed them, and stepped down from the altar when he had sacrificed the sin-offering, the burnt-offer­ing, and the recompense-offer­ings.</text:span></text:p>
          </text:list-item>
          <text:list-item>
            <text:p text:style-name="P175"><text:span text:style-name="CharStyle11"><text:tab/>Moses and Aaron then en­tered the Trysting tent; when they came out, they blessed the people, and the splendour of the Eternal appeared to all the peo-</text:span></text:p>
          </text:list-item>
          <text:list-item>
            <text:p text:style-name="P169"><text:span text:style-name="CharStyle11"><text:tab/>pie. [[Fire issued from the presence of the Eternal, con­suming the burnt-offering and fat upon the altar.]] When all the people saw this, they shouted and fell on their faces.</text:span></text:p>
          </text:list-item>
        </text:list>
        <text:p text:style-name="P16"><text:span text:style-name="CharStyle11">Now Nadab and Abihu, two sons of Aaron, each took his pan, lighted it and laid incense on it, offering irregular fire before the Eternal, which the Eternal had not ordered</text:span></text:p>
        <text:list xml:id="list3180965866607283199" text:style-name="L18">
          <text:list-item>
            <text:p text:style-name="P177"><text:span text:style-name="CharStyle11"><text:tab/>them to offer. Fire issued from the presence of the Eternal and devoured them, so that they</text:span></text:p>
          </text:list-item>
          <text:list-item>
            <text:p text:style-name="P177"><text:span text:style-name="CharStyle11"><text:tab/>died before the Eternal. Where­upon Moses said to Aaron, “This must be what the Eternal meant by saying,</text:span></text:p>
          </text:list-item>
        </text:list>
        <text:p text:style-name="P50"><text:span text:style-name="CharStyle22">I will display my sacred dread among those near to me,</text:span></text:p>
        <text:p text:style-name="P51"><text:span text:style-name="CharStyle22">I will show my splendour before all the people.”</text:span></text:p>
        <text:list xml:id="list190803468341726" text:continue-numbering="true" text:style-name="L18">
          <text:list-item>
            <text:p text:style-name="P194"><text:span text:style-name="CharStyle11"><text:tab/>Aaron said nothing. Then Moses called Mishael and Elza- phan, the sons of Uzziel, Aaron’s </text:span><text:span text:style-name="CharStyle23">uncle, </text:span><text:span text:style-name="CharStyle11">and told them to come and carry their kinsmen away from the sanctuary, outside the</text:span></text:p>
          </text:list-item>
          <text:list-item>
            <text:p text:style-name="P199"><text:span text:style-name="CharStyle11"><text:tab/>camp. They came up and car­ried away the men in their robes</text:span></text:p>
          </text:list-item>
        </text:list>
        <text:p text:style-name="P21"><text:span text:style-name="CharStyle11">outside the camp, as Moses had told them. Then said Moses to 12 Aaron and his remaining sons, Eleazar and Ithamar, “Take the cereal-offering left over from the fire-offerings made to the Eter­nal, and eat it unleavened beside the altar, for it is most sacred, and you must eat it in a sacred 13 spot; it is your due, and your sons’ due, from the fire-offerings made to the Eternal; such are my instructions. The waved 14 breast and the selected thigh of the victim you must eat in a clean spot, you and your sons and your daughters; they are assigned you and your sons as your due, from the sacrifices of the recompense-offerings of the Israelites. The waved breast is 15 to be brought along with the fat of the fire-offerings, to be waved to and fro before the Eternal; it belongs to you and to your sons as your due for all time, as the Eternal has commanded.” [[When Moses made careful 16 search for the goat of the sin- offering, he found that it had been burned! He was angry with Eleazar and Ithamar, the re­maining sons of Aaron. “Why 17 have you not eaten the sin- offering at the sanctuary? It is most sacred, and you were given it as food in order that you might remove the guilt of the community, by making expi­ation for them before the Eter­nal. And you never brought 18 the blood inside the sanctuary! You ought certainly to have eaten the flesh inside the sanc­tuary, as I gave orders.” Aaron 19 answered, “My sons have this day sacrificed their sin-offering and their burnt-offering before the Eternal; and yet such a mis­fortune has befallen me! If I had eaten the sin-offering to-</text:span></text:p>
        <text:p text:style-name="P212"><text:span text:style-name="CharStyle11">day, would it have been accept- 20 able to the Eternal?” When Moses heard that, he was satisfied.]]</text:span></text:p>
        <text:list xml:id="list190802732703851" text:continue-numbering="true" text:style-name="L18">
          <text:list-item>
            <text:p text:style-name="P132"><text:span text:style-name="CharStyle11"><text:tab/>[[Moses said to Aaron and to his sons Eleazar and Ithamar: “Never let your hair hang loose or tear your clothes in grief, lest you die, lest the Eternal be wroth with all the community; leave it to your fellows, the whole family of Israel, to bewail any outburst of the Eternal.</text:span></text:p>
          </text:list-item>
          <text:list-item>
            <text:p text:style-name="P163"><text:span text:style-name="CharStyle11"><text:tab/>And never leave the entrance of the Trysting tent, lest you die; for the Eternal’s anointing oil is on you.” So they followed the directions of Moses.]]</text:span></text:p>
          </text:list-item>
          <text:list-item>
            <text:p text:style-name="P132"><text:span text:style-name="CharStyle11"><text:tab/>[[The Eternal said to Aaron,</text:span></text:p>
          </text:list-item>
          <text:list-item>
            <text:p text:style-name="P156"><text:span text:style-name="CharStyle11"><text:tab/>“When you or your sons are en­tering the Trysting tent, never drink wine or liquor, lest you die; this is to be a standing rule from generation to generation,</text:span></text:p>
          </text:list-item>
        </text:list>
        <text:p text:style-name="P20"><text:span text:style-name="CharStyle11">io<text:tab/>that you may distinguish what is sacred and what is profane, what is unclean and what is n clean, and that you may teach the Israelites all the rules that the Eternal has given them by Moses.”]]</text:span></text:p>
        <text:p text:style-name="Body_20_text_20__28_2_29__20__2b__20_DropCap4">n<text:span text:style-name="CharStyle11">TheEternal gaveMoses and Aaron these orders for the 2 Israelites. “Here are the crea­tures you are allowed to eat, of 3 all animals on earth. You may eat any animal with a parted hoof, that has its hoof divided through, and that chews the </text:span><text:span text:style-name="CharStyle12">4</text:span><text:span text:style-name="CharStyle11"> cud. But of those that either chew the cud or have a parted hoof, you must not eat the fol­lowing: the camel, because, al­though it chews the cud, it has not a parted hoof and therefore </text:span><text:span text:style-name="CharStyle12">5</text:span><text:span text:style-name="CharStyle11"> is unclean for you; the hyrax, because, although it chews the cud, it has not a parted hoof and therefore is unclean for you; 6 the hare, because, although she chews the cud, she has not a</text:span></text:p>
        <text:p text:style-name="P19"><text:span text:style-name="CharStyle11">parted hoof and therefore is un­clean for you; the pig, because, </text:span><text:span text:style-name="CharStyle12">7 </text:span><text:span text:style-name="CharStyle11">although it has a parted hoof, divided through, it does not chew the cud and therefore is unclean for you. Of their meat 8 you must not eat, their carcases you must not touch; they are unclean for you.</text:span></text:p>
        <text:p text:style-name="P28"><text:span text:style-name="CharStyle11">As for fish, you may eat 9 anything with fins and scales that lives in the water, in sea or stream. But things in sea or io stream that have no fins and scales, either things that swarm in the waters or animals in the waters, they are all detestable n for you and shall be detested by you; you must never eat their flesh, and you must detest their very carcases: any creature in the 12 waters without fins or scales is detestable for you.</text:span></text:p>
        <text:p text:style-name="P28"><text:span text:style-name="CharStyle11">Of birds, these are what you 13 must detest, birds never to be eaten, detestable birds: the griffin, the vulture, the eagle, the kite, the buzzard of any 14 species, the raven of every 15 species, the ostrich, the night- 16 jar, the sea-mew, the hawk of any species, the cormorant, the 17 various kinds of owl, the water- 18 hen, the pelican, the carrion- vulture, the stork, the heron 19 of every species, the bittern, and the bat. Also, all winged in- 20 sects that go on four legs are de­testable for you; however, of 21 winged insects that go on four legs, you may eat those with jointed legs above their feet for leaping over the ground, the mi- 22 gratory locust of any species, the bald locust of any species, the dropping locust of any species, and the grasshopper of any species. All other winged in- 23 sects with four legs are detest­able for you.</text:span></text:p>
        <text:p text:style-name="P28"><text:span text:style-name="CharStyle11">[[You shall become unclean by 24</text:span></text:p>
        <text:p text:style-name="P43"><text:span text:style-name="CharStyle11">contact with the following: who­ever touches any carcase of them shall remain unclean till</text:span></text:p>
        <text:list xml:id="list190635398360013" text:style-name="L17">
          <text:list-item>
            <text:p text:style-name="P121"><text:span text:style-name="CharStyle11"><text:tab/>evening, and whoever carries any carcase of them shall wash his clothes and remain unclean</text:span></text:p>
          </text:list-item>
          <text:list-item>
            <text:p text:style-name="P131"><text:span text:style-name="CharStyle11"><text:tab/>till evening. Any animal with hoof parted but not divided through and not chewing its cud is unclean for you; anyone who touches such an animal shall be</text:span></text:p>
          </text:list-item>
          <text:list-item>
            <text:p text:style-name="P131"><text:span text:style-name="CharStyle11"><text:tab/>unclean. Any quadruped that goes on its paws is unclean for you; whoever touches its carcase shall remain unclean till eve-</text:span></text:p>
          </text:list-item>
          <text:list-item>
            <text:p text:style-name="P131"><text:span text:style-name="CharStyle11"><text:tab/>ning. Anyone who carries any </text:span><text:soft-page-break/><text:span text:style-name="CharStyle11">carcase of such animal shall wash his clothes and remain un­clean till evening: they are un-</text:span></text:p>
          </text:list-item>
          <text:list-item>
            <text:p text:style-name="P142"><text:span text:style-name="CharStyle11"><text:tab/>clean for you. Of swarming creatures upon earth, these are unclean for you: the weasel, the mouse, the lizard of every</text:span></text:p>
          </text:list-item>
          <text:list-item>
            <text:p text:style-name="P142"><text:span text:style-name="CharStyle11"><text:tab/>species, the gecko, the land- crocodile, the beetle, the snail,</text:span></text:p>
          </text:list-item>
          <text:list-item>
            <text:p text:style-name="P142"><text:span text:style-name="CharStyle11"><text:tab/>and the chameleon. These are unclean for you, among the swarming creatures; anyone who touches their dead bodies shall</text:span></text:p>
          </text:list-item>
          <text:list-item>
            <text:p text:style-name="P142"><text:span text:style-name="CharStyle11"><text:tab/>remain unclean till evening, and anything on which their dead bodies fall shall be unclean, any article of wood or dress, any skin or sack, any vessel in use— it must be put into water, it remains unclean till evening,</text:span></text:p>
          </text:list-item>
          <text:list-item>
            <text:p text:style-name="P142"><text:span text:style-name="CharStyle11"><text:tab/>and then is clean again. Any earthen jar into which one of their dead bodies falls must be broken, and the contents shall</text:span></text:p>
          </text:list-item>
          <text:list-item>
            <text:p text:style-name="P142"><text:span text:style-name="CharStyle11"><text:tab/>be unclean; any food that ab­sorbs water shall be unclean, and any liquid drink in any such</text:span></text:p>
          </text:list-item>
          <text:list-item>
            <text:p text:style-name="P142"><text:span text:style-name="CharStyle11"><text:tab/>jar shall be unclean. Any uten­sil on which any of their dead bodies falls shall be unclean; an oven or a chafing pot must be broken in pieces, it is unclean and must be counted unclean.</text:span></text:p>
          </text:list-item>
          <text:list-item>
            <text:p text:style-name="P142"><text:span text:style-name="CharStyle11"><text:tab/>But a fountain or a cistern for holding water shall be clean,</text:span></text:p>
          </text:list-item>
        </text:list>
        <text:p text:style-name="P19"><text:span text:style-name="CharStyle11">though anything used to lift out the dead body shall be unclean.</text:span></text:p>
        <text:p text:style-name="P19"><text:span text:style-name="CharStyle11">If any of their dead bodies falls </text:span><text:span text:style-name="CharStyle12">37 </text:span><text:span text:style-name="CharStyle11">on seed ready to be sown, the seed remains clean; but if it 38 falls on seed soaked by water, the seed is unclean for you.</text:span></text:p>
        <text:p text:style-name="P32"><text:span text:style-name="CharStyle11">Also, if an animal used for 39 food dies, he who touches the carcase shall remain unclean till evening; he who eats the carcase 40 shall wash his clothes and re­main unclean till evening; he who carries the carcase shall also wash his clothes and re­main unclean till evening.]]</text:span></text:p>
        <text:p text:style-name="P33"><text:span text:style-name="CharStyle11">Every swarming insect on 41 earth is detestable for you; not one must be eaten. Whatever 42 crawls on its belly, whatever goes on four legs, and what­ever has many legs, any swarm­ing insect whatever on earth, you must never eat; such are de­testable. You must not render 43 yourselves detestable by eating any swarming insect, you must not render yourselves unclean over them, thus defiling your­selves. For as I am the Eternal 44 your God, so you must hallow yourselves and keep yourselves sacred, for I am sacred; never defile yourselves with any sort of swarming insect. For as I 45 am the Eternal who brought you out of the land of Egypt to be your God, you must be sacred, for I am sacred.</text:span></text:p>
        <text:p text:style-name="P32"><text:span text:style-name="CharStyle11">Such is the law regarding 46 beasts, birds, fish, and swarm­ing creatures upon earth, that 47 you may distinguish between what is unclean and what is clean, between the living crea­tures that may be eaten and the living creatures that may not be eaten.”</text:span></text:p>
        <text:p text:style-name="P32"><text:span text:style-name="CharStyle11">The Eternal said to -| *&gt; Moses and Aaron: “When 2 a man has some swelling or</text:span></text:p>
        <text:p text:style-name="P37"><text:span text:style-name="CharStyle11">eruption or white spot on the skin of his body, which becomes the mark of leprosy on his skin, he must be taken to Aaron the priest or to one of his sons the</text:span></text:p>
        <text:list xml:id="list6505919566513586953" text:style-name="L19">
          <text:list-item>
            <text:p text:style-name="P100"><text:span text:style-name="CharStyle11"><text:tab/>priests; the priest shall look at the mark on the skin, and if the hair on the spot has turned white, while the marked patch seems to go under the skin, then it is the mark of leprosy, and the priest, after inspection, shall pro-</text:span></text:p>
          </text:list-item>
          <text:list-item>
            <text:p text:style-name="P70"><text:span text:style-name="CharStyle11"><text:tab/>nounce him unclean. Should the white spot shine and yet not appear to go under the skin, while the hair on it has not turned white, then the priest must isolate the marked man</text:span></text:p>
          </text:list-item>
          <text:list-item>
            <text:p text:style-name="P70"><text:span text:style-name="CharStyle11"><text:tab/>for seven days; on the seventh day, when the priest looks at him again, if the mark is unchanged in colour and has not spread, then the priest must isolate him</text:span></text:p>
          </text:list-item>
          <text:list-item>
            <text:p text:style-name="P70"><text:span text:style-name="CharStyle11"><text:tab/>for seven days more; on the seventh </text:span><text:soft-page-break/><text:span text:style-name="CharStyle11">day the priest shall again look at him, and if the mark has faded and has not spread over the skin, then the priest shall pronounce him clean —it is merely some eruption, and the man shall wash his</text:span></text:p>
          </text:list-item>
          <text:list-item>
            <text:p text:style-name="P70"><text:span text:style-name="CharStyle11"><text:tab/>clothes and be clean. But if the eruption does spread over the skin, after he has shown himself to the priest in order to be pro-</text:span></text:p>
          </text:list-item>
          <text:list-item>
            <text:p text:style-name="P70"><text:span text:style-name="CharStyle11"><text:tab/>nounced clean, the priest must look at it, and if the eruption still spreads, the priest must pro­nounce him unclean; it is a case of leprosy.</text:span></text:p>
          </text:list-item>
          <text:list-item>
            <text:p text:style-name="P101"><text:span text:style-name="CharStyle11"><text:tab/>When the mark of leprosy is on a man, he must be taken to</text:span></text:p>
          </text:list-item>
          <text:list-item>
            <text:p text:style-name="P83"><text:span text:style-name="CharStyle11"><text:tab/>the priest; the priest must look at him, and, if there is a white swelling on the skin, which has turned the hair white, if there is raw flesh inside the swelling,</text:span></text:p>
          </text:list-item>
          <text:list-item>
            <text:p text:style-name="P83"><text:span text:style-name="CharStyle11"><text:tab/>then it is chronic leprosy in the skin of his body; the priest shall pronounce him unclean, he need not isolate him—the man is un­</text:span></text:p>
          </text:list-item>
        </text:list>
        <text:p text:style-name="P19"><text:span text:style-name="CharStyle11">clean. If the leprosy breaks out </text:span><text:span text:style-name="CharStyle12">13 </text:span><text:span text:style-name="CharStyle11">all over the skin, so that the whole skin of the marked man is covered with leprosy, from head to foot, as far as the priest can see, then the priest must 13 look, and, if the leprosy has cov­ered all his body, he must pro­nounce the marked man clean; the skin has all turned white, he 14 is clean. Should raw flesh ap­pear on him, however, he is un­clean; when the priest sees the </text:span><text:span text:style-name="CharStyle25">15 </text:span><text:span text:style-name="CharStyle11">raw flesh, he must pronounce the man unclean; the raw flesh is unclean, a sign of leprosy. Should the raw flesh turn white 16 again, the man must go to the priest, and if the priest sees that </text:span><text:span text:style-name="CharStyle26">17 </text:span><text:span text:style-name="CharStyle11">the mark has changed into white, then he must pronounce the marked man clean: clean he is.</text:span></text:p>
        <text:p text:style-name="P28"><text:span text:style-name="CharStyle11">When a boil on the skin of the 18 body has healed, leaving a white </text:span><text:span text:style-name="CharStyle17">19 </text:span><text:span text:style-name="CharStyle11">swelling or a reddish-white, bright spot, the man must show it to the priest, who shall look 20 at it; if it appears to go under the skin, and if the hair on the swelling or spot has turned white, then the priest must pro­nounce him unclean—it is a mark of leprosy, which has broken out in the boil. But if 21 the priest sees no white hair on the spot, and the spot does not go under the skin, but has faded, then the priest must isolate him for seven days; if it spreads in 23 the skin, the priest must pro­nounce him unclean—it is a mark of leprosy; but if the 23 bright spot stays where it is, without spreading, it is the scar of the boil, and the priest shall pronounce the man clean.</text:span></text:p>
        <text:p text:style-name="P28"><text:span text:style-name="CharStyle11">Or again, when the skin of 24 the body has been burned, and the raw flesh of the burn has become a bright spot, reddish-</text:span></text:p>
      </text:section>
      <text:section text:style-name="Sect2" text:name="Section6">
        <text:list xml:id="list2428455042859316552" text:style-name="L20">
          <text:list-item>
            <text:p text:style-name="P213"><text:span text:style-name="CharStyle11"><text:tab/>white or white, the priest must look at it; if the hair on the bright spot has turned white, and it appears to go under the skin, then it is leprosy which has broken out in the burn, and the priest must pronounce the man unclean—it is the mark of lep-</text:span></text:p>
          </text:list-item>
          <text:list-item>
            <text:p text:style-name="P214"><text:span text:style-name="CharStyle11"><text:tab/>rosy. But if the priest sees there is no white hair on the bright spot, and it does not ap­pear to go under the skin, but has faded, then the priest must</text:span></text:p>
          </text:list-item>
          <text:list-item>
            <text:p text:style-name="P217"><text:span text:style-name="CharStyle11"><text:tab/>isolate him for seven days; on the seventh day he must look again, and if it has spread on the skin, then the priest shall pro­nounce him unclean—it is a</text:span></text:p>
          </text:list-item>
          <text:list-item>
            <text:p text:style-name="P217"><text:span text:style-name="CharStyle11"><text:tab/>mark of leprosy. But if the bright spot stays where it is, without spreading, but has faded, then it is the swelling caused by the burn, and the priest shall pronounce him clean —it is only the scar of the burn.</text:span></text:p>
          </text:list-item>
        </text:list>
        <text:p text:style-name="P36"><text:span text:style-name="CharStyle11">20 When a man or a woman has a sore on the head or on the</text:span></text:p>
        <text:list xml:id="list190636313297894" text:style-name="L5">
          <text:list-item>
            <text:p text:style-name="P220"><text:span text:style-name="CharStyle11"><text:tab/>beard, the priest must look at it; if it appears to go under the skin, and if it has thin, yellow hair, the priest shall pronounce him unclean—it is ringworm, a</text:span></text:p>
          </text:list-item>
          <text:list-item>
            <text:p text:style-name="P220"><text:span text:style-name="CharStyle11"><text:tab/>leprosy of the head or beard. If the priest sees that the ring­worm sore does not appear to go under the skin and has no black hair on it, the priest must isolate</text:span></text:p>
          </text:list-item>
          <text:list-item>
            <text:p text:style-name="P220"><text:span text:style-name="CharStyle11"><text:tab/>the patient for seven days. On the seventh day the priest shall look at the ringworm, and if the sore has not spread, if it has no yellow hair, and if the sore does not appear to go under the skin,</text:span></text:p>
          </text:list-item>
          <text:list-item>
            <text:p text:style-name="P220"><text:span text:style-name="CharStyle11"><text:tab/>then the man must be shaved, all except the sore; the priest must isolate him for seven days</text:span></text:p>
          </text:list-item>
          <text:list-item>
            <text:p text:style-name="P218"><text:span text:style-name="CharStyle11"><text:tab/>more. On the seventh day the priest shall look at it again, and if the ringworm has not spread on the skin, if it does not appear to go under the skin, then the</text:span></text:p>
          </text:list-item>
        </text:list>
        <text:p text:style-name="P19"><text:span text:style-name="CharStyle11">priest shall pronounce him clean, and he shall wash his clothes and be clean. However, if the </text:span><text:span text:style-name="CharStyle12">35 </text:span><text:span text:style-name="CharStyle11">ringworm spreads after he has been pronounced clean, then the 3b priest must look at it; and if the ringworm has spread, the priest need not look for yellow hair—the man is unclean. But </text:span><text:span text:style-name="CharStyle12">37 </text:span><text:span text:style-name="CharStyle11">if the ringworm remains as it appeared before, with black hair growing on the sore, the ringworm is healed, the man is clean, and the priest shall pro­nounce him clean.</text:span></text:p>
        <text:p text:style-name="P55"><text:span text:style-name="CharStyle11">When a man or a woman has 38 bright spots, bright white spots, on the skin of the body, the 39 priest must look at them; if these bright spots are a dull white, it is only a tetter which has broken out on the skin; the person is clean.</text:span></text:p>
        <text:p text:style-name="P32"><text:span text:style-name="CharStyle11">When a man loses his hair, he 40 is bald, but he is clean. If he 41 loses his hair in front, he is fore­head-bald, but he is clean. However, if there is a reddish- 42 white mark on the bald head or the bald forehead, it is leprosy breaking out on his bald head or his bald forehead. The priest 43 must look at it; if the swelling on his bald head or bald fore­head is reddish-white, like lep­rosy in the skin, he is a leprous 44 man, he is unclean; the priest shall pronounce him unclean— the mark of it is on his head. And when a man has the mark 45 of leprosy, he must tear his clothes, let his hair hang loose, and cover his moustache, crying ‘Unclean! Unclean!’ So long as 46 the mark is on him, he shall be counted unclean; unclean he is, he must live apart, and stay outside the camp.</text:span></text:p>
        <text:p text:style-name="P32"><text:span text:style-name="CharStyle11">[[When the mark of leprosy is 47 on a garment, woollen or linen, either in the warp or in the 48</text:span></text:p>
        <text:p text:style-name="P231"><text:span text:style-name="CharStyle11">woof, either in leather or in any-</text:span></text:p>
        <text:list xml:id="list4635010555522691720" text:style-name="L21">
          <text:list-item>
            <text:p text:style-name="P222"><text:span text:style-name="CharStyle11"><text:tab/>thing made of leather, if the mark on the garment or in the leather, in warp or woof, or in anything made of leather, is greenish or reddish, it is the mark of leprosy and must be</text:span></text:p>
          </text:list-item>
          <text:list-item>
            <text:p text:style-name="P222"><text:span text:style-name="CharStyle11"><text:tab/>shown to the priest. The priest shall look at the mark and shut the marked object away for</text:span></text:p>
          </text:list-item>
          <text:list-item>
            <text:p text:style-name="P222"><text:span text:style-name="CharStyle11"><text:tab/>seven days. On the seventh day he shall look at it again; and if the mark has spread in the gar­ment, in warp or woof, or in any­thing made of leather, then the mark means a malignant lep­rosy, and the object is unclean;</text:span></text:p>
          </text:list-item>
          <text:list-item>
            <text:p text:style-name="P222"><text:span text:style-name="CharStyle11"><text:tab/>he must burn the marked gar­ment, warp or woof, woollen or linen, or the leather article; for it is a malignant leprosy, it must</text:span></text:p>
          </text:list-item>
          <text:list-item>
            <text:p text:style-name="P222"><text:span text:style-name="CharStyle11"><text:tab/>be burned up. However, when the priest looks, if the mark has not spread in the garment, warp or woof, or in the leather article,</text:span></text:p>
          </text:list-item>
          <text:list-item>
            <text:p text:style-name="P222"><text:span text:style-name="CharStyle11"><text:tab/>the priest shall order the marked object to be washed, and then shut it away for seven days</text:span></text:p>
          </text:list-item>
          <text:list-item>
            <text:p text:style-name="P222"><text:span text:style-name="CharStyle11"><text:tab/>more; the priest shall then look at the washed mark, and if the mark has not changed colour, though it has not spread, it is unclean—you must burn the thing up, it has eaten into the stuff, whether the mischief is at</text:span></text:p>
          </text:list-item>
          <text:list-item>
            <text:p text:style-name="P222"><text:span text:style-name="CharStyle11"><text:tab/>the back or in front. Should the priest see that the mark is pale after being washed, he must tear it out of the garment or</text:span></text:p>
          </text:list-item>
          <text:list-item>
            <text:p text:style-name="P222"><text:span text:style-name="CharStyle11"><text:tab/>leather, warp or woof; if it still appears in the garment, in warp or woof, or in anything made of leather, then it is breaking out afresh, and you must burn up</text:span></text:p>
          </text:list-item>
          <text:list-item>
            <text:p text:style-name="P222"><text:span text:style-name="CharStyle11"><text:tab/>the marked object. You must wash the garment, warp or woof, or the leather from which the mark has disappeared, wash it a second time, and then it is</text:span></text:p>
          </text:list-item>
          <text:list-item>
            <text:p text:style-name="P222"><text:span text:style-name="CharStyle11"><text:tab/>clean. Such is the law regard­ing marks of leprosy in a woollen</text:span></text:p>
          </text:list-item>
        </text:list>
        <text:p text:style-name="P49"><text:span text:style-name="CharStyle11">or a linen garment, warp or woof, or in leather, showing how to pronounce anything clean or unclean.]]”</text:span></text:p>
        <text:p text:style-name="P32"><text:span text:style-name="CharStyle11">The Eternal said to f </text:span><text:span text:style-name="CharStyle17">\ </text:span><text:span text:style-name="CharStyle11">Moses, “This shall be the </text:span><text:span text:style-name="CharStyle17">2 </text:span><text:span text:style-name="CharStyle11">law for the leper at the time when he is pronounced clean. He must be taken to the priest, and 3 the priest, who has come outside the camp, shall look to see if the mark of leprosy is healed in the leper; then shall the priest 4 order two clean, living birds and some cedar-wood and marjoram tied with scarlet thread, to be brought for the man who is to be cleansed, and order one of the </text:span><text:span text:style-name="CharStyle12">5 </text:span><text:span text:style-name="CharStyle11">birds to be killed over fresh water in an earthen dish. Tak- 6 ing the other bird along with the cedar-wood and marjoram tied with scarlet thread, he shall dip them all in the blood of the bird killed over the fresh water; the blood he must sprinkle seven </text:span><text:span text:style-name="CharStyle27">7 </text:span><text:span text:style-name="CharStyle11">times over the man to be cleansed from leprosy, pro­nouncing him clean, but the bird he shall set free in the open country. The man to be 8 cleansed must then wash his clothes, shave off all his hair, and bathe in water; so shall he be clean.</text:span></text:p>
        <text:p text:style-name="P32"><text:span text:style-name="CharStyle11">[[After that, he may come in­side the camp. But for seven days he must remain outside his tent; on the seventh day he shall 9 shave off all his hair, the hair on his head, his beard, and his eye­brows, and wash his clothes and bathe his body in water and so be clean. On the eighth day he 10 must take two unblemished male lambs and one yearling ewe lamb also unblemished, with a cereal-offering of a peck and a half of fine flour mixed with oil and one pint of pure oil; these, together with the man 11</text:span></text:p>
      </text:section>
      <text:section text:style-name="Sect2" text:name="Section7">
        <text:p text:style-name="P208"><text:span text:style-name="CharStyle11">himself, the officiating priest must place before the Eternal at the entrance to the Trysting</text:span></text:p>
        <text:list xml:id="list190636369324528" text:style-name="L19">
          <text:list-item>
            <text:p text:style-name="P178"><text:span text:style-name="CharStyle11"><text:tab/>tent. The priest shall then offer one of the male lambs and the pint of oil as a guilt-offering, waving them to and fro as an</text:span></text:p>
          </text:list-item>
          <text:list-item>
            <text:p text:style-name="P178"><text:span text:style-name="CharStyle11"><text:tab/>offering before the Eternal; he must kill the male lamb where the sin-offering and the burnt- offering are killed, in the court­yard of the sanctuary (for as the sin-offering belongs to the priest, so does the guilt-offering—it is</text:span></text:p>
          </text:list-item>
          <text:list-item>
            <text:p text:style-name="P122"><text:span text:style-name="CharStyle11"><text:tab/>most sacred), and, taking some of the blood of the guilt-offering, the priest shall smear it on the tip of the man’s right ear, the thumb of his right hand, and the great toe of his right foot.</text:span></text:p>
          </text:list-item>
          <text:list-item>
            <text:p text:style-name="P122"><text:span text:style-name="CharStyle11"><text:tab/>Then, pouring some of the pint of oil into the palm of his left</text:span></text:p>
          </text:list-item>
          <text:list-item>
            <text:p text:style-name="P122"><text:span text:style-name="CharStyle11"><text:tab/>hand, the priest shall dip his right fore-finger in the oil on his left hand and sprinkle some of it with his finger seven times in</text:span></text:p>
          </text:list-item>
          <text:list-item>
            <text:p text:style-name="P122"><text:span text:style-name="CharStyle11"><text:tab/>front of the Eternal; the rest of the oil in his hand the priest shall use, partly to smear the tip of the man’s right ear, the thumb of his right hand, and the great toe of his right foot, where the blood of the guilt-offering had been applied, and partly to</text:span></text:p>
          </text:list-item>
          <text:list-item>
            <text:p text:style-name="P122"><text:span text:style-name="CharStyle11"><text:tab/>drop on the man’s head. So shall the priest make expiation for him before the Eternal.</text:span></text:p>
          </text:list-item>
          <text:list-item>
            <text:p text:style-name="P180"><text:span text:style-name="CharStyle11"><text:tab/>Then the priest must offer the sin-offering and make expia­tion for the man to be cleansed, owing to his uncleanness; after which he must kill the burnt-</text:span></text:p>
          </text:list-item>
          <text:list-item>
            <text:p text:style-name="P143"><text:span text:style-name="CharStyle11"><text:tab/>offering victim, and offer on the altar the burnt-offering and the cereal-offering. So shall the priest make expiation for him,</text:span></text:p>
          </text:list-item>
          <text:list-item>
            <text:p text:style-name="P143"><text:span text:style-name="CharStyle11"><text:tab/>and he shall be clean. If the man is poor and cannot afford so much, he must take one male lamb as a guilt-offering, to be waved to and fro as expiation</text:span></text:p>
          </text:list-item>
        </text:list>
        <text:p text:style-name="P19"><text:span text:style-name="CharStyle11">for him, with a cereal-offering of half a peck of fine flour mixed with oil, and one pint of pure oil, also two turtle-doves or two 2a young pigeons, such as he can afford to buy, the one as a sin- offering, the other as a burnt- offering. These he must bring 23 on the eighth day to the priest, for his cleansing, to the entrance of the Trysting tent, before the Eternal; and the priest, taking 24 the lamb of the guilt-offering and the pint of oil, shall wave them to and fro as an offering before the Eternal. Then, kill 25 ing the lamb of the guilt-offer­ing, the priest shall take some of the blood and smear it on the tip of the man’s right ear, on the thumb of his right hand, and on the great toe of his right foot. Then, pouring some of the pint 26 of oil into the palm of his left hand, the priest with his right 27 fore-finger shall sprinkle some of the oil in his left hand seven times in front of the Eternal; the rest of the oil in his hand 28 the priest shall use, partly to smear the tip of the man’s right ear, the thumb of his right hand, and the great toe of his right foot, where the blood of the guilt-offering had been applied, partly to drop on the man’s 29 head, by way of making expi­ation for him before the Eternal.</text:span></text:p>
        <text:p text:style-name="P19"><text:span text:style-name="CharStyle11">He must offer one of the turtle- 30 doves or young pigeons, which </text:span><text:span text:style-name="CharStyle28">31 </text:span><text:span text:style-name="CharStyle11">the man has been able to afford, one as a sin-offering and the other as a burnt-offering, along with the cereal-offering; so shall the priest make expiation before the Eternal for the man to be cleansed. Such is the law for 32 the man marked by leprosy who cannot afford the regular sacri­fices at his cleansing.]]”</text:span></text:p>
        <text:p text:style-name="P52"><text:span text:style-name="CharStyle11">The Eternal said to Moses 33</text:span></text:p>
        <text:list xml:id="list3423700651720882306" text:style-name="L22">
          <text:list-item>
            <text:p text:style-name="P202"><text:span text:style-name="CharStyle11"><text:tab/>and Aaron, “When you enter the land of Canaan, which I assign you as your possession, if I put the mark of leprosy on the inner wall of any house in</text:span></text:p>
          </text:list-item>
          <text:list-item>
            <text:p text:style-name="P133"><text:span text:style-name="CharStyle11"><text:tab/>the land you possess, then the owner of the house must go and tell the priest that there seems to he a kind of mark inside the</text:span></text:p>
          </text:list-item>
          <text:list-item>
            <text:p text:style-name="P133"><text:span text:style-name="CharStyle11"><text:tab/>house. Before the priest goes in to examine the mark, he must order the house to be cleared, so that everything inside the house may not be rendered unclean. Then shall the priest go in to</text:span></text:p>
          </text:list-item>
          <text:list-item>
            <text:p text:style-name="P133"><text:span text:style-name="CharStyle11"><text:tab/>examine the house; he shall look at the mark, and if the mark on the wall shows greenish or red­dish patches, and the discolour­ing has gone below the surface</text:span></text:p>
          </text:list-item>
          <text:list-item>
            <text:p text:style-name="P133"><text:span text:style-name="CharStyle11"><text:tab/>of the plaster, the priest shall step outside and shut up the</text:span></text:p>
          </text:list-item>
          <text:list-item>
            <text:p text:style-name="P144"><text:span text:style-name="CharStyle11"><text:tab/>house for seven days. On the seventh day he shall come back and examine it; if the mark has</text:span></text:p>
          </text:list-item>
          <text:list-item>
            <text:p text:style-name="P144"><text:span text:style-name="CharStyle11"><text:tab/>spread over the wall, the priest shall order the marked stones to be pulled out and thrown into some unclean place outside the</text:span></text:p>
          </text:list-item>
          <text:list-item>
            <text:p text:style-name="P144"><text:span text:style-name="CharStyle11"><text:tab/>town; he shall have the inside of the house scraped all round, and the mortar scraped off is to be put in some unclean place</text:span></text:p>
          </text:list-item>
          <text:list-item>
            <text:p text:style-name="P170"><text:span text:style-name="CharStyle11"><text:tab/>outside the town; fresh stones must be brought, to replace the old stones, and fresh mortar used to plaster the house.</text:span></text:p>
          </text:list-item>
          <text:list-item>
            <text:p text:style-name="P170"><text:span text:style-name="CharStyle11"><text:tab/>Should the mark break out again in the house, after he has had the stones pulled out and the house scraped and plastered,</text:span></text:p>
          </text:list-item>
          <text:list-item>
            <text:p text:style-name="P170"><text:span text:style-name="CharStyle11"><text:tab/>then the priest shall enter and examine it; if the mark has spread, it is a case of malignant leprosy in the house—it is un-</text:span></text:p>
          </text:list-item>
          <text:list-item>
            <text:p text:style-name="P170"><text:span text:style-name="CharStyle11"><text:tab/>clean. He must have the house pulled down, stones, wood, mor­tar, and all, and have them car­ried outside the town to an</text:span></text:p>
          </text:list-item>
          <text:list-item>
            <text:p text:style-name="P170"><text:span text:style-name="CharStyle11"><text:tab/>unclean place. Also, anyone who enters the house, while it is</text:span></text:p>
          </text:list-item>
        </text:list>
        <text:p text:style-name="P19"><text:span text:style-name="CharStyle11">shut up, shall be unclean till evening; anyone who sleeps in 47 the house must wash his clothes, and anyone who eats in the house must wash his clothes.</text:span></text:p>
        <text:p text:style-name="P16"><text:span text:style-name="CharStyle11">But if the priest enters, only to 48 find that the mark has not spread, after the house has been plastered, then the priest shall pronounce the house clean, as the mark has disappeared. To 49 cleanse the house, he must take two birds, along with some cedar-wood and marjoram tied with scarlet thread; one of the 50 birds he must kill over fresh water in an earthen dish, and 31 then take the cedar-wood and marjoram tied with scarlet thread, and the other bird, and dip them in the blood of the bird he killed and also in the fresh water, sprinkling the house seven times; with the blood of 52 the one bird, with the fresh water, with the other bird, and with the cedar-wood and mar­joram tied with scarlet thread, he shall cleanse the house, let- 53 ting the other bird fly free from the town into the open country. Thus shall he make expiation for the house, and it shall be clean.</text:span></text:p>
        <text:p text:style-name="P28"><text:span text:style-name="CharStyle11">Such is the law for all kinds of </text:span><text:span text:style-name="CharStyle12">54 </text:span><text:span text:style-name="CharStyle11">leprosy-marks, and for ring­worm, for leprosy in clothes or 55 in a house, for a swelling, for an 56 eruption, and for bright spots— showing where each of these is 57 unclean and where it is clean. Such is the law of leprosy.”</text:span></text:p>
        <text:p text:style-name="P28"><text:span text:style-name="CharStyle11">The Eternal gave Moses 1 r* and Aaron these orders for L'J the Israelites: “When any man 2 has a discharge from his private parts, the discharge is unclean.</text:span></text:p>
        <text:p text:style-name="P19"><text:span text:style-name="CharStyle11">His uncleanness shall last as 3 long as he has the discharge; whether the parts are discharg­ing or whether they are stopped</text:span></text:p>
        <text:p text:style-name="P18"><text:span text:style-name="CharStyle11">to prevent the discharge, the</text:span></text:p>
        <text:list xml:id="list190635576804307" text:style-name="L1">
          <text:list-item>
            <text:p text:style-name="P234"><text:span text:style-name="CharStyle11"><text:tab/>man is unclean. Every bed on which the man with the dis­charge lies, shall be unclean, and anything on which he sits shall</text:span></text:p>
          </text:list-item>
          <text:list-item>
            <text:p text:style-name="P234"><text:span text:style-name="CharStyle11"><text:tab/>be unclean; anyone who touches the man’s bed shall wash his clothes and bathe in water and</text:span></text:p>
          </text:list-item>
          <text:list-item>
            <text:p text:style-name="P234"><text:soft-page-break/><text:span text:style-name="CharStyle11"><text:tab/>remain unclean till evening, and anyone w</text:span><text:span text:style-name="CharStyle11"><text:span text:style-name="T1">r</text:span></text:span><text:span text:style-name="CharStyle11">ho sits on anything on which the man with the dis­charge has sat, shall wash his clothes and bathe in water and remain unclean till evening.</text:span></text:p>
          </text:list-item>
          <text:list-item>
            <text:p text:style-name="P234"><text:span text:style-name="CharStyle11"><text:tab/>Also, anyone who touches the body of the man with the dis­charge shall wash his clothes and bathe in water and remain</text:span></text:p>
          </text:list-item>
          <text:list-item>
            <text:p text:style-name="P234"><text:span text:style-name="CharStyle11"><text:tab/>unclean till evening. And if the man with the discharge spits on a clean man, the latter shall wash his clothes and bathe in water and remain unclean till</text:span></text:p>
          </text:list-item>
          <text:list-item>
            <text:p text:style-name="P234"><text:span text:style-name="CharStyle11"><text:tab/>evening. Any saddle on which the man with the discharge</text:span></text:p>
          </text:list-item>
          <text:list-item>
            <text:p text:style-name="P225"><text:span text:style-name="CharStyle11"><text:tab/>rides shall be unclean; and any­one who touches anything that has been under the man shall remain unclean till evening; anyone who carries any such thing shall wash his clothes and bathe in water and remain un-</text:span></text:p>
          </text:list-item>
          <text:list-item>
            <text:p text:style-name="P225"><text:span text:style-name="CharStyle11"><text:tab/>clean till evening. Anyone whom the man with the dis­charge touches, without having rinsed his hand in water, must wash his clothes and bathe in water and remain unclean till</text:span></text:p>
          </text:list-item>
          <text:list-item>
            <text:p text:style-name="P225"><text:span text:style-name="CharStyle11"><text:tab/>evening. Any earthen pot touched by the man with the discharge must be broken, and any wooden article rinsed in water.</text:span></text:p>
          </text:list-item>
          <text:list-item>
            <text:p text:style-name="P225"><text:span text:style-name="CharStyle11"><text:tab/>When the man with the dis­charge is cleansed of his dis­charge, he must count seven days for his cleansing, washing his clothes, bathing his body in fresh water, and so becoming</text:span></text:p>
          </text:list-item>
          <text:list-item>
            <text:p text:style-name="P215"><text:span text:style-name="CharStyle11"><text:tab/>clean; on the eighth day he shall take two turtle-doves or two</text:span></text:p>
          </text:list-item>
        </text:list>
        <text:p text:style-name="P19"><text:span text:style-name="CharStyle11">young pigeons and appear be­fore the Eternal at the entrance of the Trysting tent, handing the birds to the priest, who shall 15 offer them, one for a sin-offering and the other for a burnt-offer­ing; so shall the priest make ex­piation for him and his discharge before the Eternal.</text:span></text:p>
        <text:p text:style-name="P40"><text:span text:style-name="CharStyle11">If a man has an emission of 16 seed, he must bathe all his body in water and remain unclean till evening; every garment or 17 piece of leather on which the seed has dropped must be washed in water and remain un­clean till evening. If a man lies 18 with a woman and there is an emission of seed, they must both bathe themselves in water and remain unclean till evening.</text:span></text:p>
        <text:p text:style-name="P40"><text:span text:style-name="CharStyle11">If a woman has a discharge 19 (the discharge in her case being blood from her body), she must be separated for seven days; anyone who touches her shall remain unclean till evening. Anything on which she lies, 20 when in this condition, shall be unclean; also, anything on which she sits. Anyone who 21 touches her bed shall wash his clothes and bathe in water and remain unclean till evening. Anyone who touches anything 22 she sits on shall wash his clothes and bathe in water and remain unclean till evening. If he 23 touches anything either in her bed or what she sits upon, he shall remain unclean till eve­ning. And if any man lies beside 24 her, so that her impure dis­charge comes on him, he shall be unclean for seven days, and any bed on which he lies shall be unclean.</text:span></text:p>
        <text:p text:style-name="P40"><text:span text:style-name="CharStyle11">If a woman has a discharge of 23 blood which goes on for a long time, when it is not her monthly period, or if she has a discharge</text:span></text:p>
      </text:section>
      <text:section text:style-name="Sect2" text:name="Section8">
        <text:p text:style-name="P209"><text:span text:style-name="CharStyle11">lasting beyond the time of her period, during this discharge she shall be unclean as she is during</text:span></text:p>
        <text:list xml:id="list3186445735844418945" text:style-name="L23">
          <text:list-item>
            <text:p text:style-name="P152"><text:span text:style-name="CharStyle17"><text:tab/></text:span><text:span text:style-name="CharStyle11">the time of her period. Any bed on which she lies during this dis­charge shall be to her as the bed of her monthly period, and any­thing on which she sits, shall be as unclean as if it were the</text:span></text:p>
          </text:list-item>
        </text:list>
        <text:p text:style-name="P25"><text:span text:style-name="CharStyle29">17</text:span><text:span text:style-name="CharStyle30"> </text:span><text:span text:style-name="CharStyle11">period of her impurity. Anyone who touches any of these things shall be unclean; he must wash his clothes and bathe in water and remain unclean till evening.</text:span></text:p>
        <text:list xml:id="list3435489631024898961" text:style-name="L24">
          <text:list-item>
            <text:p text:style-name="P153"><text:span text:style-name="CharStyle11"><text:tab/>When she is cleansed of her dis­charge, she must count seven days for it; after that she shall</text:span></text:p>
          </text:list-item>
          <text:list-item>
            <text:p text:style-name="P134"><text:span text:style-name="CharStyle11"><text:tab/>become clean. On the eighth day she must take two turtle­doves or two young pigeons and bring them to the priest, at the entrance of the Trysting tent;</text:span></text:p>
          </text:list-item>
          <text:list-item>
            <text:p text:style-name="P134"><text:span text:style-name="CharStyle11"><text:tab/>one of them the priest shall offer as a sin-offering, the other as a burnt-offering. So shall the priest make expiation for her and her unclean discharge, be­fore the Eternal.”</text:span></text:p>
          </text:list-item>
        </text:list>
        <text:list xml:id="list6885734195709984680" text:style-name="L25">
          <text:list-item>
            <text:p text:style-name="P238"><text:span text:style-name="CharStyle11"><text:tab/></text:span><text:span text:style-name="CharStyle17">ey</text:span><text:span text:style-name="CharStyle11"> The Eternal also gave Moses these orders for the</text:span></text:p>
          </text:list-item>
          <text:list-item>
            <text:p text:style-name="P157"><text:span text:style-name="CharStyle11"><text:tab/>Israelites: “When a woman is delivered and bears a male child, she shall be unclean for seven days, for the same number of days as when she is separated</text:span></text:p>
          </text:list-item>
          <text:list-item>
            <text:p text:style-name="P157"><text:span text:style-name="CharStyle11"><text:tab/>for an unclean discharge. On the eighth day the flesh of the child’s foreskin shall be circum-</text:span></text:p>
          </text:list-item>
          <text:list-item>
            <text:p text:style-name="P182"><text:span text:style-name="CharStyle11"><text:tab/>cised, and for thirty-three days further she must stay at home, while the blood flows, tili she is purified; she must not touch anything sacred, nor must she enter the sanctuary, till the days of her purification are over.</text:span></text:p>
          </text:list-item>
          <text:list-item>
            <text:p text:style-name="P182"><text:span text:style-name="CharStyle11"><text:tab/>But if she bears a female child, she shall remain unclean for two weeks, as at her monthly period, and stay at home for sixty-six days, while the blood flows, till</text:span></text:p>
          </text:list-item>
          <text:list-item>
            <text:p text:style-name="P182"><text:span text:style-name="CharStyle11"><text:tab/>she is purified. When the</text:span></text:p>
          </text:list-item>
        </text:list>
        <text:p text:style-name="P16"><text:span text:style-name="CharStyle11">days of her purification are over, either for a son or for a daughter, she shall bring a yearling lamb for a burnt-offering and a young pigeon or turtle-dove for a pur­gation offering, handing them to the priest at the entrance of the Trysting tent; the priest shall 7 offer it before the Eternal and make expiation for her, that she may be cleansed from her un­clean flow of blood. Such is the law for a mother, whether the child be male or female. If she 8 cannot afford a lamb, then she must bring two turtle-doves or two young pigeons, one for a burnt-offering and the other for a purgation offering; the priest shall make expiation for her, and she shall be clean.</text:span></text:p>
        <text:p text:style-name="P41"><text:span text:style-name="CharStyle11">So<text:tab/>shall you warn the -| Israelites against their un- A*) 31 cleanness, lest they die for their uncleanness, by polluting my Dwelling that is among them.</text:span></text:p>
        <text:p text:style-name="P40"><text:span text:style-name="CharStyle11">Such is the law for a man with 32 a discharge or for a man ren­dered unclean by an emission of seed, for a woman suffering from 33 her monthly period of impurity, for people, men or women, who have discharges, and for a man who lies beside an unclean woman.”</text:span></text:p>
        <text:p text:style-name="P39"><text:span text:style-name="CharStyle11">After the death of the -j two sons of Aaron, who had A D approached the presence of the Eternal and died, the Eternal 2 said to Moses, “Tell your brother Aaron that he must not venture into the sacred place behind the curtain, in front of the cover of the ark, whenever he chooses—or he will die. For I manifest myself in the cloud upon the cover of the ark. Aaron must enter the sacred </text:span><text:span text:style-name="CharStyle12">3 </text:span><text:span text:style-name="CharStyle11">place only as he takes a young bullock for a sin-offering and a ram for a burnt-offering [[He 4</text:span></text:p>
        <text:p text:style-name="P66"><text:span text:style-name="CharStyle11">must wear the sacred linen tunic and the linen drawers on his middle, girdling himself with the linen sash, and putting on the linen turban; these are the sacred vestments, and before he puts them on he must bathe his</text:span></text:p>
        <text:list xml:id="list5728328711611472995" text:style-name="L26">
          <text:list-item>
            <text:p text:style-name="P239"><text:span text:style-name="CharStyle11"><text:tab/>body in water]], and two he- oats from the community of srael for a sin-offering and one</text:span></text:p>
          </text:list-item>
          <text:list-item>
            <text:p text:style-name="P71"><text:span text:style-name="CharStyle11"><text:tab/>ram for a burnt-offering. Then Aaron shall offer the bullock of the sin-offering, which is for himself, making expiation for himself and for his own house-</text:span></text:p>
          </text:list-item>
          <text:list-item>
            <text:p text:style-name="P102"><text:span text:style-name="CharStyle11"><text:tab/>hold. The two goats he must place in front of the Eternal at the entrance to the Trysting</text:span></text:p>
          </text:list-item>
          <text:list-item>
            <text:p text:style-name="P102"><text:span text:style-name="CharStyle11"><text:tab/>tent; Aaron shall cast lots over the goats, one lot for the Eter­nal and the other for Azazel the</text:span></text:p>
          </text:list-item>
          <text:list-item>
            <text:p text:style-name="P102"><text:span text:style-name="CharStyle11"><text:tab/>demon; the goat that falls by lot to the Eternal shall be brought forward and offered as</text:span></text:p>
          </text:list-item>
          <text:list-item>
            <text:p text:style-name="P84"><text:span text:style-name="CharStyle11"><text:tab/>a sin-offering, but the goat that falls by lot to Azazel shall be set free in presence of the Eternal, that Aaron may perform ex­piatory rites over it and send it away for Azazel into the desert.</text:span></text:p>
          </text:list-item>
          <text:list-item>
            <text:p text:style-name="P105"><text:span text:style-name="CharStyle11"><text:tab/>Aaron must offer the bullock of the sin-offering, which is for himself, making expiation for himself and his own household.</text:span></text:p>
          </text:list-item>
          <text:list-item>
            <text:p text:style-name="P77"><text:span text:style-name="CharStyle11"><text:tab/>He must slaughter the bullock of the sin-offering, which is for himself, and take a pan of red coals from the altar before the Eternal, filling his hands with fragrant incense, finely ground; this he must bring inside the</text:span></text:p>
          </text:list-item>
          <text:list-item>
            <text:p text:style-name="P77"><text:span text:style-name="CharStyle11"><text:tab/>curtain, placing the incense in the fire burning before the Eter­nal, so that the cloud of incense may be all over the cover of the ark of the law—or he will</text:span></text:p>
          </text:list-item>
          <text:list-item>
            <text:p text:style-name="P77"><text:span text:style-name="CharStyle11"><text:tab/>die. He must take some of the bullock’s blood and smear it with his finger on the east side of the ark, sprinkling some of the blood with his finger seven</text:span></text:p>
          </text:list-item>
        </text:list>
        <text:p text:style-name="P16"><text:span text:style-name="CharStyle11">times in front of the cover of the ark. He must then slaughter 15 the people’s goat of sin-offering, and inside the curtain do the same with its blood, smearing it on the cover of the ark and sprinkling it in front of the cover, so performing expiatory 16 rites for the sacred place, on account of the unclean prac­tices of the Israelites and all their sinful transgressions; he must do the same for the Tryst­ing tent that is surrounded by them and their unclean prac­tices.</text:span></text:p>
        <text:p text:style-name="P27"><text:span text:style-name="CharStyle11">When he enters to make ex- 17 piation in the sacred place, no man shall be in the Trysting tent, till he comes out, after hav­ing made expiation for himself and for his own household and for all the community of Israel. Next, he must go outside to the 18 altar before the Eternal and offer expiatory rites for it; he must take some of the bullock’s blood and some of the goat’s blood, smearing it on the knobs of the altar all round, smearing 19 some of it on the altar with his finger seven times, to cleanse and hallow it from the unclean practices of the Israelites. (The 25 fat part of the sin-offering he must burn on the altar.)</text:span></text:p>
        <text:p text:style-name="P27"><text:span text:style-name="CharStyle11">When he has finished the ex- 20 piatory rites for the sacred place and the Trysting tent and the altar, Aaron shall bring forward 21 the living goat; laying both hands upon its head, he shall confess over it all the iniquities of the Israelites and all their sin­ful transgressions, laying them on the head of the goat and sending it away to the desert, in charge of a man who is held in readiness; the goat shall bear 22 away their iniquities into soli­tude, and shall be set free in the</text:span></text:p>
        <text:p text:style-name="P17"><text:span text:style-name="CharStyle12">3</text:span><text:span text:style-name="CharStyle11">3 desert.<text:tab/>Then Aaron shall en­</text:span></text:p>
        <text:p text:style-name="P43"><text:span text:style-name="CharStyle11">ter the Trysting tent, removing the linen vestments which he put on when he entered the sacred</text:span></text:p>
        <text:p text:style-name="Body_20_text_20__28_3_29__20__2b__20_DropCap1">E<text:span text:style-name="CharStyle9">lace and leaving them there;</text:span></text:p>
        <text:p text:style-name="P46"><text:span text:style-name="CharStyle11">e shall bathe his body in water at some sacred place, put on his other clothes, and come out to offer his own burnt-offering and the </text:span><text:soft-page-break/><text:span text:style-name="CharStyle11">people’s burnt-offering.</text:span></text:p>
        <text:p text:style-name="P19"><text:span text:style-name="CharStyle11">26 The man who lets the goat loose for Azazel shall wash his clothes and bathe his body in water, before he re-enters the 27 camp. And the bullock of the sin-offering, with the goat of the sin-offering, whose blood was carried in for the expiatory rite inside the sacred place, shall be carried ’outside the camp and burned up, skin, flesh, dung, and 28 all; the man who burns them must also wash his clothes and bathe his body in water, before he re-enters the camp.</text:span></text:p>
        <text:p text:style-name="P19"><text:span text:style-name="CharStyle11">29 This shall be a standing rule for you: on the tenth day of the seventh month you shall abstain from food and all work, both the natives and the aliens settled 30 among you, for on that day ex­piation is made for your cleans­ing, to cleanse you from all your 31 sins before the Eternal; it shall be a sabbath of entire rest for you, a day of abstaining. This rule is for all time.</text:span></text:p>
        <text:p text:style-name="P19"><text:span text:style-name="CharStyle11">32 Expiation shall be made for you by the anointed priest who has duly succeeded his father; he shall put on the linen vest- 33 ments, the sacred vestments, and make expiation for the sacred sanctuary, for the Trysting tent, for the altar, for the priests, and </text:span><text:span text:style-name="CharStyle12">34</text:span><text:span text:style-name="CharStyle11"> for all the laity. This shall be a perpetual rule for you, to make expiation for all the sins of Is­rael once a year.”</text:span></text:p>
        <text:p text:style-name="P46"><text:span text:style-name="CharStyle11">As the Eternal commanded Moses, so he did.</text:span></text:p>
        <text:p text:style-name="P27"><text:span text:style-name="CharStyle11">The Eternal gave Moses -j </text:span><text:span text:style-name="CharStyle17">rj </text:span><text:span text:style-name="CharStyle11">these orders for Aaron and X </text:span><text:span text:style-name="CharStyle12">4</text:span><text:span text:style-name="CharStyle11"> 2 his sons and all Israel. “The Eternal hereby commands that 3 anyone belonging to Israel who slays an ox or a lamb or a goat [[in the camp or outside the camp]] and does not bring it [[to 4 the entrance of the Trysting tent]] to make an offering to the Eternal in front of the Dwelling of the Eternal, that man shall be held guilty of bloodshed—he has shed blood—and he shall be out­lawed from his kinsfolk; this 5 is to ensure that the Israelites bring to the Eternal the sacri­fices they are accustomed to sac­rifice in the open country, bring­ing them to the priest [[at the entrance of the Trysting tent]] and sacrificing them as recom­pense-offerings to the Eternal. [[The priest must splash the 6 hlood on the altar of the Eternal at the entrance of the Trysting tent, burning the fat as a sooth­ing odour for the Eternal.]] They shall no longer offer their 7 sacrifices to the satyrs to whom they have deserted. This shall be a standing rule for them, generation after generation.</text:span></text:p>
        <text:p text:style-name="P28"><text:span text:style-name="CharStyle11">Tell them this also: If anyone 8 belonging to Israel or any alien who has settled in Israel offers a burnt-offering or sacrifice and 9 does not bring it [[to the en­trance of the Trysting tent]] to offer it to the Eternal, that man shall be outlawed from his kins­folk.</text:span></text:p>
        <text:p text:style-name="P28"><text:span text:style-name="CharStyle11">Again, if anyone belonging to 10 Israel or any alien who has set­tled in Israel tastes any blood, I will set my face against him and outlaw him from his kinsfolk. For the soul of any creature lies 11 in its blood, and I have ap­pointed blood as your means of expiation on the altar; blood</text:span></text:p>
        <text:p text:style-name="P38"><text:span text:style-name="CharStyle11">expiates by reason of the soul in</text:span></text:p>
        <text:list xml:id="list8210506290431075332" text:style-name="L27">
          <text:list-item>
            <text:p text:style-name="P78"><text:span text:style-name="CharStyle11"><text:tab/>it. Hence my order for Israel is, that no person among you, no alien settled among you, shall taste blood.</text:span></text:p>
          </text:list-item>
          <text:list-item>
            <text:p text:style-name="P106"><text:span text:style-name="CharStyle11"><text:tab/>If anyone belonging to Israel or any alien who has settled among them captures by hunt­ing any beast or bird that may be eaten, he must pour its blood</text:span></text:p>
          </text:list-item>
          <text:list-item>
            <text:p text:style-name="P85"><text:span text:style-name="CharStyle11"><text:tab/>out, covering it with dust; for the soul of every creature is bound up with its blood. Hence my order for Israel is, that you must never taste the blood of any creature, for the soul of every creature lies in its blood; anyone who tastes it shall be</text:span></text:p>
          </text:list-item>
          <text:list-item>
            <text:p text:style-name="P85"><text:span text:style-name="CharStyle11"><text:tab/>outlawed. [[Also, anyone, na­tive or foreigner, who eats the flesh of a creature that has died a natural death or that has been torn by wild beasts, must wash his clothes and bathe in water and remain unclean till evening, when he shall be clean </text:span><text:soft-page-break/><text:span text:style-name="CharStyle11">again.</text:span></text:p>
          </text:list-item>
          <text:list-item>
            <text:p text:style-name="P85"><text:span text:style-name="CharStyle11"><text:tab/>If he does not wash his clothes and bathe his body, he must take the consequences of Ins -| Q crime.]] I am the Eternal</text:span></text:p>
          </text:list-item>
        </text:list>
        <text:p text:style-name="P23"><text:span text:style-name="CharStyle11">2X0 your God.”</text:span></text:p>
        <text:list xml:id="list5447117425556867450" text:style-name="L28">
          <text:list-item>
            <text:p text:style-name="P107"><text:span text:style-name="CharStyle11"><text:tab/>The Eternal gave Moses</text:span></text:p>
          </text:list-item>
          <text:list-item>
            <text:p text:style-name="P72"><text:span text:style-name="CharStyle11"><text:tab/>these orders for the Israelites:</text:span></text:p>
          </text:list-item>
          <text:list-item>
            <text:p text:style-name="P72"><text:span text:style-name="CharStyle11"><text:tab/>“You must not copy the prac­tices of Egypt, where you lived, nor the practices of Canaan, whither I am taking you; you must not rule your lives by</text:span></text:p>
          </text:list-item>
          <text:list-item>
            <text:p text:style-name="P72"><text:span text:style-name="CharStyle11"><text:tab/>theirs. Follow my regulations, keep my rules, and live by them;</text:span></text:p>
          </text:list-item>
          <text:list-item>
            <text:p text:style-name="P72"><text:span text:style-name="CharStyle11"><text:tab/>I am the Eternal your God. So keep my rules and regulations; if a man obeys them, it means life for him. I am the Eternal.</text:span></text:p>
          </text:list-item>
          <text:list-item>
            <text:p text:style-name="P107"><text:span text:style-name="CharStyle11"><text:tab/>None of you shall approach any woman near of kin to you, to have intercourse with her. I</text:span></text:p>
          </text:list-item>
          <text:list-item>
            <text:p text:style-name="P108"><text:span text:style-name="CharStyle11"><text:tab/>am the Eternal. You shall not have intercourse with your mother, your father’s wife; she is your mother, and you shall not</text:span></text:p>
          </text:list-item>
        </text:list>
        <text:p text:style-name="P22"><text:span text:style-name="CharStyle11">have intercourse with her. You 8 shall not have intercourse with any wife of your father; she be­longs to your father. You shall 9 not have intercourse with your sister, the daughter of your own mother, whether she is your full sister or a half-sister. You shall 10 not have intercourse with your daughter or your son’s daughter or your daughter’s daughter, for they are part of yourself. You n shall not have intercourse with the daughter of any wife of your father, for she is your own sister. You shall not have intercourse 12 with your paternal aunt, for she is your father’s near kinswoman. You shall not have intercourse 13 with your maternal aunt, for she is your mother’s near kins­woman. You shall not ap- 14 proach your uncle’s wife for in­tercourse; she is your aunt. You shall not have intercourse 15 with your daughter-in-law; she is your son’s wife. You shall not 16 have intercourse with your sister-in-law; she is your broth­er’s wife. You shall not have 17 intercourse with a woman and with her daughter; you shall not have any intercourse with a woman and also with her son’s daughter or her daughter’s daughter; they are near kins­women of yours, and that would be a foul crime. Y</text:span><text:span text:style-name="CharStyle11"><text:span text:style-name="T1">T</text:span></text:span><text:span text:style-name="CharStyle11">ou shall not 18 have intercourse with a sister of your wife, as a fellow-wife, while your first wife is alive. You 19 shall not approach any woman for intercourse while she is im­pure during her monthly period. You shall not lie with a neigh- 20 hour’s wife, defiling yourself with her. (You shall not let any of 21 your children be burned alive to Molek, nor shall you profane the name of your God: I am the Eternal.) You shall not lie with 22</text:span></text:p>
        <text:p text:style-name="P18"><draw:frame draw:style-name="fr4" draw:name="39" text:anchor-type="paragraph" svg:x="2.1429in" svg:y="4.0736in" svg:width="0.2665in" svg:height="0.0161in" draw:z-index="5"><draw:image xlink:href="Pictures/10000000000000280000001CC2E310D3.jpg" xlink:type="simple" xlink:show="embed" xlink:actuate="onLoad"/><draw:contour-polygon svg:width="0.2665in" svg:height="0.1831in" svg:viewBox="0 0 677 465" draw:points="0,0 677,0 677,465 0,465" draw:recreate-on-edit="true"/></draw:frame><text:span text:style-name="CharStyle11">a male as with a female: that</text:span></text:p>
        <text:list xml:id="list190636340359975" text:style-name="L13">
          <text:list-item>
            <text:p text:style-name="P145"><text:span text:style-name="CharStyle11"><text:tab/>would be loathsome. You shall not lie with a beast, defiling yourself with it; nor shall any woman go up to a beast, to lie down for it: that would be an</text:span></text:p>
          </text:list-item>
          <text:list-item>
            <text:p text:style-name="P145"><text:span text:style-name="CharStyle11"><text:tab/>unnatural crime. Never defile yourselves in any such way, for such crimes defile the nations I</text:span></text:p>
          </text:list-item>
          <text:list-item>
            <text:p text:style-name="P145"><text:span text:style-name="CharStyle11"><text:tab/>am expelling before you, defiling their land; hence I punished it for its crimes, and it vomited out its inhabitants.</text:span></text:p>
          </text:list-item>
          <text:list-item>
            <text:p text:style-name="P186"><text:span text:style-name="CharStyle11"><text:tab/>Keep my rules and regulations, then: never practise any of these loathsome crimes, neither the natives nor the aliens settled in</text:span></text:p>
          </text:list-item>
          <text:list-item>
            <text:p text:style-name="P129"><text:span text:style-name="CharStyle11"><text:tab/>your community (for the local inhabitants practised such loath­some crimes before you, and de-</text:span></text:p>
          </text:list-item>
          <text:list-item>
            <text:p text:style-name="P129"><text:span text:style-name="CharStyle11"><text:tab/>filed the land), lest the land vomit you out, for your defile­ment, as it has vomited out the</text:span></text:p>
          </text:list-item>
          <text:list-item>
            <text:p text:style-name="P145"><text:span text:style-name="CharStyle11"><text:tab/>nations before you. For who­ever practises any of these loath­some vices, he shall be outlawed</text:span></text:p>
          </text:list-item>
          <text:list-item>
            <text:p text:style-name="P145"><text:span text:style-name="CharStyle11"><text:tab/>from his kinsfolk. Obey my in­junctions, then, and never prac­tise any of these loathsome cus­toms which existed before you, never defile yourselves with</text:span></text:p>
          </text:list-item>
        </text:list>
        <text:p text:style-name="P16"><text:span text:style-name="CharStyle11">them. I am the Eternal your God: you must be</text:span></text:p>
        <text:list xml:id="list7587637270185574587" text:style-name="L29">
          <text:list-item>
            <text:p text:style-name="P183"><text:span text:style-name="CharStyle11"><text:tab/>sacred, for I, the Eternal your God. am sacred.”</text:span></text:p>
          </text:list-item>
        </text:list>
        <text:list xml:id="list9058134846659185958" text:style-name="L30">
          <text:list-item>
            <text:p text:style-name="P187"><text:span text:style-name="CharStyle11"><text:tab/>The Eternal gave Moses these</text:span></text:p>
          </text:list-item>
          <text:list-item>
            <text:p text:style-name="P158"><text:span text:style-name="CharStyle11"><text:tab/>orders for all the community</text:span></text:p>
          </text:list-item>
          <text:list-item>
            <text:p text:style-name="P158"><text:span text:style-name="CharStyle11"><text:tab/>of Israel. “You must revere your mother and your father, every one of you, and keep my sabbaths: I am the Eternal your</text:span></text:p>
          </text:list-item>
          <text:list-item>
            <text:p text:style-name="P166"><text:span text:style-name="CharStyle11"><text:tab/>God. Heed not unreal gods, never make yourselves metal gods: I am the Eternal your</text:span></text:p>
          </text:list-item>
          <text:list-item>
            <text:p text:style-name="P166"><text:span text:style-name="CharStyle11"><text:tab/>God. Also, when you sacri­fice any recompense-offering to the Eternal, offer it of your own</text:span></text:p>
          </text:list-item>
          <text:list-item>
            <text:p text:style-name="P200"><text:span text:style-name="CharStyle11"><text:tab/>freewill. It must be eaten on the day you sacrifice it, or on the next day; anything left over to the third day must be burned.</text:span></text:p>
          </text:list-item>
        </text:list>
        <text:p text:style-name="P19"><text:span text:style-name="CharStyle11">If any part of it is eaten on the </text:span><text:span text:style-name="CharStyle12">7 </text:span><text:span text:style-name="CharStyle11">third day, the whole sacrifice shall be reckoned mere refuse and shall not win you favour; anyone who eats it must pay the </text:span><text:span text:style-name="CharStyle12">8 </text:span><text:span text:style-name="CharStyle11">penalty, for he has profaned the Eternal’s sacred possession; that soul shall be outlawed from his kinsfolk.</text:span></text:p>
        <text:p text:style-name="P32"><text:span text:style-name="CharStyle11">When you reap your harvest, </text:span><text:span text:style-name="CharStyle12">9 </text:span><text:span text:style-name="CharStyle11">you must not reap the field to the very corners, nor gather the stray ears of the harvest; you 10 must not glean your vineyard bare, nor pick up fallen grapes; leave them for poor folk and resident aliens: I am the Eternal your God.</text:span></text:p>
        <text:p text:style-name="P32"><text:span text:style-name="CharStyle11">You shall not steal; you shall 11 not cheat, you shall not tell a lie. You shall not take a false oath 12 in my name, profaning the name of your God: I am the Eternal your God.</text:span></text:p>
        <text:p text:style-name="P32"><text:span text:style-name="CharStyle11">Y</text:span><text:span text:style-name="CharStyle11"><text:span text:style-name="T1">r</text:span></text:span><text:span text:style-name="CharStyle11">ou shall not defraud your 13 fellow, nor rob him; you shall not keep a hired labourer out of his pay till next morning.</text:span></text:p>
        <text:p text:style-name="P32"><text:span text:style-name="CharStyle11">You shall not curse a deaf 14 man, nor trip up a blind man; stand in awe of your God—I am the Eternal. You shall not be 15 guilty of any injustice; you shall not be partial to a poor man, nor defer to a powerful man; you must judge the case of a fellow- Israelite fairly.</text:span></text:p>
        <text:p text:style-name="P32"><text:span text:style-name="CharStyle11">You shall not go up and down 16 slandering people; you shall not forge a charge of murder against a neighbour: I am the Eternal.</text:span></text:p>
        <text:p text:style-name="P32"><text:span text:style-name="CharStyle11">You shall not cherish hate 17 against your fellow - country­man; w'hat you must do is to warn him of his fault, lest you incur guilt yourself. You shall 18 not avenge yourself, you shall not bear a grudge, against your fellow-ci tizens, but love your neighbour as you love yourself:</text:span></text:p>
        <text:h text:style-name="P57" text:outline-level="2"><text:bookmark-start text:name="bookmark1"/><text:span text:style-name="CharStyle34">I am the Eternal.</text:span><text:bookmark-end text:name="bookmark1"/></text:h>
      </text:section>
      <text:section text:style-name="Sect2" text:name="Section9">
        <text:list xml:id="list5877594862642201786" text:style-name="L31">
          <text:list-item>
            <text:p text:style-name="P203"><text:span text:style-name="CharStyle11"><text:tab/>Keep these rules of mine: Never let any of your cattle breed with a different kind; never sow two kinds of seed in your fields; never don a robe made of two different kinds of cloth.</text:span></text:p>
          </text:list-item>
        </text:list>
        <text:list xml:id="list4850598087387361886" text:style-name="L32">
          <text:list-item>
            <text:p text:style-name="P188"><text:span text:style-name="CharStyle11"><text:tab/>When you enter the land and plant it with all kinds of trees for food, you must count their fruit as taboo for you, taboo for</text:span></text:p>
          </text:list-item>
          <text:list-item>
            <text:p text:style-name="P146"><text:span text:style-name="CharStyle11"><text:tab/>three years, not to be eaten; in the fourth year all their fruit shall be sacred, a praise-offering</text:span></text:p>
          </text:list-item>
          <text:list-item>
            <text:p text:style-name="P146"><text:span text:style-name="CharStyle11"><text:tab/>to the Eternal; and in the fifth year you may partake of the fruit, that the land may con­tinue to produce for you. I am the Eternal your God.</text:span></text:p>
          </text:list-item>
          <text:list-item>
            <text:p text:style-name="P188"><text:span text:style-name="CharStyle11"><text:tab/>You shall not eat any meat with the blood in it; you shall not practise augury nor practise witchcraft.</text:span></text:p>
          </text:list-item>
          <text:list-item>
            <text:p text:style-name="P188"><text:span text:style-name="CharStyle11"><text:tab/>You shall not shave your temples nor clip the edges of</text:span></text:p>
          </text:list-item>
          <text:list-item>
            <text:p text:style-name="P146"><text:span text:style-name="CharStyle11"><text:tab/>your beard nor gash your bodies</text:span></text:p>
          </text:list-item>
        </text:list>
        <text:p text:style-name="P44"><text:span text:style-name="CharStyle11">for the dead, nor shall you tattoo your skin:<text:tab/>I am the</text:span></text:p>
        <text:p text:style-name="P43"><text:span text:style-name="CharStyle11">Eternal.</text:span></text:p>
        <text:list xml:id="list190802698449830" text:continue-numbering="true" text:style-name="L32">
          <text:list-item>
            <text:p text:style-name="P188"><text:span text:style-name="CharStyle11"><text:tab/>Degrade not your daughter to be a temple-prostitute, lest the country fall into harlotry and become full of foul vice.</text:span></text:p>
          </text:list-item>
          <text:list-item>
            <text:p text:style-name="P188"><text:span text:style-name="CharStyle11"><text:tab/>You must keep my sabbaths and reverence my sanctuary: I</text:span></text:p>
          </text:list-item>
          <text:list-item>
            <text:p text:style-name="P171"><text:span text:style-name="CharStyle11"><text:tab/>am the Eternal. Never go to a medium or a wizard, never defile yourselves by consulting them: I am the Eternal your God.</text:span></text:p>
          </text:list-item>
          <text:list-item>
            <text:p text:style-name="P188"><text:span text:style-name="CharStyle11"><text:tab/>You shall rise up before a man with white hair, and honour the person of an old man, standing in awe of your God: I am the Eternal.</text:span></text:p>
          </text:list-item>
          <text:list-item>
            <text:p text:style-name="P58"><text:span text:style-name="CharStyle36"><text:tab/>If an alien settles beside you in your land, you must not in-</text:span></text:p>
          </text:list-item>
          <text:list-item>
            <text:p text:style-name="P171"><text:span text:style-name="CharStyle11"><text:tab/>jure him; the alien who settles beside you shall be treated like a native, and you must love him as you love yourself; for you</text:span></text:p>
          </text:list-item>
        </text:list>
        <text:p text:style-name="P19"><text:span text:style-name="CharStyle11">were aliens yourselves in the land of Egypt: I am the Eternal</text:span></text:p>
        <text:p text:style-name="P19"><text:span text:style-name="CharStyle11">your God.</text:span></text:p>
        <text:p text:style-name="P32"><text:span text:style-name="CharStyle11">You must never act dishon- </text:span><text:span text:style-name="CharStyle12">35 </text:span><text:span text:style-name="CharStyle11">estly, in court or in commerce, as you use measures of length, weight, or capacity; you must 36 have accurate balances, accu­rate weights, and an honest measure for bushels and gallons:</text:span></text:p>
        <text:list xml:id="list7193384359094263909" text:style-name="L33">
          <text:list-item>
            <text:p text:style-name="P62"><text:span text:style-name="CharStyle11"><text:tab/>am the Eternal your God who brought you out of the land of Egypt, and you must keep all </text:span><text:span text:style-name="CharStyle12">37 </text:span><text:span text:style-name="CharStyle11">my rules and regulations obedi­ently: I am the Eternal.”</text:span></text:p>
          </text:list-item>
        </text:list>
        <text:p text:style-name="P32"><text:span text:style-name="CharStyle11">The Eternal gave Moses these orders for the Israel- ites. “Anyone belonging to Israel </text:span><text:span text:style-name="CharStyle12">2 </text:span><text:span text:style-name="CharStyle11">or any alien settled in Israel who dedicates any of his children to Molek, shall be put to death; the people of the land must stone him, for having dedicated some </text:span><text:span text:style-name="CharStyle12">3 </text:span><text:span text:style-name="CharStyle11">of his children to Molek, defiling my sanctuary and profaning my sacred name. If the people of </text:span><text:span text:style-name="CharStyle12">4 </text:span><text:span text:style-name="CharStyle11">the land ever disregard his sin of dedicating children to Molek and fail to put him to death, then I will set my face against </text:span><text:span text:style-name="CharStyle12">5 </text:span><text:span text:style-name="CharStyle11">that man and his family; I will outlaw from their kinsfolk both him and all who follow him in deserting me for Molek.</text:span></text:p>
        <text:p text:style-name="P32"><text:span text:style-name="CharStyle11">Also, any person who consults 6 a medium or a wizard, deserting me for them, I will set my face against that person and outlaw him from his kinsfolk. Any 27 man or woman who is a medium or a wizard must be put to death, stoned to death: their blood shall be on their own heads.</text:span></text:p>
        <text:p text:style-name="P32"><text:span text:style-name="CharStyle11">Hallow yourselves, then, and 7 keep yourselves sacred, for I am the Eternal your God; you shall 8 keep my rules obediently: I am the Eternal who hallows you. For anyone who curses his 9 father or his mother shall be put</text:span></text:p>
        <text:p text:style-name="P43"><text:span text:style-name="CharStyle11">to death; he has cursed his fa­ther or his mother—his blood be on his own head!</text:span></text:p>
        <text:list xml:id="list190636534991024" text:style-name="L18">
          <text:list-item>
            <text:p text:style-name="P181"><text:span text:style-name="CharStyle11"><text:tab/>The man who commits adul­tery with a neighbour’s wife, he and she, adulterer and adulter­ess, shall both be put to death.</text:span></text:p>
          </text:list-item>
          <text:list-item>
            <text:p text:style-name="P123"><text:span text:style-name="CharStyle11"><text:tab/>The man who lies with his fa­ther’s wife has openly disgraced his father; both he and she shall be put to death—their blood</text:span></text:p>
          </text:list-item>
          <text:list-item>
            <text:p text:style-name="P179"><text:span text:style-name="CharStyle11"><text:tab/>be on their own heads! If a man lies with his daughter-in-law, both </text:span><text:soft-page-break/><text:span text:style-name="CharStyle11">of them shall be put to death; they have committed an unnatural crime—their blood 1 Q be on their own heads!</text:span></text:p>
          </text:list-item>
        </text:list>
        <text:list xml:id="list190636184156549" text:style-name="L31">
          <text:list-item>
            <text:p text:style-name="P189"><text:span text:style-name="CharStyle11"><text:tab/>If any man lies with a slave girl who is betrothed but not yet released or freed, an inquiry shall be held, but they shall not be put to death, since she was not</text:span></text:p>
          </text:list-item>
          <text:list-item>
            <text:p text:style-name="P135"><text:span text:style-name="CharStyle11"><text:tab/>yet free; the man must bring his guilt-offering to the Eternal, at the entrance of the Trysting tent, and with this guilt-offer-</text:span></text:p>
          </text:list-item>
          <text:list-item>
            <text:p text:style-name="P172"><text:span text:style-name="CharStyle11"><text:tab/>ing, a ram, the priest shall make expiation before the Eternal for his sin; so shall he be forgiven for the sin he has committed.</text:span></text:p>
          </text:list-item>
        </text:list>
        <text:p text:style-name="P18"><text:span text:style-name="CharStyle11">If a man lies with a male</text:span></text:p>
        <text:list xml:id="list190636483918981" text:style-name="L18">
          <text:list-item>
            <text:p text:style-name="P190"><text:span text:style-name="CharStyle11"><text:tab/>as with a female, both men have done a loathsome thing and must be put to death—their blood be on their own heads!</text:span></text:p>
          </text:list-item>
          <text:list-item>
            <text:p text:style-name="P154"><text:span text:style-name="CharStyle11"><text:tab/>If a man marries both a wife and her mother, it is a foul vice; he and they shall be burned to death—to clear out vice from</text:span></text:p>
          </text:list-item>
          <text:list-item>
            <text:p text:style-name="P154"><text:span text:style-name="CharStyle11"><text:tab/>you. If a man lies with a beast, he shall be put to death,</text:span></text:p>
          </text:list-item>
          <text:list-item>
            <text:p text:style-name="P154"><text:span text:style-name="CharStyle11"><text:tab/>and the beast shall be killed. If a woman goes up to a beast and lies down for it, you shall kill both woman and beast; put them to death—their blood shall</text:span></text:p>
          </text:list-item>
          <text:list-item>
            <text:p text:style-name="P154"><text:span text:style-name="CharStyle11"><text:tab/>be on their own heads! If a man takes his sister, his father’s or his mother’s daughter, and he and she cohabit, it is disgrace­ful; they shall be outlawed from</text:span></text:p>
          </text:list-item>
        </text:list>
        <text:p text:style-name="P19"><text:span text:style-name="CharStyle11">among this people; he has had intercourse with a sister—he must pay the penalty of his crime! If a man lies with a 18 woman during her monthly pe­riod and has intercourse with her, he has bared her fountain and she has let the fountain of her blood be uncovered; both of them shall be outlawed from their people. (You shall not 19 have intercourse with your mother’s sister or your father’s sister; that is to disgrace your near kin; both man and woman must pay the penalty of their crime.) If a man lies with his 20 uncle’s wife, he has openly dis­graced his uncle; the pair must pay the penalty of their sin and die childless. If a man takes his 21 brother’s wife, it is an impure act; he has openly disgraced his brother, and he and she shall be childless.</text:span></text:p>
        <text:p text:style-name="P34"><text:span text:style-name="CharStyle11">Well, then, keep all my rules 22 and regulations obediently, lest the land where I have brought you to live vomit you out. You 23 must not live by the customs of the nations I expelled before you; I abhorred them just be­cause they practised all these crimes. But to you I have said, ‘You shall inherit their land, I 24 assign it to you as your own, a land abounding in milk and honey: I am the Eternal your God, who have separated you from other races, and therefore 25 you must separate clean ani­mals from unclean, clean birds from unclean; you must not de­file your souls with beast or bird or swarming thing which I have separated as unclean for you. You must be sacred for 26 me for I the Eternal am sacred and I have separated you from other races, to make you mine.’ ”</text:span></text:p>
        <text:p text:style-name="P18"><draw:frame draw:style-name="fr5" draw:name="40" text:anchor-type="paragraph" svg:x="2.1417in" svg:y="0.0866in" svg:width="0.2634in" svg:height="0.0161in" draw:z-index="6"><draw:image xlink:href="Pictures/10000000000000280000001BE0984C75.jpg" xlink:type="simple" xlink:show="embed" xlink:actuate="onLoad"/><draw:contour-polygon svg:width="0.263in" svg:height="0.1799in" svg:viewBox="0 0 668 457" draw:points="0,0 668,0 668,457 0,457" draw:recreate-on-edit="true"/></draw:frame><text:span text:style-name="CharStyle11">The Eternal gave Moses these orders for the priests, the sons of Aaron. “No priest is to defile himself by mourning over any corpse of a kinsman,</text:span></text:p>
        <text:list xml:id="list6363451010568105624" text:style-name="L34">
          <text:list-item>
            <text:p text:style-name="P164"><text:span text:style-name="CharStyle11"><text:tab/>except for his next-of-kin, his mother, his father, his son, his</text:span></text:p>
          </text:list-item>
          <text:list-item>
            <text:p text:style-name="P164"><text:span text:style-name="CharStyle11"><text:tab/>daughter, or his brother, though he may also defile himself by mourning over his sister if she is a virgin and therefore still his kith and kin, as being unmar-</text:span></text:p>
          </text:list-item>
          <text:list-item>
            <text:p text:style-name="P159"><text:span text:style-name="CharStyle11"><text:tab/>ried. He must not defile him­self by mourning among his kinsfolk, so as to profane him-</text:span></text:p>
          </text:list-item>
          <text:list-item>
            <text:p text:style-name="P159"><text:span text:style-name="CharStyle11"><text:tab/>self. Thus priests must never shave part of their heads bald, nor shave off the edges of their beards, nor gash their bodies.</text:span></text:p>
          </text:list-item>
          <text:list-item>
            <text:p text:style-name="P159"><text:span text:style-name="CharStyle11"><text:tab/>They shall be sacred to their God, never profaning the name of their God; sacred they must be, for they offer the fire-offer­ings of the Eternal, the food of</text:span></text:p>
          </text:list-item>
          <text:list-item>
            <text:p text:style-name="P159"><text:span text:style-name="CharStyle11"><text:tab/>their God. No priest shall marry a harlot or a woman who has been violated or a woman who has been divorced; for the priest is sacred for his God.</text:span></text:p>
          </text:list-item>
          <text:list-item>
            <text:p text:style-name="P159"><text:span text:style-name="CharStyle11"><text:tab/>(Hallow the priest, then, for he offers the bread of your God; he must be sacred for you, for I the Eternal, who hallow you,</text:span></text:p>
          </text:list-item>
          <text:list-item>
            <text:p text:style-name="P159"><text:span text:style-name="CharStyle11"><text:tab/>am sacred.) And if the daughter of a priest degrades herself by playing the harlot, she degrades her father and must be burned</text:span></text:p>
          </text:list-item>
          <text:list-item>
            <text:p text:style-name="P124"><text:span text:style-name="CharStyle11"><text:tab/>to death. The chief priest [[who has had the anointing oil poured over his head and who has been consecrated to wear the vestments]] must not let his hair hang loose nor tear his clothes in</text:span></text:p>
          </text:list-item>
          <text:list-item>
            <text:p text:style-name="P124"><text:span text:style-name="CharStyle11"><text:tab/>grief; he must not approach any corpse, defiling himself for his</text:span></text:p>
          </text:list-item>
          <text:list-item>
            <text:p text:style-name="P124"><text:span text:style-name="CharStyle11"><text:tab/>father or his mother; he must never leave the sanctuary, nor profane the sanctuary of his God [[for the consecration of the anointing oil of his God is upon</text:span></text:p>
          </text:list-item>
          <text:list-item>
            <text:p text:style-name="P201"><text:span text:style-name="CharStyle11"><text:tab/>him]]: I am the Eternal. His</text:span></text:p>
          </text:list-item>
        </text:list>
        <text:p text:style-name="P16"><text:span text:style-name="CharStyle11">wife must be a virgin; he must 14 not marry a widow or a woman who has been divorced or a woman who has been violated, he must marry a virgin of his own race, not to profane his chil- 15 dren among the people: for I am the Eternal who hallows him.”</text:span></text:p>
        <text:p text:style-name="P28"><text:span text:style-name="CharStyle11">The Eternal also gave Moses 16 these orders for Aaron. “Who- 17 ever of your sons [[throughout the generations]] is disfigured, he must not come forward to offer the food of his God. No disfig- 18 ured person must come forward, no blind man, no lame man, no one w</text:span><text:span text:style-name="CharStyle11"><text:span text:style-name="T1">r</text:span></text:span><text:span text:style-name="CharStyle11">ith a mutilated face, no one with a limb too long, no one 19 with a broken foot or broken hand, no hunch-back, no dw</text:span><text:span text:style-name="CharStyle11"><text:span text:style-name="T1">r</text:span></text:span><text:span text:style-name="CharStyle11">arf, 20 no one with defective eyesight, no one suffering from itch or skin-disease, no one with broken testicles—no member of Aaron 21 the priest’s family who has any disfigurement shall approach to offer the fire-offerings of the Eternal; he is disfigured, he shall not approach to offer the food of his God. He may eat the food 22 of his God [[either the sacred or the most sacred food]], but he 23 must not approach [[the curtain or]] the altar, since he is dis­figured; otherwise he will pro­fane my sanctuaries—for I am the Eternal who hallows them.”</text:span></text:p>
        <text:p text:style-name="P16"><text:span text:style-name="CharStyle11">So Moses directed Aaron and his 24 sons and all the Israelites.</text:span></text:p>
        <text:p text:style-name="P31"><text:span text:style-name="CharStyle11">The Eternal also bade </text:span><text:span text:style-name="CharStyle17">eyey </text:span><text:span text:style-name="CharStyle11">Moses tell Aaron and his ^^2 sons to “be careful about the sacred gifts of the Israelites [[which they consecrate to me]], and not to profane my sacred name: I am the Eternal. Tell 3 them that if any of their number now or hereafter approaches the sacred gifts consecrated to the Eternal by the Israelites, vrhen he is physically unclean, that</text:span></text:p>
        <text:p text:style-name="P38"><text:span text:style-name="CharStyle11">soul shall be outlawed from my</text:span></text:p>
        <text:list xml:id="list6731736270473168603" text:style-name="L35">
          <text:list-item>
            <text:p text:style-name="P96"><text:span text:style-name="CharStyle11"><text:tab/>presence: I am the Eternal. No descendant of Aaron whatsoever, who is a leper or who suffers from a discharge, shall partake of the sacred gifts till he is</text:span></text:p>
          </text:list-item>
          <text:list-item>
            <text:p text:style-name="P96"><text:span text:style-name="CharStyle11"><text:tab/>clean. If anyone touches any­thing rendered unclean by a dead body, if anyone has an emission of seed, if anyone touches a swarming creature that may cause uncleanness, or a man from whom he may catch</text:span></text:p>
          </text:list-item>
          <text:list-item>
            <text:p text:style-name="P96"><text:span text:style-name="CharStyle11"><text:tab/>any kind of uncleanness, the person who touches any of these shall remain unclean till eve­ning and shall not partake of the sacred gifts till he has bathed</text:span></text:p>
          </text:list-item>
          <text:list-item>
            <text:p text:style-name="P109"><text:span text:style-name="CharStyle11"><text:tab/>his body in water. When the sun goes down, he is clean; then he may partake of the sacred</text:span></text:p>
          </text:list-item>
          <text:list-item>
            <text:p text:style-name="P109"><text:span text:style-name="CharStyle11"><text:tab/>gifts, since these are his food. He must not defile himself by eat­ing anything that has died a nat­ural death or that has been tom by wild beasts: I am the</text:span></text:p>
          </text:list-item>
          <text:list-item>
            <text:p text:style-name="P109"><text:span text:style-name="CharStyle11"><text:tab/>Eternal. So shall they observe my order of service, lest they incur sin and die for having profaned it: I am the Eternal who hallows them.</text:span></text:p>
          </text:list-item>
          <text:list-item>
            <text:p text:style-name="P110"><text:span text:style-name="CharStyle11"><text:tab/>No layman shall partake of a sacred gift; no one lodging with a priest, no hired servant of a priest, shall partake of a sacred</text:span></text:p>
          </text:list-item>
          <text:list-item>
            <text:p text:style-name="P86"><text:span text:style-name="CharStyle11"><text:tab/>gift; but any slave whom a priest has bought with his own money may partake of it, and children born in his house may</text:span></text:p>
          </text:list-item>
          <text:list-item>
            <text:p text:style-name="P91"><text:span text:style-name="CharStyle11"><text:tab/>share his food. If a priest’s daughter has married a layman, she must not partake of the sa­cred gifts which have been set</text:span></text:p>
          </text:list-item>
          <text:list-item>
            <text:p text:style-name="P91"><text:span text:style-name="CharStyle11"><text:tab/>specially apart; but if a priest’s daughter has come back to her father’s house, living where she did in childhood, because she has been widowed or divorced (hav­ing no children), she may par­take of her father’s food; only, no layman ever must.</text:span></text:p>
          </text:list-item>
        </text:list>
        <text:p text:style-name="P28"><text:span text:style-name="CharStyle11">If a man partakes by mistake </text:span><text:span text:style-name="CharStyle31">14 </text:span><text:span text:style-name="CharStyle11">of any sacred gift, he must re­turn the gift to the priests, add­ing a fifth to it. Priests must </text:span><text:span text:style-name="CharStyle31">15 </text:span><text:span text:style-name="CharStyle11">never let the sacred gifts set apart by Israelites for the Eter­nal be profaned, thus rendering 16 others responsible for sinful guilt by partaking of sacred gifts: for I am the Eternal who hallows them.”</text:span></text:p>
        <text:p text:style-name="P27"><text:span text:style-name="CharStyle11">The Eternal also gave Moses 17 these orders for Aaron and his 18 sons and all Israel. “Any one of you belonging to Israel or any alien settled in Israel who brings his offering, either a votive offer­ing or a freewill offering, to be burned in sacrifice to the Eter­nal, must offer it of his own 19 freewill, and it must be an un­blemished male, an ox or sheep or goat. You must never offer 20 any victim with a blemish; that would not win acceptance for you. Also, if anyone offers any 21 recompense-offering to the Eter­nal, as a votive offering or as a freewill offering, from herd or flock, it must be quite unblem­ished to be accepted, free from blemish altogether. You must 22 never offer to the Eternal a vic­tim blind or broken or mutilated or festering or suffering from itch or from skin-disease; you must never offer such by fire upon the altar to the Eternal. You may offer as a freewill- 23 offering any animal from the flock or from the herd that has a limb too long or too short; but it cannot be accepted as a votive offering. No animal with its 24 testicles bruised or crushed or broken or cut, must be offered to the Eternal; such animals you must never sacrifice within your country. Neither shall you get 25 any of these from a foreigner and offer them as food to your</text:span></text:p>
      </text:section>
      <text:section text:style-name="Sect2" text:name="Section10">
        <text:p text:style-name="P210"><text:span text:style-name="CharStyle11">God. They are faulty, there is a blemish in them; they shall not be accepted for you.”</text:span></text:p>
        <text:list xml:id="list74905441381878113" text:style-name="L36">
          <text:list-item>
            <text:p text:style-name="P191"><text:span text:style-name="CharStyle11"><text:tab/>The Eternal said to Moses,</text:span></text:p>
          </text:list-item>
          <text:list-item>
            <text:p text:style-name="P173"><text:span text:style-name="CharStyle11"><text:tab/>“When an ox or a sheep or a goat is born, it shall remain with its dam for seven days; from the eighth day onwards it is accept­able as an offering by fire to the</text:span></text:p>
          </text:list-item>
          <text:list-item>
            <text:p text:style-name="P173"><text:span text:style-name="CharStyle11"><text:tab/>Eternal. And, cow, ewe, or she- goat, you must not sacrifice it and its young on the same day.</text:span></text:p>
          </text:list-item>
          <text:list-item>
            <text:p text:style-name="P173"><text:span text:style-name="CharStyle11"><text:tab/>Also, when you make a sacrifice of thanksgiving to the Eternal, see that is is done so as to win</text:span></text:p>
          </text:list-item>
          <text:list-item>
            <text:p text:style-name="P173"><text:span text:style-name="CharStyle11"><text:tab/>acceptance for you: it must be eaten on the day it is offered, and none of it must be left over till next morning. I am the Eternal.</text:span></text:p>
          </text:list-item>
          <text:list-item>
            <text:p text:style-name="P191"><text:span text:style-name="CharStyle11"><text:tab/>So keep my commands obedi-</text:span></text:p>
          </text:list-item>
          <text:list-item>
            <text:p text:style-name="P173"><text:span text:style-name="CharStyle11"><text:tab/>ently: I am the Eternal. You shall not profane my sacred name; I will be hallowed among Israelites—I am the Eternal,</text:span></text:p>
          </text:list-item>
          <text:list-item>
            <text:p text:style-name="P173"><text:span text:style-name="CharStyle11"><text:tab/>who hallows you, who brought you from the land of Egypt in order to be your God: I am the Eternal.”</text:span></text:p>
          </text:list-item>
        </text:list>
        <text:p text:style-name="P43"><text:span text:style-name="CharStyle13">&lt;jq</text:span><text:span text:style-name="CharStyle11"> The Eternal gave Moses</text:span></text:p>
        <text:list xml:id="list507899002095454530" text:style-name="L37">
          <text:list-item>
            <text:p text:style-name="P192"><text:span text:style-name="CharStyle11"><text:tab/>these orders for the Israel-</text:span></text:p>
          </text:list-item>
        </text:list>
        <text:list xml:id="list7622376510934167518" text:style-name="L38">
          <text:list-item>
            <text:p text:style-name="P184"><text:span text:style-name="CharStyle11"><text:tab/>ites. “These are the fixed festi­vals of the Eternal, which you must proclaim as sacred gather­ings, each in its proper season.</text:span></text:p>
          </text:list-item>
        </text:list>
        <text:list xml:id="list190636495541328" text:style-name="L37">
          <text:list-item>
            <text:p text:style-name="P185"><text:span text:style-name="CharStyle11"><text:tab/>[[During six days work may be done, but on the seventh day there is to be a sabbath of entire rest, a sacred gathering, when you must do no work; it is to be kept as a sabbath for the Eter-</text:span></text:p>
          </text:list-item>
        </text:list>
        <text:list xml:id="list190637087528668" text:style-name="L38">
          <text:list-item>
            <text:p text:style-name="P184"><text:span text:style-name="CharStyle11"><text:tab/>nal in all your abodes.]] On the fourteenth day of the first month towards evening, the passover of the Eternal begins.</text:span></text:p>
          </text:list-item>
          <text:list-item>
            <text:p text:style-name="P184"><text:span text:style-name="CharStyle11"><text:tab/>On the fifteenth day of the same month the festival of unleavened bread in honour of the Eternal begins: for seven days you must</text:span></text:p>
          </text:list-item>
          <text:list-item>
            <text:p text:style-name="P184"><text:span text:style-name="CharStyle11"><text:tab/>eat unleavened bread. On the first day of the festival you must</text:span></text:p>
          </text:list-item>
        </text:list>
        <text:p text:style-name="P14"><text:span text:style-name="CharStyle11">hold a sacred gathering; you shall do no field work. For </text:span><text:span text:style-name="CharStyle12">8 </text:span><text:span text:style-name="CharStyle11">seven days you must make a fire-offering to the Eternal, and on the seventh day you must hold another sacred gathering, doing no field work.”</text:span></text:p>
        <text:p text:style-name="P29"><text:span text:style-name="CharStyle11">The Eternal gave Moses </text:span><text:span text:style-name="CharStyle12">9 </text:span><text:span text:style-name="CharStyle11">these orders for the Israelites. 10 “When you enter the land I give you and reap your harvest, you shall bring a sheaf from the first- fruits of your harvest to the priest, who shall wave the sheaf to and fro before the Eternal, that you may be accepted; he is shall wave it on the day after the sabbath. On the day you wave 12 the sheaf, you must offer an un­blemished yearling male lamb as a burnt-offering to the Eter­nal; its cereal-offering shall be a 13 fifth of a bushel of fine flour, mixed with oil, as an offering to be burned to the Eternal for a soothing odour, the libation of wine<text:tab/>being<text:tab/>three<text:tab/>pints.<text:tab/>Till 14</text:span></text:p>
        <text:p text:style-name="P48"><text:span text:style-name="CharStyle11">that day, till you have brought the offering for your God, you must<text:tab/>eat<text:tab/>neither<text:tab/>bread<text:tab/>nor</text:span></text:p>
        <text:p text:style-name="P47"><text:span text:style-name="CharStyle11">grain, roasted or fresh. This is a standing rule for all time and for all the country.</text:span></text:p>
        <text:p text:style-name="P30"><text:span text:style-name="CharStyle11">From the day after the sab- 15 bath, the day you bring the sheaf<text:tab/>of the<text:tab/>waved<text:tab/>offering,<text:tab/>you</text:span></text:p>
        <text:p text:style-name="P15"><text:span text:style-name="CharStyle11">shall<text:tab/>count<text:tab/>seven<text:tab/>full weeks,</text:span></text:p>
        <text:p text:style-name="P14"><text:span text:style-name="CharStyle11">fifty days to the day after the seventh sabbath, and then you i</text:span><text:span text:style-name="CharStyle12">5 </text:span><text:span text:style-name="CharStyle11">shall make a cereal-offering of new grain to the Eternal. You 17 shall bring forward two loaves to be waved, made of a fifth of a bushel of fine flour, baked with dough, as first-fruits for the Eter­nal. With this bread you shall 18 present [[seven unblemished yearling lambs, one young bul­lock, and two rams; they are to be a burnt-offering for the Eter-</text:span></text:p>
        <text:p text:style-name="P211"><text:span text:style-name="CharStyle11">nal with the usual cereal-offering and libations, a fire-offering with a soothing odour to the Eternal;</text:span></text:p>
        <text:list xml:id="list7147012714611860872" text:style-name="L39">
          <text:list-item>
            <text:p text:style-name="P196"><text:span text:style-name="CharStyle11"><text:tab/>also you shall offer a he-goat for a sin-offering,]] two yearling male lambs as a recompense-</text:span></text:p>
          </text:list-item>
          <text:list-item>
            <text:p text:style-name="P197"><text:span text:style-name="CharStyle11"><text:tab/>offering; these the priest shall wave to and fro, along with the bread of the first-fruits, as a waved offering before the Eter­nal; they shall be sacred to the Eternal, for the benefit of the</text:span></text:p>
          </text:list-item>
          <text:list-item>
            <text:p text:style-name="P197"><text:span text:style-name="CharStyle11"><text:tab/>priest. [[And on that day you shall proclaim a sacred gather­ing; you shall do no field work. This is a standing rule for you and your descendants, for all the country.]]</text:span></text:p>
          </text:list-item>
          <text:list-item>
            <text:p text:style-name="P195"><text:span text:style-name="CharStyle11"><text:tab/>[[When you reap your harvest you must not reap the field to the very corners, nor gather the stray ears of the harvest, but leave these for poor folk and resident aliens: I am the Eternal your God.]]”</text:span></text:p>
          </text:list-item>
          <text:list-item>
            <text:p text:style-name="P195"><text:span text:style-name="CharStyle11"><text:tab/>The Eternal gave Moses this</text:span></text:p>
          </text:list-item>
          <text:list-item>
            <text:p text:style-name="P198"><text:span text:style-name="CharStyle11"><text:tab/>order for the Israelites. “The first day of the seventh month you must hold as an entire rest, a day of remembrance ac­companied by trumpet blasts,</text:span></text:p>
          </text:list-item>
          <text:list-item>
            <text:p text:style-name="P198"><text:span text:style-name="CharStyle11"><text:tab/>a sacred gathering; you must do no field work, and you must sacrifice a fire-offering to the Eternal.”</text:span></text:p>
          </text:list-item>
          <text:list-item>
            <text:p text:style-name="P195"><text:span text:style-name="CharStyle11"><text:tab/>The Eternal also said to</text:span></text:p>
          </text:list-item>
          <text:list-item>
            <text:p text:style-name="P198"><text:span text:style-name="CharStyle11"><text:tab/>Moses, “On the tenth day of this month, however, which is Expiation day, you must hold a sacred gathering; you must ab­stain and fast, and sacrifice a fire-offering to the Eternal.</text:span></text:p>
          </text:list-item>
          <text:list-item>
            <text:p text:style-name="P198"><text:span text:style-name="CharStyle11"><text:tab/>You must not do any kind of work on that day, for it is a day of expiation, on which expiation is made for you before the Eter-</text:span></text:p>
          </text:list-item>
          <text:list-item>
            <text:p text:style-name="P198"><text:span text:style-name="CharStyle11"><text:tab/>nal your God. Whoever will not abstain and fast on that day shall be outlawed from his kins-</text:span></text:p>
          </text:list-item>
          <text:list-item>
            <text:p text:style-name="P198"><text:span text:style-name="CharStyle11"><text:tab/>folk, and whoever does any kind</text:span></text:p>
          </text:list-item>
        </text:list>
        <text:p text:style-name="P19"><text:span text:style-name="CharStyle11">of work on that day, I will de­stroy him from among his kins­folk; you must not do any work. 31 That is a standing rule for you and your descendants, and for all the country. It shall be a 32 sabbath of entire rest for you, and you must abstain and fast: from sunset on the ninth day to sunset on the tenth day you shall hold your sabbath.”</text:span></text:p>
        <text:p text:style-name="P28"><text:span text:style-name="CharStyle11">The Eternal gave Moses this </text:span><text:span text:style-name="CharStyle12">33 </text:span><text:span text:style-name="CharStyle11">order for the Israelites. “On the 34 fifteenth day of this seventh month the festival of booths be­gins, for seven days, in honour of the Eternal. On the first day 35 there shall be a sacred gather­ing; you must do no field work. For seven days you shall make a 36 fire-offering to the Eternal, and on the eighth day you shall hold a sacred gathering, making a fire-offering to the Eternal; it is a day of sacred festival, and you must do no field work.</text:span></text:p>
        <text:p text:style-name="P28"><text:span text:style-name="CharStyle11">Such are the fixed festivals of </text:span><text:span text:style-name="CharStyle12">37 </text:span><text:span text:style-name="CharStyle11">the Eternal, which you must proclaim as sacred gatherings, for making fire-offerings to the Eternal, burnt-offerings, cereal- offerings, sacrifices, and liba­tions, each on its proper day, in 38 addition to the sabbaths of the Eternal, and in addition to your own gifts, to all the votive offer­ings and freewill-offerings that you make to the Eternal.</text:span></text:p>
        <text:p text:style-name="P28"><text:span text:style-name="CharStyle11">[[On the fifteenth day of the 39 seventh month, when you gather in the produce of the land, how­ever, you shall keep the festival of the Eternal for seven days; the first day is to be a sabbath of entire rest, and so is the eighth. On the first day you 40 must take what fine trees bear, branches of palm trees, boughs of leafy trees, and water-willows, rejoicing before the Eternal your God for seven days. Seven 41</text:span></text:p>
        <text:p text:style-name="P37"><text:span text:style-name="CharStyle11">days a year you must hold this festival for the Eternal (it is a standing rule for you and your descendants); you must hold it in the seventh month, living in</text:span></text:p>
        <text:list xml:id="list1391034659762408141" text:style-name="L40">
          <text:list-item>
            <text:p text:style-name="P111"><text:span text:style-name="CharStyle11"><text:tab/>booths for seven days; all native Israelites shall live in booths,</text:span></text:p>
          </text:list-item>
          <text:list-item>
            <text:p text:style-name="P111"><text:span text:style-name="CharStyle11"><text:tab/>that your descendants may know that I made the Israelites live in booths when I brought them out of the land of Egypt: I am the Eternal </text:span><text:soft-page-break/><text:span text:style-name="CharStyle11">your God.]]”</text:span></text:p>
          </text:list-item>
          <text:list-item>
            <text:p text:style-name="P113"><text:span text:style-name="CharStyle11"><text:tab/>Thus did Moses announce to the Israelites the fixed festivals of the Eternal.</text:span></text:p>
          </text:list-item>
        </text:list>
        <text:p text:style-name="P37"><text:span text:style-name="CharStyle17">ey A</text:span><text:span text:style-name="CharStyle11"> The Eternal said to Moses,</text:span></text:p>
        <text:list xml:id="list1945634627561823978" text:style-name="L41">
          <text:list-item>
            <text:p text:style-name="P115"><text:span text:style-name="CharStyle11"><text:tab/>“Order the Israelites to bring you pure, strained olive oil for lighting, that the lamps may be always burning in their place.</text:span></text:p>
          </text:list-item>
          <text:list-item>
            <text:p text:style-name="P97"><text:span text:style-name="CharStyle11"><text:tab/>Outside the curtain of the Pres­ence in the Trysting tent, Aaron must arrange them to burn from evening to morning every day before the Eternal: this is a standing rule for you and your</text:span></text:p>
          </text:list-item>
          <text:list-item>
            <text:p text:style-name="P103"><text:span text:style-name="CharStyle11"><text:tab/>descendants. Every day he shall arrange the lamps on the lampstand of pure gold before the Eternal.</text:span></text:p>
          </text:list-item>
          <text:list-item>
            <text:p text:style-name="P114"><text:span text:style-name="CharStyle11"><text:tab/>You must take fine flour, and bake twelve cakes of it, a fifth of a bushel going to each</text:span></text:p>
          </text:list-item>
          <text:list-item>
            <text:p text:style-name="P73"><text:span text:style-name="CharStyle11"><text:tab/>cake. These you must place in two piles, six in each pile, on the table of pure gold before</text:span></text:p>
          </text:list-item>
          <text:list-item>
            <text:p text:style-name="P73"><text:span text:style-name="CharStyle11"><text:tab/>the Eternal. On each pile you must spread some pure frankin­cense, to serve as a reminder to the Eternal over the bread, like a fire-offering to the Eter-</text:span></text:p>
          </text:list-item>
          <text:list-item>
            <text:p text:style-name="P73"><text:span text:style-name="CharStyle11"><text:tab/>nal. Every sabbath day the priest must arrange this before the Eternal regularly; it is offered on behalf of the Israel­ites, to mark a lasting compact.</text:span></text:p>
          </text:list-item>
          <text:list-item>
            <text:p text:style-name="P73"><text:span text:style-name="CharStyle11"><text:tab/>It shall belong to Aaron and his sons, who shall eat it in a sacred place; it is most sacred for him, out of the fire-offerings made to the Eternal,as hisperpetualdue.”</text:span></text:p>
          </text:list-item>
        </text:list>
        <text:p text:style-name="P32"><text:span text:style-name="CharStyle11">The son of an Israelite woman, 10 whose father was an Egyp­tian, once went out among the Israelites, and he and an Israel­ite quarrelled in the camp; the 11 son of the Israelite woman blas­phemed the divine Name by cursing, and so he was taken to Moses. His mother’s name was Shelomith, the daughter of Dibri, belonging to the clan of Dan. He was put in custody, 12 till the mind of the Eternal on the matter could be ascertained.</text:span></text:p>
        <text:p text:style-name="P32"><text:span text:style-name="CharStyle11">The Eternal said to Moses, 13 “Take this man who has cursed, 14 outside the camp; let all who heard him lay their hands upon his head, and let the community all stone him, and tell the Israel- 15 ites that [[anyone who curses his God must pay the penalty for his sin, anyone who blasphemes 16 the Eternal must be put to death;]] all the community must stone him; anyone, alien as well as native, who blasphemes the Eternal, shall be put to death. [[Also, anyone who wounds a 17 man mortally shall be put to death, while anyone who 18 wounds an animal mortally shall make it good—life for life. If a 19 man disfigures his neighbour, then, as he has done, so shall it be done to him; limb for limb, 20 eye for eye, tooth for tooth; as he has disfigured his neighbour, so shall he be disfigured. He 21 who kills an animal shall make it good; he who kills a man shall be put to death.]] You must 22 have one and the same law, for alien and native alike; for I am the Eternal your God.”</text:span></text:p>
        <text:p text:style-name="P32"><text:span text:style-name="CharStyle11">So Moses told the Israelites; 23 they took the man who had cursed, outside the camp and stoned him. The Israelites did as. the Eternal had commanded Moses.</text:span></text:p>
        <text:p text:style-name="P18"><text:span text:style-name="CharStyle11">rtr&lt; The Eternal gave Moses</text:span></text:p>
        <text:p text:style-name="P23"><text:span text:style-name="CharStyle38">2*Oon</text:span><text:span text:style-name="CharStyle11"> mount Sinai these or­ders for the Israelites. “When you enter the land I give you, the land shall enjoy a sabbath</text:span></text:p>
        <text:list xml:id="list190635859887960" text:style-name="L29">
          <text:list-item>
            <text:p text:style-name="P94"><text:span text:style-name="CharStyle11"><text:tab/>rest for the Eternal. For six years you may sow your field, for six years you may prune your vineyard, and gather in the</text:span></text:p>
          </text:list-item>
          <text:list-item>
            <text:p text:style-name="P94"><text:span text:style-name="CharStyle11"><text:tab/>produce; but the seventh year shall be a sabbath of entire rest for the land, a sabbath in hon­our of the Eternal, on which you must neither sow a field nor</text:span></text:p>
          </text:list-item>
          <text:list-item>
            <text:p text:style-name="P94"><text:span text:style-name="CharStyle11"><text:tab/>prune a vineyard, on which you must not even gather the after­growth of your harvest nor grapes from your undressed vines—it shall be a year of</text:span></text:p>
          </text:list-item>
          <text:list-item>
            <text:p text:style-name="P74"><text:soft-page-break/><text:span text:style-name="CharStyle11"><text:tab/>entire rest for the land. The natural produce of the land shall serve as food for you, for yourself and your slaves, male and female, for your hired serv­ant and any outsiders staying</text:span></text:p>
          </text:list-item>
          <text:list-item>
            <text:p text:style-name="P74"><text:span text:style-name="CharStyle11"><text:tab/>with you, furnishing food also for your cattle and live-stock.</text:span></text:p>
          </text:list-item>
        </text:list>
        <text:p text:style-name="P23"><text:span text:style-name="CharStyle11">t8 Obey my rules, then, and fol­low my regulations obediently; so shall you live in the land</text:span></text:p>
        <text:list xml:id="list554636466888885953" text:style-name="L42">
          <text:list-item>
            <text:p text:style-name="P79"><text:span text:style-name="CharStyle11"><text:tab/>securely: the land shall yield its crops, and you shall eat your fill and dwell there securely.</text:span></text:p>
          </text:list-item>
          <text:list-item>
            <text:p text:style-name="P116"><text:span text:style-name="CharStyle11"><text:tab/>If you ask how you are to get food during the seventh year, when you are neither to sow nor</text:span></text:p>
          </text:list-item>
          <text:list-item>
            <text:p text:style-name="P116"><text:span text:style-name="CharStyle11"><text:tab/>to gather in any crop, I will command such a blessing on you during the sixth year that the land shall yield a three years’</text:span></text:p>
          </text:list-item>
          <text:list-item>
            <text:p text:style-name="P116"><text:span text:style-name="CharStyle11"><text:tab/>crop. When the eighth year comes, you may sow and con­tinue to eat the old stores of produce, so living till the produce of the ninth year’s crop comes in.</text:span></text:p>
          </text:list-item>
        </text:list>
        <text:p text:style-name="P23"><text:span text:style-name="CharStyle11">S You shall count seven weeks of years, seven times seven years, so that the seven weeks of years amount to forty-nine</text:span></text:p>
        <text:p text:style-name="P18"><text:span text:style-name="CharStyle11">9 years. Then, on the tenth day of the seventh month, you must</text:span></text:p>
        <text:p text:style-name="P19"><text:span text:style-name="CharStyle11">sound a loud trumpet-blast through the land; the trumpet- blast shall sound aloud on Expi­ation day. You must hallow 10 the fiftieth year by proclaiming liberty to all the inhabitants of the land; it shall be a jubilee year for you (when every man of you goes back to his own property and family. That fiftieth year it shall be a jubilee year for you, when you shall neither sow nor reap any natural growth nor gather grapes from undressed vines; it is a jubilee year, sacred 12 for you, when you eat the direct produce of the country), and in 13 the year of jubilee each man of you shall go back to his own property. When you sellany land 14 to your neighbour or buy any land from your neighbour, you must not defraud each other, but buy and sell in view of the 15 number of years and crops till the next year of jubilee; as the 16 years are many, you must in­crease the price, and as the years are few you must lower the price, for what is sold is the number of the crops. You must 17 not defraud one another, but stand in awe of your God; for I am the Eternal your God. No 23 land is to be sold in perpetuity, for the land is mine, and you are only guests of mine, passing wayfarers; you must allow land 24 to be bought back anywhere in the country you hold.</text:span></text:p>
        <text:p text:style-name="P40"><text:span text:style-name="CharStyle11">If a fellow-countryman be- 25 comes poor and has to sell some of his property, then his next-of- kin must go and buy back what his relative has sold. [[If a man 26 has no one to buy it back for him at the time and yet after­wards becomes rich enough to buy it back himself, he must 27 count up the years since it was sold and refund the buyer for</text:span></text:p>
      </text:section>
      <text:section text:style-name="Sect2" text:name="Section11">
        <text:p text:style-name="P232"><text:span text:style-name="CharStyle11">the rest of the years till next jubilee; in this way he can get back to his own property.</text:span></text:p>
        <text:list xml:id="list3542565955094995234" text:style-name="L43">
          <text:list-item>
            <text:p text:style-name="P226"><text:span text:style-name="CharStyle11"><text:tab/>But if he should be unable to get it back for himself, then what he has sold shall remain in the hands of the purchaser only till next jubilee, when it must be released; and then the man can get back to his own</text:span></text:p>
          </text:list-item>
          <text:list-item>
            <text:p text:style-name="P227"><text:span text:style-name="CharStyle11"><text:tab/>property. If a man sells a dwell­ing-house in a walled town, he has the right of buying it back for a whole year after it has been sold; he retains the right of buy-</text:span></text:p>
          </text:list-item>
          <text:list-item>
            <text:p text:style-name="P227"><text:span text:style-name="CharStyle11"><text:tab/>ing it back for a full year. If the house in the walled town is not bought back within a year’s time, it shall be made over in perpetuity to the purchaser and his descendants; it shall not be released in the year of jubilee.</text:span></text:p>
          </text:list-item>
          <text:list-item>
            <text:p text:style-name="P227"><text:span text:style-name="CharStyle11"><text:tab/>But cottages in unwalled vil­lages shall be reckoned as be­longing to the country-fields; they may always be bought back, and they are released in</text:span></text:p>
          </text:list-item>
          <text:list-item>
            <text:p text:style-name="P227"><text:span text:style-name="CharStyle11"><text:tab/>the year of jubilee. Only, Le- vites may at any time buy back houses in the towns assigned</text:span></text:p>
          </text:list-item>
          <text:list-item>
            <text:p text:style-name="P227"><text:span text:style-name="CharStyle11"><text:tab/>them on their holdings; and if a Levite does not buy back his house, then the house sold within the town of his holding shall be released in the year of jubilee, for the houses in the towns of the Levites are their assigned holding in Israel.</text:span></text:p>
          </text:list-item>
          <text:list-item>
            <text:p text:style-name="P227"><text:span text:style-name="CharStyle11"><text:tab/>(Fields in the pasture-lands of their towns are not allowed to be sold at all; they belong to the Levites in perpetuity.)]]</text:span></text:p>
          </text:list-item>
          <text:list-item>
            <text:p text:style-name="P226"><text:span text:style-name="CharStyle11"><text:tab/>If a fellow-countryman be­come poor and fails beside you, then you must relieve him and enable him to live beside you.</text:span></text:p>
          </text:list-item>
          <text:list-item>
            <text:p text:style-name="P221"><text:span text:style-name="CharStyle11"><text:tab/>Take no interest from him in money or in kind, but stand in awe of your God; let your fellow-</text:span></text:p>
          </text:list-item>
          <text:list-item>
            <text:p text:style-name="P223"><text:span text:style-name="CharStyle11"><text:tab/>countryman live beside you, and never ask interest on your</text:span></text:p>
          </text:list-item>
        </text:list>
        <text:p text:style-name="P19"><text:span text:style-name="CharStyle11">money loans to him nor on the food with which you furnish him. I am the Eternal your </text:span><text:span text:style-name="CharStyle12">3</text:span><text:span text:style-name="CharStyle11"><text:span text:style-name="T1">8 </text:span></text:span><text:span text:style-name="CharStyle11">God, who brought you out of the land of Egypt in order to give you the land of Canaan, in order to be your God.</text:span></text:p>
        <text:p text:style-name="P32"><text:span text:style-name="CharStyle11">If a fellow-countryman be- </text:span><text:span text:style-name="CharStyle12">39 </text:span><text:span text:style-name="CharStyle11">comes poor and sells himself to you, then you must not make 40 him serve as a slave; you must let him live beside you as a hired servant and a resident alien. [[Till the year of jubilee he shall live in service beside you, and 41 then he and his children shall be released by you, to return to his own clan and to his family property. For they are slaves </text:span><text:span text:style-name="CharStyle39">A</text:span><text:span text:style-name="CharStyle39"><text:span text:style-name="T1">2 </text:span></text:span><text:span text:style-name="CharStyle11">to me who brought them out of the land of Egypt; they must not be sold as slaves.]] You </text:span><text:span text:style-name="CharStyle12">43 </text:span><text:span text:style-name="CharStyle11">must not lord it over him harshly, but stand in awe of your God. [[As for male slaves 44 and female slaves, you must buy them from the nations round you; you may also buy them </text:span><text:span text:style-name="CharStyle12">45 </text:span><text:span text:style-name="CharStyle11">from the foreigners who have settled among you, and from their descendants born among you. These you may hold and 46 these you may bequeath to your children to hold after you; you may make slaves of them for all time, but you must not lord it harshly over any of your fellow-Israelites.]]</text:span></text:p>
        <text:p text:style-name="P35"><text:span text:style-name="CharStyle11">If some foreigner or alien set- 47 tied among you grows rich, while some fellow-Israelite of yours beside him grows poor and sells himself to such a foreigner or alien settled among you or to a descendant of his clan, [[after he 48 has sold himself, he may be bought back either by one of his brothers, or by his uncle or 49 by a cousin, or by some fellow- clansman, or, if he become rich, he may buy himself back. He 50</text:span></text:p>
        <text:p text:style-name="P67"><draw:frame draw:style-name="fr3" draw:name="41" text:anchor-type="paragraph" svg:x="2.1382in" svg:y="3.6799in" svg:width="0.2799in" svg:height="0.0161in" draw:z-index="8"><draw:image xlink:href="Pictures/100000000000002A0000001B590B9872.jpg" xlink:type="simple" xlink:show="embed" xlink:actuate="onLoad"/><draw:contour-polygon svg:width="0.2799in" svg:height="0.1764in" svg:viewBox="0 0 711 448" draw:points="0,0 711,0 711,448 0,448" draw:recreate-on-edit="true"/></draw:frame><text:span text:style-name="CharStyle11">must count with his purchaser from the year he was sold to the next year of jubilee, and the payment for his release shall be in proportion to the number of years, on the scale of a hired</text:span></text:p>
        <text:list xml:id="list330846470371406582" text:style-name="L44">
          <text:list-item>
            <text:p text:style-name="P92"><text:span text:style-name="CharStyle11"><text:tab/>servant’s wages. Should there be a large number of years, he must refund in proportion part of the money for which he was</text:span></text:p>
          </text:list-item>
          <text:list-item>
            <text:p text:style-name="P87"><text:span text:style-name="CharStyle11"><text:tab/>bought; should there be only a few years till the next year of jubilee, he must calculate with his master and refund the money for his release in propor­tion to the years he would still</text:span></text:p>
          </text:list-item>
          <text:list-item>
            <text:p text:style-name="P87"><text:span text:style-name="CharStyle11"><text:tab/>have to serve,]] the master must hold him as a servant hired by the year; he must not lord it over him harshly, to your knowl-</text:span></text:p>
          </text:list-item>
          <text:list-item>
            <text:p text:style-name="P112"><text:span text:style-name="CharStyle11"><text:tab/>edge. [[If he is not bought back in any of these ways, he and his children shall be released</text:span></text:p>
          </text:list-item>
          <text:list-item>
            <text:p text:style-name="P112"><text:span text:style-name="CharStyle11"><text:tab/>at the year of jubilee.]] For Israelites are slaves of mine, my own slaves whom I brought out of the land of Egypt: I am the Eternal your God.</text:span></text:p>
          </text:list-item>
        </text:list>
        <text:p text:style-name="P16"><text:span text:style-name="CharStyle11">You shall not manufacture any unreal gods for your­selves, you shall not erect any carved idol or obelisk, you shall not put up any figured stone for worship in your land; for I am</text:span></text:p>
        <text:list xml:id="list2204654655299538321" text:style-name="L45">
          <text:list-item>
            <text:p text:style-name="P98"><text:span text:style-name="CharStyle11"><text:tab/>the Eternal your God. Keep my sabbaths and reverence my sanctuary: I am the Eternal.</text:span></text:p>
          </text:list-item>
          <text:list-item>
            <text:p text:style-name="P98"><text:span text:style-name="CharStyle11"><text:tab/>If you live by my rules and</text:span></text:p>
          </text:list-item>
          <text:list-item>
            <text:p text:style-name="P104"><text:span text:style-name="CharStyle11"><text:tab/>follow my orders obediently, I will give you the rains in due season, the land shall bear its crops, the trees shall bear their</text:span></text:p>
          </text:list-item>
          <text:list-item>
            <text:p text:style-name="P104"><text:span text:style-name="CharStyle11"><text:tab/>fruit; your threshing shall last till the time for vintage, and your vintage shall last till the time for sowing; you shall have plenty to eat and live securely in</text:span></text:p>
          </text:list-item>
        </text:list>
        <text:list xml:id="list4850122856449083549" text:style-name="L46">
          <text:list-item>
            <text:p text:style-name="P88"><text:span text:style-name="CharStyle11"><text:tab/>your land; you shall eat what has been stored for long; you shall have to clear out the old to</text:span></text:p>
          </text:list-item>
        </text:list>
        <text:list xml:id="list190636350878975" text:style-name="L45">
          <text:list-item>
            <text:p text:style-name="P117"><text:span text:style-name="CharStyle11"><text:tab/>make room for new supplies. I</text:span></text:p>
          </text:list-item>
        </text:list>
        <text:p text:style-name="P19"><text:span text:style-name="CharStyle11">will grant you peace in your land, till you rest with none to scare you; I will clear the land of wild beasts, and no sword of war shall sweep across your land; you shall chase your enemies, 7 till they fall under your sword; five of you shall chase a hun- 8 dred, a hundred shall chase ten thousand, till your enemies are cut down before you. I will 9 look on you with favour and make you fruitful and multiply your numbers; I will ratify my compact with you. I will pitch n my tent among you and never abhor you; I will live among you 12 and be your God, and you shall be my people. I am the Eternal 13 your God who brought you from the land of Egypt, to save you from bondage to the Egyptians;</text:span></text:p>
        <text:list xml:id="list8969551241045614927" text:style-name="L47">
          <text:list-item>
            <text:p text:style-name="P240"><text:span text:style-name="CharStyle11"><text:tab/>have broken the thongs that bound you to your yoke and made you walk upright.</text:span></text:p>
          </text:list-item>
        </text:list>
        <text:p text:style-name="P28"><text:span text:style-name="CharStyle11">But if you will not listen to 14 me, if you will not do all I order you, if you spurn ftiy rules and 15 abhor my regulations, refusing to do all I order you and break­ing my compact, then I will do 16 this to you: I will subject you to terrible woes, to consumption and fever that waste the eyes and wear life away; you shall sow seed in vain, for your ene­mies will eat your crops: I will 17 set my face against you, till you are beaten by your enemies, till those who hate you lord it over you, and you run away when no one pursues you. If even 18 then you will not listen to me, I will punish you seven times more for your sins; I will break the 19 ower of which you are so proud, will make the sky hard as iron for you and the earth hard as bronze, till you spend your 20 strength in vain; for your land shall bear no crops and your</text:span></text:p>
      </text:section>
      <text:section text:style-name="Sect2" text:name="Section12">
        <text:list xml:id="list7220054879076490954" text:style-name="L48">
          <text:list-item>
            <text:p text:style-name="P230"><text:span text:style-name="CharStyle11"><text:tab/>trees shall bear no fruit. If you defy me and will not listen to me, I will inflict seven strokes still on you, as your sins</text:span></text:p>
          </text:list-item>
          <text:list-item>
            <text:p text:style-name="P216"><text:span text:style-name="CharStyle11"><text:tab/>deserve: I will let wild beasts loose on you, robbing you of your children, destroying your cattle, and reducing your num­bers, till jpour roads lie deserted.</text:span></text:p>
          </text:list-item>
          <text:list-item>
            <text:p text:style-name="P224"><text:span text:style-name="CharStyle11"><text:tab/>And if with all this you will not let yourselves be reformed by me, but continue to defy me,</text:span></text:p>
          </text:list-item>
          <text:list-item>
            <text:p text:style-name="P224"><text:span text:style-name="CharStyle11"><text:tab/>then I will defy you myself. I will strike you seven times my-</text:span></text:p>
          </text:list-item>
          <text:list-item>
            <text:p text:style-name="P224"><text:span text:style-name="CharStyle11"><text:tab/>self for your sins; I will let loose the sword of war on you, in punishment for your breach of compact, and you shall hud­dle inside your towns; I will send pestilence among you, and you shall fall into the hands of an</text:span></text:p>
          </text:list-item>
          <text:list-item>
            <text:p text:style-name="P219"><text:span text:style-name="CharStyle11"><text:tab/>enemy. When I deprive you of the bread that sustains you, ten of your -women will need but one oven for their baking, and your bread shall be doled out in ra­tions, till you never have enough</text:span></text:p>
          </text:list-item>
          <text:list-item>
            <text:p text:style-name="P219"><text:span text:style-name="CharStyle11"><text:tab/>to eat. If all this will not make you listen to me, if you</text:span></text:p>
          </text:list-item>
          <text:list-item>
            <text:p text:style-name="P219"><text:span text:style-name="CharStyle11"><text:tab/>continue to defy me, then I will defy you in my fury and punish</text:span></text:p>
          </text:list-item>
          <text:list-item>
            <text:p text:style-name="P219"><text:span text:style-name="CharStyle11"><text:tab/>you seven times over for your sins; you shall be forced to eat the flesh of your sons and of your</text:span></text:p>
          </text:list-item>
          <text:list-item>
            <text:p text:style-name="P219"><text:span text:style-name="CharStyle11"><text:tab/>daughters. And I will destroy your shrines and cut down your sun-pillars and heap your car­cases on the carcases of your</text:span></text:p>
          </text:list-item>
          <text:list-item>
            <text:p text:style-name="P219"><text:span text:style-name="CharStyle11"><text:tab/>fetishes: I will abhor you, I will lay your towns in waste and your sanctuaries desolate. I will not smell the soothing</text:span></text:p>
          </text:list-item>
          <text:list-item>
            <text:p text:style-name="P219"><text:span text:style-name="CharStyle11"><text:tab/>odours you offer. I will lay your land desolate, till your very enemies who come to live in it</text:span></text:p>
          </text:list-item>
          <text:list-item>
            <text:p text:style-name="P219"><text:span text:style-name="CharStyle11"><text:tab/>are amazed. I will scatter you among the nations, unsheathing the sword of war upon you, till your land lies waste and your</text:span></text:p>
          </text:list-item>
          <text:list-item>
            <text:p text:style-name="P219"><text:span text:style-name="CharStyle11"><text:tab/>towns lie desolate. Then the land will set its sabbaths of</text:span></text:p>
          </text:list-item>
        </text:list>
        <text:p text:style-name="P16"><text:span text:style-name="CharStyle11">rest, as long as it lies desolate, as long as you are in your ene­mies’ land; the land shall get its rest and enjoy its sabbaths then, when it is lying desolate, enjoy- </text:span><text:span text:style-name="CharStyle12">35 </text:span><text:span text:style-name="CharStyle11">ing the rest it could not enjoy on the sabbaths when you lived in the land! And as for your 36 survivors, I will make their heart faint in the land of their enemies, till the sound of a driven leaf c" '"es them to flight, till they run as if pursued by the sword and fall when no one is pursuing them; they shall </text:span><text:span text:style-name="CharStyle12">37 </text:span><text:span text:style-name="CharStyle11">trip over each other, as if pur­sued by the sword, though no one is pursuing them. You shall have no strength to stand up before your enemies; you 38 shall perish among the nations, and the land of your enemies shall be your bane. Your sur- </text:span><text:span text:style-name="CharStyle12">39 </text:span><text:span text:style-name="CharStyle11">vivors shall waste away with their guilt in your enemies’ lands; and as their fathers wasted away with their sins, so shall they. But if they confess </text:span><text:span text:style-name="CharStyle40">40 </text:span><text:span text:style-name="CharStyle11">their sin and the sin of their fathers, the treason they have committed against me and their life of defiance against me, which made me defy them and </text:span><text:span text:style-name="CharStyle40">41 </text:span><text:span text:style-name="CharStyle11">bring them into the land of their enemies, if their dull soul is humbled and they submit to be punished for their sins, then I 42 will remember my compact with Jacob, my compact with Isaac, and my compact with Abraham , and I will remember the land. [[The land must be left by them </text:span><text:span text:style-name="CharStyle12">43 </text:span><text:span text:style-name="CharStyle11">to enjoy its sabbaths, while it lies desolate, deprived of them; they must submit to be punished for their sin, for they did spurn my regulations and they ab­horred my rules. Yet even so, </text:span><text:span text:style-name="CharStyle40">44 </text:span><text:span text:style-name="CharStyle11">when they are in the land of their enemies, I will not spurn</text:span></text:p>
        <text:p text:style-name="P233"><text:span text:style-name="CharStyle11">them, I will not abhor them, so as to destroy them entirely and so break my compact with them: for I am the Eternal</text:span></text:p>
        <text:list xml:id="list2300860460855960411" text:style-name="L49">
          <text:list-item>
            <text:p text:style-name="P228"><text:span text:style-name="CharStyle11"><text:tab/>their God.]] In their favour I will remember my compact with their ancestors whom I brought out of the land of Egypt, under the eyes of all the nations, to be their God: I am the Eternal.”</text:span></text:p>
          </text:list-item>
          <text:list-item>
            <text:p text:style-name="P229"><text:span text:style-name="CharStyle11"><text:tab/>Such were the rules, the regu­lations, and the laws which the Eternal drew up by Moses be­tween himself and the Israelites at mount Sinai.</text:span></text:p>
          </text:list-item>
        </text:list>
        <text:p text:style-name="P42"><text:span text:style-name="CharStyle39">eyrj</text:span><text:span text:style-name="CharStyle11"> The Eternal gave Moses</text:span></text:p>
        <text:list xml:id="list7944397807861787674" text:style-name="L50">
          <text:list-item>
            <text:p text:style-name="P235"><text:span text:style-name="CharStyle11"><text:tab/>“ • these orders for the Israel­ites. “When a man makes a spe­cial vow to the Eternal which in-</text:span></text:p>
          </text:list-item>
          <text:list-item>
            <text:p text:style-name="P235"><text:span text:style-name="CharStyle11"><text:tab/>volves the value of persons, then your valuation of a male be­tween twenty years and sixty shall be seven pounds in silver (on the reckoning of the sanc-</text:span></text:p>
          </text:list-item>
          <text:list-item>
            <text:p text:style-name="P236"><text:span text:style-name="CharStyle11"><text:tab/>tuary silver); if it is a female, your valuation shall be four</text:span></text:p>
          </text:list-item>
          <text:list-item>
            <text:p text:style-name="P236"><text:span text:style-name="CharStyle11"><text:tab/>guineas. For a male between five years and twenty, your valu­ation shall be two pounds sixteen shillings, and for a female one</text:span></text:p>
          </text:list-item>
          <text:list-item>
            <text:p text:style-name="P236"><text:span text:style-name="CharStyle11"><text:tab/>pound eight shillings. For a male between one month and five years, your valuation shall be fourteen silver shillings, and for a female your valuation shall be eight shillings and four-</text:span></text:p>
          </text:list-item>
          <text:list-item>
            <text:p text:style-name="P236"><text:span text:style-name="CharStyle11"><text:tab/>pence. For a male over sixty years, your valuation shall be two guineas, and for a female your valuation shall be one</text:span></text:p>
          </text:list-item>
          <text:list-item>
            <text:p text:style-name="P236"><text:span text:style-name="CharStyle11"><text:tab/>pound eight shillings. If any­one is too poor to pay your valuation, he must bring the person before the priest, who shall value the person propor­tionately to the means of the man who makes the vow.</text:span></text:p>
          </text:list-item>
          <text:list-item>
            <text:p text:style-name="P237"><text:span text:style-name="CharStyle11"><text:tab/>If it is an animal (any animal which may be offered to the Eternal), whatever such animal a man gives to the Eternal shall</text:span></text:p>
          </text:list-item>
        </text:list>
        <text:p text:style-name="P19"><text:span text:style-name="CharStyle11">be taboo; he must not alter nor 10 exchange it, a good one for a bad, or a bad one for a good; if he does exchange it, both ani­mals shall be taboo. If it is an 11 unclean animal, such as may not be offered to the Eternal, he must bring the animal before the priest, who shall value it, esti- 12 mating how good or how bad it is. As you value it, O priest, so shall it count. If the man </text:span><text:span text:style-name="CharStyle41">13 </text:span><text:span text:style-name="CharStyle11">wishes to buy it back, he must add a fifth to your valuation.</text:span></text:p>
        <text:p text:style-name="P32"><text:span text:style-name="CharStyle11">When a man dedicates his 14 house as sacred to the Eternal, then the priest shall value it, estimating what it is worth; as the priest shall value it, so shall it stand. If the man who dedi- 15 cates it wishes to buy his house back, he can have it on condi­tion that he adds a fifth to your valuation-money.</text:span></text:p>
        <text:p text:style-name="P32"><text:span text:style-name="CharStyle11">If a man dedicates to the 16 Eternal any part of the fields belonging to his estate, your valuation must be according to the amount required to sow it; thus, land sown with ten bushels of barley shall be valued at seven pounds in silver. If the man 17 dedicates his field from the year of jubilee, it must stand at your valuation. But if he dedicates 18 his field after the year of jubilee, then the priest must count the money in proportion to the years till the next year of ju­bilee, and make an abatement from your valuation. If the 19 man who dedicated the field wishes to buy it back, he can secure it by adding a fifth to your valuation-money; if, in- 20 stead of buying the field back, he sells it to another man, then it is never to be bought back, but that field, when released at 21 the jubilee, remains sacred to the Eternal, as a field set apart</text:span></text:p>
        <text:p text:style-name="P45"><text:span text:style-name="CharStyle11">to him; it shall be held by the</text:span></text:p>
        <text:list xml:id="list1822959606893422464" text:style-name="L51">
          <text:list-item>
            <text:p text:style-name="P174"><text:span text:style-name="CharStyle11"><text:tab/>priest. If a man dedicates to the Eternal a field he has bought, which does not belong</text:span></text:p>
          </text:list-item>
          <text:list-item>
            <text:p text:style-name="P174"><text:span text:style-name="CharStyle11"><text:tab/>to his family holding, then the priest shall count the money- value of it in your reckoning up to the year of jubilee, when the man shall pay the sum fixed by you, as sacred </text:span><text:soft-page-break/><text:span text:style-name="CharStyle11">to the Eternal;</text:span></text:p>
          </text:list-item>
          <text:list-item>
            <text:p text:style-name="P174"><text:span text:style-name="CharStyle11"><text:tab/>at the year of jubilee the field goes back to the man from whom it was bought, to the man to whose family holding it be-</text:span></text:p>
          </text:list-item>
        </text:list>
        <text:list xml:id="list8245156504135424316" text:style-name="L52">
          <text:list-item>
            <text:p text:style-name="P136"><text:span text:style-name="CharStyle11"><text:tab/>longs. All your valuations must be in the silver coin of the sanc­tuary: your shekel or half-crown must weigh twenty gerahs.</text:span></text:p>
          </text:list-item>
        </text:list>
        <text:list xml:id="list221897519745618133" text:style-name="L53">
          <text:list-item>
            <text:p text:style-name="P176"><text:span text:style-name="CharStyle11"><text:tab/>The firstling of any animal, however, which as such belongs to the Eternal, is not to be dedi­cated; whether it is large cattle or small, it belongs to the Eter-</text:span></text:p>
          </text:list-item>
          <text:list-item>
            <text:p text:style-name="P193"><text:span text:style-name="CharStyle11"><text:tab/>nal already. If it is the firstling of an unclean animal, then it must be bought in at your own valuation, with a fifth added to your price; if it is not bought in, it must be sold at your valuation.</text:span></text:p>
          </text:list-item>
          <text:list-item>
            <text:p text:style-name="P176"><text:span text:style-name="CharStyle11"><text:tab/>At the same time, nothing set</text:span></text:p>
          </text:list-item>
        </text:list>
        <text:p text:style-name="P49"><text:span text:style-name="CharStyle11">apart, nothing that a man sets apart for the Eternal out of his possessions, whether man or beast or part of his family hold­ing, shall ever be sold or bought back; everything thus set apart is most sacred to the Eternal.</text:span></text:p>
        <text:p text:style-name="P19"><text:span text:style-name="CharStyle11">And no person, under doom 29 from men, shall be bought off: he must be put to death.</text:span></text:p>
        <text:p text:style-name="P28"><text:span text:style-name="CharStyle11">The tithe of all the land, 30 whether in grain from the field or in fruit from the tree, all be­longs to the Eternal; it is sacred to the Eternal. If a man wishes </text:span><text:span text:style-name="CharStyle12">3</text:span><text:span text:style-name="CharStyle12"><text:span text:style-name="T1">1 </text:span></text:span><text:span text:style-name="CharStyle11">to buy back any of his tithe, he must add a fifth to its value. The tithe of the herd or of the </text:span><text:span text:style-name="CharStyle12">3</text:span><text:span text:style-name="CharStyle12"><text:span text:style-name="T1">2 </text:span></text:span><text:span text:style-name="CharStyle11">flock, every tenth animal counted by the herdsman, shall be sacred to the Eternal; a man </text:span><text:span text:style-name="CharStyle12">33 </text:span><text:span text:style-name="CharStyle11">must not inquire whether it is good or bad, nor must he ex­change it; if he exchanges it for another, both animals shall be taboo, and neither can be bought back.”</text:span></text:p>
        <text:p text:style-name="P28"><text:span text:style-name="CharStyle11">Such are the commands </text:span><text:span text:style-name="CharStyle12">34 </text:span><text:span text:style-name="CharStyle11">which the Eternal gave Moses at mount Sinai for the Israelit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andara" svg:font-family="Candara"/>
    <style:font-face style:name="Consolas" svg:font-family="Consola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305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111in" style:auto-text-indent="false"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Heading_20__23_2" style:display-name="Heading #2"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1945in" fo:margin-right="0in" fo:margin-top="0in" fo:margin-bottom="0in" loext:contextual-spacing="false" fo:text-indent="0in" style:auto-text-indent="false" style:page-number="auto">
        <style:drop-cap style:lines="2" style:style-name="DropCap5"/>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drop-cap style:lines="2" style:distance="0.0035in" style:style-name="DropCap3"/>
      </style:paragraph-properties>
    </style:style>
    <style:style style:name="Body_20_text_20__28_3_29__20__2b__20_DropCap3" style:display-name="Body text (3) + DropCap3" style:family="paragraph" style:parent-style-name="Body_20_text_20__28_3_29_" style:master-page-name="">
      <style:paragraph-properties fo:margin-left="0.1807in" fo:margin-right="0in" fo:margin-top="0in" fo:margin-bottom="0in" loext:contextual-spacing="false" fo:text-indent="0in" style:auto-text-indent="false" style:page-number="auto">
        <style:tab-stops>
          <style:tab-stop style:position="0.2307in"/>
        </style:tab-stops>
        <style:drop-cap style:lines="2" style:distance="0.0035in" style:style-name="DropCap2"/>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drop-cap style:lines="2" style:distance="0.0598in" style:style-name="DropCap4"/>
      </style:paragraph-properties>
    </style:style>
    <style:style style:name="Body_20_text_20__28_3_29__20__2b__20_DropCap5" style:display-name="Body text (3) + DropCap5" style:family="paragraph" style:parent-style-name="Body_20_text_20__28_3_29_" style:master-page-name="">
      <style:paragraph-properties fo:margin-left="0.2083in" fo:margin-right="0in" fo:margin-top="0in" fo:margin-bottom="0in" loext:contextual-spacing="false" fo:text-indent="0in" style:auto-text-indent="false" style:page-number="auto">
        <style:drop-cap style:lines="2" style:distance="0.0571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7" style:family="text" style:parent-style-name="CharStyle11">
      <style:text-properties style:font-name="AngsanaUPC" fo:font-family="AngsanaUPC" fo:font-size="13pt" fo:font-weight="bold" style:font-name-asian="AngsanaUPC" style:font-family-asian="AngsanaUPC" style:font-size-asian="13pt" style:font-weight-asian="bold" style:font-name-complex="AngsanaUPC" style:font-family-complex="AngsanaUPC" style:font-size-complex="13pt" style:font-weight-complex="bold"/>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4% 58%" style:font-name="Georgia" fo:font-family="Georgia" fo:font-size="19pt" fo:letter-spacing="normal" fo:font-style="normal" style:text-underline-style="none" fo:font-weight="normal" style:font-name-asian="Georgia" style:font-family-asian="Georgia" style:font-size-asian="19pt" style:font-style-asian="normal" style:font-weight-asian="normal" style:font-name-complex="Georgia" style:font-family-complex="Georgia" style:font-size-complex="19pt" style:font-style-complex="normal" style:font-weight-complex="normal"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2" style:family="text" style:parent-style-name="CharStyle11">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3" style:family="text" style:parent-style-name="CharStyle11">
      <style:text-properties fo:font-variant="small-caps" fo:color="#000000" style:text-position="0% 100%" fo:letter-spacing="normal" fo:language="en" fo:country="US" style:language-asian="en" style:country-asian="US" style:language-complex="en" style:country-complex="US" style:text-scale="100%"/>
    </style:style>
    <style:style style:name="CharStyle15" style:family="text" style:parent-style-name="DefaultFontStyle">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CharStyle16" style:family="text" style:parent-style-name="CharStyle15">
      <style:text-properties fo:color="#000000" style:text-position="0% 100%" fo:letter-spacing="normal" fo:language="en" fo:country="US" style:language-asian="en" style:country-asian="US" style:language-complex="en" style:country-complex="US" style:text-scale="100%"/>
    </style:style>
    <style:style style:name="CharStyle17" style:family="text" style:parent-style-name="CharStyle11">
      <style:text-propertie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DropCap2" style:family="text">
      <style:text-properties fo:color="#000000" style:text-line-through-style="none" style:text-line-through-type="none" style:text-position="40% 58%" style:font-name="Consolas" fo:font-family="Consolas" fo:font-size="18pt" fo:letter-spacing="normal" fo:font-style="normal" style:text-underline-style="none" fo:font-weight="normal" style:font-name-asian="Consolas" style:font-family-asian="Consolas" style:font-size-asian="18pt" style:font-style-asian="normal" style:font-weight-asian="normal" style:font-name-complex="Consolas" style:font-family-complex="Consolas" style:font-size-complex="18pt" style:font-style-complex="normal" style:font-weight-complex="normal" style:text-scale="100%"/>
    </style:style>
    <style:style style:name="DropCap3" style:family="text">
      <style:text-properties fo:color="#000000" style:text-line-through-style="none" style:text-line-through-type="none" style:text-position="13%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20" style:family="text" style:parent-style-name="CharStyle11">
      <style:text-properties fo:color="#000000" style:text-position="0% 100%" fo:font-size="8.5pt" fo:letter-spacing="0.0138in" fo:language="en" fo:country="US" style:font-size-asian="8.5pt" style:language-asian="en" style:country-asian="US" style:font-size-complex="8.5pt" style:language-complex="en" style:country-complex="US" style:text-scale="100%"/>
    </style:style>
    <style:style style:name="CharStyle22"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23" style:family="text" style:parent-style-name="CharStyle11">
      <style:text-properties fo:color="#000000" style:text-position="0% 100%" style:font-name="AngsanaUPC" fo:font-family="AngsanaUPC" fo:font-size="13pt" fo:letter-spacing="normal" fo:language="en" fo:country="US" fo:font-weight="bold" style:font-name-asian="AngsanaUPC" style:font-family-asian="AngsanaUPC" style:font-size-asian="13pt" style:language-asian="en" style:country-asian="US" style:font-weight-asian="bold" style:font-name-complex="AngsanaUPC" style:font-family-complex="AngsanaUPC" style:font-size-complex="13pt" style:language-complex="en" style:country-complex="US" style:font-weight-complex="bold" style:text-scale="100%"/>
    </style:style>
    <style:style style:name="DropCap4" style:family="text">
      <style:text-properties fo:color="#000000" style:text-line-through-style="none" style:text-line-through-type="none" style:text-position="38% 58%" style:font-name="Georgia" fo:font-family="Georgia" fo:font-size="19pt" fo:letter-spacing="normal" fo:font-style="normal" style:text-underline-style="none" fo:font-weight="normal" style:font-name-asian="Georgia" style:font-family-asian="Georgia" style:font-size-asian="19pt" style:font-style-asian="normal" style:font-weight-asian="normal" style:font-name-complex="Georgia" style:font-family-complex="Georgia" style:font-size-complex="19pt" style:font-style-complex="normal" style:font-weight-complex="normal" style:text-scale="100%"/>
    </style:style>
    <style:style style:name="CharStyle25" style:family="text" style:parent-style-name="CharStyle11">
      <style:text-properties fo:color="#000000" style:text-position="0% 100%" fo:font-size="9pt" fo:letter-spacing="0.0138in" fo:language="en" fo:country="US" style:font-size-asian="9pt" style:language-asian="en" style:country-asian="US" style:font-size-complex="9pt" style:language-complex="en" style:country-complex="US" style:text-scale="100%"/>
    </style:style>
    <style:style style:name="CharStyle26" style:family="text" style:parent-style-name="CharStyle11">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27" style:family="text" style:parent-style-name="CharStyle11">
      <style:text-properties fo:color="#000000" style:text-position="0% 100%" style:font-name="Sylfaen" fo:font-family="Sylfaen" fo:font-size="9pt" fo:letter-spacing="normal" fo:language="en" fo:country="US" fo:font-style="italic" style:font-name-asian="Sylfaen" style:font-family-asian="Sylfaen" style:font-size-asian="9pt" style:language-asian="en" style:country-asian="US" style:font-style-asian="italic" style:font-name-complex="Sylfaen" style:font-family-complex="Sylfaen" style:font-size-complex="9pt" style:language-complex="en" style:country-complex="US" style:font-style-complex="italic" style:text-scale="100%"/>
    </style:style>
    <style:style style:name="CharStyle28" style:family="text" style:parent-style-name="CharStyle11">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29" style:family="text" style:parent-style-name="CharStyle11">
      <style:text-properties fo:color="#000000" style:text-position="0% 100%" style:font-name="Candara" fo:font-family="Candara" fo:font-size="9pt" fo:letter-spacing="-0.0071in" fo:language="en" fo:country="US" fo:font-style="italic" style:font-name-asian="Candara" style:font-family-asian="Candara" style:font-size-asian="9pt" style:language-asian="en" style:country-asian="US" style:font-style-asian="italic" style:font-name-complex="Candara" style:font-family-complex="Candara" style:font-size-complex="9pt" style:language-complex="en" style:country-complex="US" style:font-style-complex="italic" style:text-scale="100%"/>
    </style:style>
    <style:style style:name="CharStyle30" style:family="text" style:parent-style-name="CharStyle11">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CharStyle31" style:family="text" style:parent-style-name="CharStyle11">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DropCap5" style:family="text">
      <style:text-properties fo:color="#000000" style:text-line-through-style="none" style:text-line-through-type="none" style:text-position="-13% 58%" style:font-name="Georgia" fo:font-family="Georgia" fo:font-size="19pt" fo:letter-spacing="normal" fo:font-style="normal" style:text-underline-style="none" fo:font-weight="normal" style:font-name-asian="Georgia" style:font-family-asian="Georgia" style:font-size-asian="19pt" style:font-style-asian="normal" style:font-weight-asian="normal" style:font-name-complex="Georgia" style:font-family-complex="Georgia" style:font-size-complex="19pt" style:font-style-complex="normal" style:font-weight-complex="normal" style:text-scale="100%"/>
    </style:style>
    <style:style style:name="CharStyle3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3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37" style:family="text" style:parent-style-name="CharStyle36">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38" style:family="text" style:parent-style-name="CharStyle11">
      <style:text-properties fo:color="#000000" style:text-position="0% 100%" fo:letter-spacing="0.0209in" fo:language="en" fo:country="US" style:language-asian="en" style:country-asian="US" style:language-complex="en" style:country-complex="US" style:text-scale="100%"/>
    </style:style>
    <style:style style:name="CharStyle39" style:family="text" style:parent-style-name="CharStyle1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40" style:family="text" style:parent-style-name="CharStyle11">
      <style:text-properties fo:color="#000000" style:text-position="0% 100%" fo:font-size="8pt" fo:letter-spacing="-0.0071in" fo:language="en" fo:country="US" style:font-size-asian="8pt" style:language-asian="en" style:country-asian="US" style:font-size-complex="8pt" style:language-complex="en" style:country-complex="US" style:text-scale="100%"/>
    </style:style>
    <style:style style:name="CharStyle41" style:family="text" style:parent-style-name="CharStyle11">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35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66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02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29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35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866in" fo:margin-left="0in" fo:margin-right="0in" fo:margin-bottom="0in"/>
      </style:header-style>
      <style:footer-style>
        <style:header-footer-properties fo:min-height="3.5953in" fo:margin-left="0in" fo:margin-right="0in" fo:margin-top="3.5953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339in" fo:margin-left="0in" fo:margin-right="0in" fo:margin-bottom="0in"/>
      </style:header-style>
      <style:footer-style>
        <style:header-footer-properties fo:min-height="3.6311in" fo:margin-left="0in" fo:margin-right="0in" fo:margin-top="3.6311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6236in" svg:y="0.5346in" draw:z-index="9"><draw:text-box fo:min-height="0.1035in" fo:min-width="2.4335in"><text:p text:style-name="MP3"><text:span text:style-name="CharStyle16">LEVITICUS 8<text:tab/></text:span><text:page-number text:select-page="current">111</text:page-number></text:p></draw:text-box></draw:frame></text:p>
      </style:header>
      <style:header-left>
        <text:p text:style-name="MP1"><draw:frame draw:style-name="Mfr1" draw:name="1" text:anchor-type="paragraph" svg:x="3.6236in" svg:y="0.5346in" draw:z-index="0"><draw:text-box fo:min-height="0.1035in" fo:min-width="2.4335in"><text:p text:style-name="MP3"><text:span text:style-name="CharStyle16">LEVITICUS 8<text:tab/></text:span><text:page-number text:select-page="current">112</text:page-number></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6138in" svg:y="0.5618in" draw:z-index="0"><draw:text-box fo:min-height="0.1in" fo:min-width="2.4366in"><text:p text:style-name="MP4"><text:span text:style-name="CharStyle16">LEVITICUS 5<text:tab/></text:span><text:page-number text:select-page="current">115</text:page-number></text:p></draw:text-box></draw:frame></text:p>
      </style:header>
      <style:header-left>
        <text:p text:style-name="MP1"><draw:frame draw:style-name="Mfr1" draw:name="3" text:anchor-type="paragraph" svg:x="1.9417in" svg:y="0.5146in" draw:z-index="11"><draw:text-box fo:min-height="0.1035in" fo:min-width="2.4835in"><text:p text:style-name="MP5"><text:page-number text:select-page="current">114</text:page-number><text:span text:style-name="CharStyle16"><text:tab/>LEVITICUS 6</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4" text:anchor-type="paragraph" svg:x="3.6236in" svg:y="0.5346in" draw:z-index="13"><draw:text-box fo:min-height="0.1035in" fo:min-width="2.4335in"><text:p text:style-name="MP3"><text:span text:style-name="CharStyle16">LEVITICUS 8<text:tab/></text:span><text:page-number text:select-page="current">117</text:page-number></text:p></draw:text-box></draw:frame></text:p>
      </style:header>
      <style:header-left>
        <text:p text:style-name="MP1"><draw:frame draw:style-name="Mfr1" draw:name="5" text:anchor-type="paragraph" svg:x="1.9772in" svg:y="0.4953in" draw:z-index="1"><draw:text-box fo:min-height="0.1236in" fo:min-width="2.4965in"><text:p text:style-name="MP6"><text:page-number text:select-page="current">118</text:page-number><text:span text:style-name="CharStyle16"><text:tab/>LEVITICUS 13</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6" text:anchor-type="paragraph" svg:x="1.9835in" svg:y="0.5047in" draw:z-index="0"><draw:text-box fo:min-height="0.1134in" fo:min-width="2.4965in"><text:p text:style-name="MP6"><text:page-number text:select-page="current">119</text:page-number><text:span text:style-name="CharStyle16"><text:tab/>LEVITICUS 10</text:span></text:p></draw:text-box></draw:frame></text:p>
      </style:header>
      <style:header-left>
        <text:p text:style-name="MP1"><draw:frame draw:style-name="Mfr1" draw:name="7" text:anchor-type="paragraph" svg:x="1.9835in" svg:y="0.5047in" draw:z-index="14"><draw:text-box fo:min-height="0.1134in" fo:min-width="2.4965in"><text:p text:style-name="MP6"><text:page-number text:select-page="current">118</text:page-number><text:span text:style-name="CharStyle16"><text:tab/>LEVITICUS 10</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8" text:anchor-type="paragraph" svg:x="3.5602in" svg:y="0.5146in" draw:z-index="15"><draw:text-box fo:min-height="0.1035in" fo:min-width="2.4835in"><text:p text:style-name="MP5"><text:span text:style-name="CharStyle16">LEVITICUS 13<text:tab/></text:span><text:page-number text:select-page="current">119</text:page-number></text:p></draw:text-box></draw:frame></text:p>
      </style:header>
      <style:footer>
        <text:p text:style-name="MP2"/>
      </style:footer>
    </style:master-page>
    <style:master-page style:name="PageStyle6" style:page-layout-name="Mpm3">
      <style:header>
        <text:p text:style-name="MP1"><draw:frame draw:style-name="Mfr1" draw:name="9" text:anchor-type="paragraph" svg:x="1.9835in" svg:y="0.5047in" draw:z-index="0"><draw:text-box fo:min-height="0.1134in" fo:min-width="2.4965in"><text:p text:style-name="MP6"><text:page-number text:select-page="current">121</text:page-number><text:span text:style-name="CharStyle16"><text:tab/>LEVITICUS 10</text:span></text:p></draw:text-box></draw:frame></text:p>
      </style:header>
      <style:header-left>
        <text:p text:style-name="MP1"><draw:frame draw:style-name="Mfr1" draw:name="10" text:anchor-type="paragraph" svg:x="1.9835in" svg:y="0.5047in" draw:z-index="16"><draw:text-box fo:min-height="0.1134in" fo:min-width="2.4965in"><text:p text:style-name="MP6"><text:page-number text:select-page="current">120</text:page-number><text:span text:style-name="CharStyle16"><text:tab/>LEVITICUS 10</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1" text:anchor-type="paragraph" svg:x="3.5602in" svg:y="0.5146in" draw:z-index="18"><draw:text-box fo:min-height="0.1035in" fo:min-width="2.4835in"><text:p text:style-name="MP5"><text:span text:style-name="CharStyle16">LEVITICUS 13<text:tab/></text:span><text:page-number text:select-page="current">123</text:page-number></text:p></draw:text-box></draw:frame></text:p>
      </style:header>
      <style:header-left>
        <text:p text:style-name="MP1"><draw:frame draw:style-name="Mfr1" draw:name="12" text:anchor-type="paragraph" svg:x="1.9772in" svg:y="0.4953in" draw:z-index="2"><draw:text-box fo:min-height="0.1236in" fo:min-width="2.4965in"><text:p text:style-name="MP6"><text:page-number text:select-page="current">124</text:page-number><text:span text:style-name="CharStyle16"><text:tab/>LEVITICUS 13</text:span></text:p></draw:text-box></draw:frame></text:p>
      </style:header-left>
      <style:footer>
        <text:p text:style-name="MP2"/>
      </style:footer>
      <style:footer-left>
        <text:p text:style-name="MP2"/>
      </style:footer-left>
    </style:master-page>
    <style:master-page style:name="PageStyle8" style:page-layout-name="Mpm3">
      <style:header>
        <text:p text:style-name="MP1"><draw:frame draw:style-name="Mfr1" draw:name="13" text:anchor-type="paragraph" svg:x="1.9984in" svg:y="0.5118in" draw:z-index="0"><draw:text-box fo:min-height="0.1071in" fo:min-width="2.5402in"><text:p text:style-name="MP7"><text:page-number text:select-page="current">125</text:page-number><text:span text:style-name="CharStyle16"><text:tab/>LEVITICUS 13</text:span></text:p></draw:text-box></draw:frame></text:p>
      </style:header>
      <style:header-left>
        <text:p text:style-name="MP1"><draw:frame draw:style-name="Mfr1" draw:name="14" text:anchor-type="paragraph" svg:x="1.9984in" svg:y="0.5118in" draw:z-index="19"><draw:text-box fo:min-height="0.1071in" fo:min-width="2.5402in"><text:p text:style-name="MP7"><text:page-number text:select-page="current">124</text:page-number><text:span text:style-name="CharStyle16"><text:tab/>LEVITICUS 13</text:span></text:p></draw:text-box></draw:frame></text:p>
      </style:header-left>
      <style:footer>
        <text:p text:style-name="MP2"/>
      </style:footer>
      <style:footer-left>
        <text:p text:style-name="MP2"/>
      </style:footer-left>
    </style:master-page>
    <style:master-page style:name="PageStyle9" style:page-layout-name="Mpm3">
      <style:header>
        <text:p text:style-name="MP1"><draw:frame draw:style-name="Mfr1" draw:name="15" text:anchor-type="paragraph" svg:x="3.5638in" svg:y="0.5181in" draw:z-index="20"><draw:text-box fo:min-height="0.1in" fo:min-width="2.4764in"><text:p text:style-name="MP8"><text:span text:style-name="CharStyle16">LEVITICUS 14<text:tab/></text:span><text:page-number text:select-page="current">125</text:page-number></text:p></draw:text-box></draw:frame></text:p>
      </style:header>
      <style:footer>
        <text:p text:style-name="MP2"/>
      </style:footer>
    </style:master-page>
    <style:master-page style:name="PageStyle10" style:page-layout-name="Mpm3">
      <style:header>
        <text:p text:style-name="MP1"><draw:frame draw:style-name="Mfr1" draw:name="16" text:anchor-type="paragraph" svg:x="1.9752in" svg:y="0.5016in" draw:z-index="0"><draw:text-box fo:min-height="0.1165in" fo:min-width="2.4929in"><text:p text:style-name="MP9"><text:page-number text:select-page="current">127</text:page-number><text:span text:style-name="CharStyle16"><text:tab/>LEVITICUS 14</text:span></text:p></draw:text-box></draw:frame></text:p>
      </style:header>
      <style:header-left>
        <text:p text:style-name="MP1"><draw:frame draw:style-name="Mfr1" draw:name="17" text:anchor-type="paragraph" svg:x="1.9752in" svg:y="0.5016in" draw:z-index="21"><draw:text-box fo:min-height="0.1165in" fo:min-width="2.4929in"><text:p text:style-name="MP9"><text:page-number text:select-page="current">126</text:page-number><text:span text:style-name="CharStyle16"><text:tab/>LEVITICUS 14</text:span></text:p></draw:text-box></draw:frame></text:p>
      </style:header-left>
      <style:footer>
        <text:p text:style-name="MP2"/>
      </style:footer>
      <style:footer-left>
        <text:p text:style-name="MP2"/>
      </style:footer-left>
    </style:master-page>
    <style:master-page style:name="PageStyle11" style:page-layout-name="Mpm3">
      <style:header>
        <text:p text:style-name="MP1"><draw:frame draw:style-name="Mfr1" draw:name="18" text:anchor-type="paragraph" svg:x="3.5819in" svg:y="0.5453in" draw:z-index="22"><draw:text-box fo:min-height="0.1071in" fo:min-width="2.4764in"><text:p text:style-name="MP8"><text:span text:style-name="CharStyle16">LEVITICUS 15<text:tab/></text:span><text:page-number text:select-page="current">129</text:page-number></text:p></draw:text-box></draw:frame></text:p>
      </style:header>
      <style:header-left>
        <text:p text:style-name="MP1"><draw:frame draw:style-name="Mfr1" draw:name="19" text:anchor-type="paragraph" svg:x="2.0071in" svg:y="0.5118in" draw:z-index="7"><draw:text-box fo:min-height="0.1071in" fo:min-width="2.4929in"><text:p text:style-name="MP9"><text:page-number text:select-page="current">128</text:page-number><text:span text:style-name="CharStyle16"><text:tab/>LEVITICUS 15</text:span></text:p></draw:text-box></draw:frame></text:p>
      </style:header-left>
      <style:footer>
        <text:p text:style-name="MP2"/>
      </style:footer>
      <style:footer-left>
        <text:p text:style-name="MP2"/>
      </style:footer-left>
    </style:master-page>
    <style:master-page style:name="PageStyle12" style:page-layout-name="Mpm3">
      <style:header>
        <text:p text:style-name="MP1"><draw:frame draw:style-name="Mfr1" draw:name="20" text:anchor-type="paragraph" svg:x="3.5654in" svg:y="0.5181in" draw:z-index="23"><draw:text-box fo:min-height="0.1in" fo:min-width="2.4835in"><text:p text:style-name="MP5"><text:span text:style-name="CharStyle16">LEVITICUS 16<text:tab/></text:span><text:page-number text:select-page="current">129</text:page-number></text:p></draw:text-box></draw:frame></text:p>
      </style:header>
      <style:header-left>
        <text:p text:style-name="MP1"><draw:frame draw:style-name="Mfr1" draw:name="21" text:anchor-type="paragraph" svg:x="3.5654in" svg:y="0.5181in" draw:z-index="0"><draw:text-box fo:min-height="0.1in" fo:min-width="2.4835in"><text:p text:style-name="MP5"><text:span text:style-name="CharStyle16">LEVITICUS 16<text:tab/></text:span><text:page-number text:select-page="current">130</text:page-number></text:p></draw:text-box></draw:frame></text:p>
      </style:header-left>
      <style:footer>
        <text:p text:style-name="MP2"/>
      </style:footer>
      <style:footer-left>
        <text:p text:style-name="MP2"/>
      </style:footer-left>
    </style:master-page>
    <style:master-page style:name="PageStyle13" style:page-layout-name="Mpm3">
      <style:header>
        <text:p text:style-name="MP1"><draw:frame draw:style-name="Mfr1" draw:name="22" text:anchor-type="paragraph" svg:x="3.5701in" svg:y="0.5346in" draw:z-index="28"><draw:text-box fo:min-height="0.1071in" fo:min-width="2.4866in"><text:p text:style-name="MP10"><text:span text:style-name="CharStyle16">LEVITICUS 19<text:tab/></text:span><text:page-number text:select-page="current">133</text:page-number></text:p></draw:text-box></draw:frame></text:p>
      </style:header>
      <style:header-left>
        <text:p text:style-name="MP1"><draw:frame draw:style-name="Mfr1" draw:name="23" text:anchor-type="paragraph" svg:x="1.972in" svg:y="0.5016in" draw:z-index="25"><draw:text-box fo:min-height="0.1071in" fo:min-width="2.5035in"><text:p text:style-name="MP11"><text:page-number text:select-page="current">134</text:page-number><text:span text:style-name="CharStyle16"><text:tab/>LEVITICUS 22</text:span></text:p></draw:text-box></draw:frame></text:p>
      </style:header-left>
      <style:footer>
        <text:p text:style-name="MP2"/>
      </style:footer>
      <style:footer-left>
        <text:p text:style-name="MP2"/>
      </style:footer-left>
    </style:master-page>
    <style:master-page style:name="PageStyle14" style:page-layout-name="Mpm3">
      <style:header>
        <text:p text:style-name="MP1"><draw:frame draw:style-name="Mfr1" draw:name="24" text:anchor-type="paragraph" svg:x="3.5602in" svg:y="0.5283in" draw:z-index="32"><draw:text-box fo:min-height="0.1035in" fo:min-width="2.4764in"><text:p text:style-name="MP8"><text:span text:style-name="CharStyle16">LEVITICUS 22<text:tab/></text:span><text:page-number text:select-page="current">137</text:page-number></text:p></draw:text-box></draw:frame></text:p>
      </style:header>
      <style:header-left>
        <text:p text:style-name="MP1"><draw:frame draw:style-name="Mfr1" draw:name="25" text:anchor-type="paragraph" svg:x="1.972in" svg:y="0.5016in" draw:z-index="30"><draw:text-box fo:min-height="0.1071in" fo:min-width="2.5035in"><text:p text:style-name="MP11"><text:page-number text:select-page="current">138</text:page-number><text:span text:style-name="CharStyle16"><text:tab/>LEVITICUS 22</text:span></text:p></draw:text-box></draw:frame></text:p>
      </style:header-left>
      <style:footer>
        <text:p text:style-name="MP2"/>
      </style:footer>
      <style:footer-left>
        <text:p text:style-name="MP2"/>
      </style:footer-left>
    </style:master-page>
    <style:master-page style:name="PageStyle15" style:page-layout-name="Mpm3">
      <style:header>
        <text:p text:style-name="MP1"><draw:frame draw:style-name="Mfr1" draw:name="26" text:anchor-type="paragraph" svg:x="1.9866in" svg:y="0.5382in" draw:z-index="0"><draw:text-box fo:min-height="0.1071in" fo:min-width="2.4965in"><text:p text:style-name="MP6"><text:page-number text:select-page="current">139</text:page-number><text:span text:style-name="CharStyle16"><text:tab/>LEVITICUS 23</text:span></text:p></draw:text-box></draw:frame></text:p>
      </style:header>
      <style:header-left>
        <text:p text:style-name="MP1"><draw:frame draw:style-name="Mfr1" draw:name="27" text:anchor-type="paragraph" svg:x="1.9866in" svg:y="0.5382in" draw:z-index="33"><draw:text-box fo:min-height="0.1071in" fo:min-width="2.4965in"><text:p text:style-name="MP6"><text:page-number text:select-page="current">138</text:page-number><text:span text:style-name="CharStyle16"><text:tab/>LEVITICUS 23</text:span></text:p></draw:text-box></draw:frame></text:p>
      </style:header-left>
      <style:footer>
        <text:p text:style-name="MP2"/>
      </style:footer>
      <style:footer-left>
        <text:p text:style-name="MP2"/>
      </style:footer-left>
    </style:master-page>
    <style:master-page style:name="PageStyle16" style:page-layout-name="Mpm3">
      <style:header>
        <text:p text:style-name="MP1"><draw:frame draw:style-name="Mfr1" draw:name="28" text:anchor-type="paragraph" svg:x="3.55in" svg:y="0.5283in" draw:z-index="35"><draw:text-box fo:min-height="0.1071in" fo:min-width="2.4701in"><text:p text:style-name="MP12"><text:span text:style-name="CharStyle16">LEVITICUS 25<text:tab/></text:span><text:page-number text:select-page="current">141</text:page-number></text:p></draw:text-box></draw:frame></text:p>
      </style:header>
      <style:header-left>
        <text:p text:style-name="MP1"><draw:frame draw:style-name="Mfr1" draw:name="29" text:anchor-type="paragraph" svg:x="1.9854in" svg:y="0.5283in" draw:z-index="26"><draw:text-box fo:min-height="0.1134in" fo:min-width="2.5035in"><text:p text:style-name="MP11"><text:page-number text:select-page="current">142</text:page-number><text:span text:style-name="CharStyle16"><text:tab/>LEVITICUS 24</text:span></text:p></draw:text-box></draw:frame></text:p>
      </style:header-left>
      <style:footer>
        <text:p text:style-name="MP2"/>
      </style:footer>
      <style:footer-left>
        <text:p text:style-name="MP2"/>
      </style:footer-left>
    </style:master-page>
    <style:master-page style:name="PageStyle17" style:page-layout-name="Mpm3">
      <style:header>
        <text:p text:style-name="MP1"><draw:frame draw:style-name="Mfr1" draw:name="30" text:anchor-type="paragraph" svg:x="1.9689in" svg:y="0.5146in" draw:z-index="0"><draw:text-box fo:min-height="0.1035in" fo:min-width="2.4929in"><text:p text:style-name="MP9"><text:page-number text:select-page="current">143</text:page-number><text:span text:style-name="CharStyle15"><text:tab/>LEVITICUS 25</text:span></text:p></draw:text-box></draw:frame></text:p>
      </style:header>
      <style:header-left>
        <text:p text:style-name="MP1"><draw:frame draw:style-name="Mfr1" draw:name="31" text:anchor-type="paragraph" svg:x="1.9689in" svg:y="0.5146in" draw:z-index="36"><draw:text-box fo:min-height="0.1035in" fo:min-width="2.4929in"><text:p text:style-name="MP9"><text:page-number text:select-page="current">142</text:page-number><text:span text:style-name="CharStyle15"><text:tab/>LEVITICUS 25</text:span></text:p></draw:text-box></draw:frame></text:p>
      </style:header-left>
      <style:footer>
        <text:p text:style-name="MP2"/>
      </style:footer>
      <style:footer-left>
        <text:p text:style-name="MP2"/>
      </style:footer-left>
    </style:master-page>
    <style:master-page style:name="PageStyle18" style:page-layout-name="Mpm3">
      <style:header>
        <text:p text:style-name="MP1"><draw:frame draw:style-name="Mfr1" draw:name="32" text:anchor-type="paragraph" svg:x="3.572in" svg:y="0.5516in" draw:z-index="38"><draw:text-box fo:min-height="0.1035in" fo:min-width="2.4835in"><text:p text:style-name="MP5"><text:span text:style-name="CharStyle15">LEVITICUS 26<text:tab/></text:span><text:page-number text:select-page="current">143</text:page-number></text:p></draw:text-box></draw:frame></text:p>
      </style:header>
      <style:footer>
        <text:p text:style-name="MP2"/>
      </style:footer>
    </style:master-page>
    <style:master-page style:name="PageStyle19" style:page-layout-name="Mpm3">
      <style:header>
        <text:p text:style-name="MP1"><draw:frame draw:style-name="Mfr1" draw:name="33" text:anchor-type="paragraph" svg:x="1.9902in" svg:y="0.5146in" draw:z-index="0"><draw:text-box fo:min-height="0.1035in" fo:min-width="2.4902in"><text:p text:style-name="MP13"><text:page-number text:select-page="current">145</text:page-number><text:span text:style-name="CharStyle15"><text:tab/>LEVITICUS 26</text:span></text:p></draw:text-box></draw:frame></text:p>
      </style:header>
      <style:header-left>
        <text:p text:style-name="MP1"><draw:frame draw:style-name="Mfr1" draw:name="34" text:anchor-type="paragraph" svg:x="1.9902in" svg:y="0.5146in" draw:z-index="39"><draw:text-box fo:min-height="0.1035in" fo:min-width="2.4902in"><text:p text:style-name="MP13"><text:page-number text:select-page="current">144</text:page-number><text:span text:style-name="CharStyle15"><text:tab/>LEVITICUS 26</text:span></text:p></draw:text-box></draw:frame></text:p>
      </style:header-left>
      <style:footer>
        <text:p text:style-name="MP2"/>
      </style:footer>
      <style:footer-left>
        <text:p text:style-name="MP2"/>
      </style:footer-left>
    </style:master-page>
    <style:master-page style:name="PageStyle20" style:page-layout-name="Mpm3">
      <style:header>
        <text:p text:style-name="MP1"><draw:frame draw:style-name="Mfr1" draw:name="35" text:anchor-type="paragraph" svg:x="3.552in" svg:y="0.5146in" draw:z-index="41"><draw:text-box fo:min-height="0.1035in" fo:min-width="2.4835in"><text:p text:style-name="MP5"><text:span text:style-name="CharStyle15">LEVITICUS 27<text:tab/></text:span><text:page-number text:select-page="current">147</text:page-number></text:p></draw:text-box></draw:frame></text:p>
      </style:header>
      <style:header-left>
        <text:p text:style-name="MP1"><draw:frame draw:style-name="Mfr1" draw:name="36" text:anchor-type="paragraph" svg:x="1.9807in" svg:y="0.5118in" draw:z-index="37"><draw:text-box fo:min-height="0.1071in" fo:min-width="2.5134in"><text:p text:style-name="MP14"><text:page-number text:select-page="current">146</text:page-number><text:span text:style-name="CharStyle15"><text:tab/>LEVITICUS 27</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4" meta:object-count="0" meta:page-count="39" meta:paragraph-count="598" meta:word-count="22451" meta:character-count="116319" meta:non-whitespace-character-count="94505"/>
    <meta:generator>LibreOffice/4.4.5.2$Windows_x86 LibreOffice_project/a22f674fd25a3b6f45bdebf25400ed2adff0ff99</meta:generator>
  </office:meta>
</office:document-meta>
</file>